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5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130713" calcext:value-type="float">
            <text:p>-13071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3:.F35]) )" office:value-type="float" office:value="0.0703614385417658" calcext:value-type="float">
            <text:p>0,0703614385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0.6996" calcext:value-type="float">
            <text:p>-0,699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24250.1" calcext:value-type="float">
            <text:p>24250,1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179243" calcext:value-type="float">
            <text:p>-0,17924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8.82782" calcext:value-type="float">
            <text:p>8,8278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807078" calcext:value-type="float">
            <text:p>0,80707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6789.05" calcext:value-type="float">
            <text:p>-6789,0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2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46.154245940132" calcext:value-type="float">
            <text:p>346</text:p>
          </table:table-cell>
          <table:table-cell table:style-name="ce10" table:formula="of:=(([.C13]-[.E13])/[.C13])^2" office:value-type="float" office:value="0.0104861813053113" calcext:value-type="float">
            <text:p>0,0104861813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436.653235259815" calcext:value-type="float">
            <text:p>437</text:p>
          </table:table-cell>
          <table:table-cell table:style-name="ce10" table:formula="of:=(([.C14]-[.E14])/[.C14])^2" office:value-type="float" office:value="0.0604418953290246" calcext:value-type="float">
            <text:p>0,060441895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37.04901574654" calcext:value-type="float">
            <text:p>937</text:p>
          </table:table-cell>
          <table:table-cell table:style-name="ce10" table:formula="of:=(([.C15]-[.E15])/[.C15])^2" office:value-type="float" office:value="0.0124466753107272" calcext:value-type="float">
            <text:p>0,012446675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15.4013999501" calcext:value-type="float">
            <text:p>1 315</text:p>
          </table:table-cell>
          <table:table-cell table:style-name="ce10" table:formula="of:=(([.C16]-[.E16])/[.C16])^2" office:value-type="float" office:value="0.000260968680993955" calcext:value-type="float">
            <text:p>0,0002609687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78.72047984027" calcext:value-type="float">
            <text:p>1 979</text:p>
          </table:table-cell>
          <table:table-cell table:style-name="ce10" table:formula="of:=(([.C17]-[.E17])/[.C17])^2" office:value-type="float" office:value="0.000306850197254042" calcext:value-type="float">
            <text:p>0,0003068502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871.50028397654" calcext:value-type="float">
            <text:p>2 872</text:p>
          </table:table-cell>
          <table:table-cell table:style-name="ce10" table:formula="of:=(([.C18]-[.E18])/[.C18])^2" office:value-type="float" office:value="0.000690053262877947" calcext:value-type="float">
            <text:p>0,000690053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892.79575705292" calcext:value-type="float">
            <text:p>3 893</text:p>
          </table:table-cell>
          <table:table-cell table:style-name="ce10" table:formula="of:=(([.C19]-[.E19])/[.C19])^2" office:value-type="float" office:value="0.0232410949689718" calcext:value-type="float">
            <text:p>0,023241095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171.89817756406" calcext:value-type="float">
            <text:p>6 172</text:p>
          </table:table-cell>
          <table:table-cell table:style-name="ce10" table:formula="of:=(([.C20]-[.E20])/[.C20])^2" office:value-type="float" office:value="0.000310655460772035" calcext:value-type="float">
            <text:p>0,0003106555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979.88515473792" calcext:value-type="float">
            <text:p>7 980</text:p>
          </table:table-cell>
          <table:table-cell table:style-name="ce10" table:formula="of:=(([.C21]-[.E21])/[.C21])^2" office:value-type="float" office:value="0.00042876834733144" calcext:value-type="float">
            <text:p>0,000428768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069.862305898" calcext:value-type="float">
            <text:p>10 070</text:p>
          </table:table-cell>
          <table:table-cell table:style-name="ce10" table:formula="of:=(([.C22]-[.E22])/[.C22])^2" office:value-type="float" office:value="0.000615936346343656" calcext:value-type="float">
            <text:p>0,0006159363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391.7669318604" calcext:value-type="float">
            <text:p>12 392</text:p>
          </table:table-cell>
          <table:table-cell table:style-name="ce10" table:formula="of:=(([.C23]-[.E23])/[.C23])^2" office:value-type="float" office:value="0.00134745397256534" calcext:value-type="float">
            <text:p>0,001347454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780.3496847123" calcext:value-type="float">
            <text:p>14 780</text:p>
          </table:table-cell>
          <table:table-cell table:style-name="ce10" table:formula="of:=(([.C24]-[.E24])/[.C24])^2" office:value-type="float" office:value="0.000235411092860598" calcext:value-type="float">
            <text:p>0,0002354111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621.0995779198" calcext:value-type="float">
            <text:p>17 621</text:p>
          </table:table-cell>
          <table:table-cell table:style-name="ce10" table:formula="of:=(([.C25]-[.E25])/[.C25])^2" office:value-type="float" office:value="0.000175058230337251" calcext:value-type="float">
            <text:p>0,0001750582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624.8377042869" calcext:value-type="float">
            <text:p>20 625</text:p>
          </table:table-cell>
          <table:table-cell table:style-name="ce10" table:formula="of:=(([.C26]-[.E26])/[.C26])^2" office:value-type="float" office:value="0.0000000626162855730829" calcext:value-type="float">
            <text:p>6,26162855730829E-0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963.4582924008" calcext:value-type="float">
            <text:p>23 963</text:p>
          </table:table-cell>
          <table:table-cell table:style-name="ce10" table:formula="of:=(([.C27]-[.E27])/[.C27])^2" office:value-type="float" office:value="0.000578437776481463" calcext:value-type="float">
            <text:p>0,000578437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894.7493894334" calcext:value-type="float">
            <text:p>27 895</text:p>
          </table:table-cell>
          <table:table-cell table:style-name="ce10" table:formula="of:=(([.C28]-[.E28])/[.C28])^2" office:value-type="float" office:value="0.000181796345938907" calcext:value-type="float">
            <text:p>0,0001817963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526.337679046" calcext:value-type="float">
            <text:p>31 526</text:p>
          </table:table-cell>
          <table:table-cell table:style-name="ce10" table:formula="of:=(([.C29]-[.E29])/[.C29])^2" office:value-type="float" office:value="0.00000207406101645754" calcext:value-type="float">
            <text:p>2,07406101645754E-06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587.8693553369" calcext:value-type="float">
            <text:p>34 588</text:p>
          </table:table-cell>
          <table:table-cell table:style-name="ce10" table:formula="of:=(([.C30]-[.E30])/[.C30])^2" office:value-type="float" office:value="0.0000730316117799353" calcext:value-type="float">
            <text:p>7,30316117799353E-05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7198" calcext:value-type="float">
            <text:p>37 198</text:p>
          </table:table-cell>
          <table:table-cell/>
          <table:table-cell table:formula="of:=[.F$2]*[.C30]^[.F$3]+[.F$4]*[.C30]^[.F$5]+[.F$6]*[.C30]^[.F$7]+[.F$8]" office:value-type="float" office:value="37781.6804428649" calcext:value-type="float">
            <text:p>37 782</text:p>
          </table:table-cell>
          <table:table-cell table:style-name="ce10" table:formula="of:=(([.C31]-[.E31])/[.C31])^2" office:value-type="float" office:value="0.000246213070082455" calcext:value-type="float">
            <text:p>0,0002462131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office:value-type="float" office:value="40490" calcext:value-type="float">
            <text:p>40 490</text:p>
          </table:table-cell>
          <table:table-cell/>
          <table:table-cell table:formula="of:=[.F$2]*[.C31]^[.F$3]+[.F$4]*[.C31]^[.F$5]+[.F$6]*[.C31]^[.F$7]+[.F$8]" office:value-type="float" office:value="39918.9854679379" calcext:value-type="float">
            <text:p>39 919</text:p>
          </table:table-cell>
          <table:table-cell table:style-name="ce10" table:formula="of:=(([.C32]-[.E32])/[.C32])^2" office:value-type="float" office:value="0.000198883506525241" calcext:value-type="float">
            <text:p>0,0001988835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office:value-type="float" office:value="43107" calcext:value-type="float">
            <text:p>43 107</text:p>
          </table:table-cell>
          <table:table-cell/>
          <table:table-cell table:formula="of:=[.F$2]*[.C32]^[.F$3]+[.F$4]*[.C32]^[.F$5]+[.F$6]*[.C32]^[.F$7]+[.F$8]" office:value-type="float" office:value="42922.3550237882" calcext:value-type="float">
            <text:p>42 922</text:p>
          </table:table-cell>
          <table:table-cell table:style-name="ce10" table:formula="of:=(([.C33]-[.E33])/[.C33])^2" office:value-type="float" office:value="0.000018347605469441" calcext:value-type="float">
            <text:p>1,8347605469441E-05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office:value-type="float" office:value="45174" calcext:value-type="float">
            <text:p>45 174</text:p>
          </table:table-cell>
          <table:table-cell/>
          <table:table-cell table:formula="of:=[.F$2]*[.C33]^[.F$3]+[.F$4]*[.C33]^[.F$5]+[.F$6]*[.C33]^[.F$7]+[.F$8]" office:value-type="float" office:value="45278.9556774177" calcext:value-type="float">
            <text:p>45 279</text:p>
          </table:table-cell>
          <table:table-cell table:style-name="ce10" table:formula="of:=(([.C34]-[.E34])/[.C34])^2" office:value-type="float" office:value="0.0000053980235765176" calcext:value-type="float">
            <text:p>0,00000539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office:value-type="float" office:value="49070" calcext:value-type="float">
            <text:p>49 070</text:p>
          </table:table-cell>
          <table:table-cell/>
          <table:table-cell table:formula="of:=[.F$2]*[.C34]^[.F$3]+[.F$4]*[.C34]^[.F$5]+[.F$6]*[.C34]^[.F$7]+[.F$8]" office:value-type="float" office:value="47122.2302447701" calcext:value-type="float">
            <text:p>47 122</text:p>
          </table:table-cell>
          <table:table-cell table:style-name="ce10" table:formula="of:=(([.C35]-[.E35])/[.C35])^2" office:value-type="float" office:value="0.00157558965180669" calcext:value-type="float">
            <text:p>0,0015755897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50556.1949680653" calcext:value-type="float">
            <text:p>50 556</text:p>
          </table:table-cell>
          <table:table-cell/>
          <table:table-cell table:formula="of:=[.F$2]*[.C35]^[.F$3]+[.F$4]*[.C35]^[.F$5]+[.F$6]*[.C35]^[.F$7]+[.F$8]" office:value-type="float" office:value="50556.1949680653" calcext:value-type="float">
            <text:p>50 556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51853.0417608868" calcext:value-type="float">
            <text:p>51 853</text:p>
          </table:table-cell>
          <table:table-cell/>
          <table:table-cell table:formula="of:=[.F$2]*[.C36]^[.F$3]+[.F$4]*[.C36]^[.F$5]+[.F$6]*[.C36]^[.F$7]+[.F$8]" office:value-type="float" office:value="51853.0417608868" calcext:value-type="float">
            <text:p>51 853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52979.0472958613" calcext:value-type="float">
            <text:p>52 979</text:p>
          </table:table-cell>
          <table:table-cell/>
          <table:table-cell table:formula="of:=[.F$2]*[.C37]^[.F$3]+[.F$4]*[.C37]^[.F$5]+[.F$6]*[.C37]^[.F$7]+[.F$8]" office:value-type="float" office:value="52979.0472958613" calcext:value-type="float">
            <text:p>52 979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3952.5910650878" calcext:value-type="float">
            <text:p>53 953</text:p>
          </table:table-cell>
          <table:table-cell/>
          <table:table-cell table:formula="of:=[.F$2]*[.C38]^[.F$3]+[.F$4]*[.C38]^[.F$5]+[.F$6]*[.C38]^[.F$7]+[.F$8]" office:value-type="float" office:value="53952.5910650878" calcext:value-type="float">
            <text:p>53 953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4791.2988418879" calcext:value-type="float">
            <text:p>54 791</text:p>
          </table:table-cell>
          <table:table-cell/>
          <table:table-cell table:formula="of:=[.F$2]*[.C39]^[.F$3]+[.F$4]*[.C39]^[.F$5]+[.F$6]*[.C39]^[.F$7]+[.F$8]" office:value-type="float" office:value="54791.2988418879" calcext:value-type="float">
            <text:p>54 791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5511.6471637883" calcext:value-type="float">
            <text:p>55 512</text:p>
          </table:table-cell>
          <table:table-cell/>
          <table:table-cell table:formula="of:=[.F$2]*[.C40]^[.F$3]+[.F$4]*[.C40]^[.F$5]+[.F$6]*[.C40]^[.F$7]+[.F$8]" office:value-type="float" office:value="55511.6471637883" calcext:value-type="float">
            <text:p>55 512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6128.7428872662" calcext:value-type="float">
            <text:p>56 129</text:p>
          </table:table-cell>
          <table:table-cell/>
          <table:table-cell table:formula="of:=[.F$2]*[.C41]^[.F$3]+[.F$4]*[.C41]^[.F$5]+[.F$6]*[.C41]^[.F$7]+[.F$8]" office:value-type="float" office:value="56128.7428872662" calcext:value-type="float">
            <text:p>56 129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6656.2301378088" calcext:value-type="float">
            <text:p>56 656</text:p>
          </table:table-cell>
          <table:table-cell/>
          <table:table-cell table:formula="of:=[.F$2]*[.C42]^[.F$3]+[.F$4]*[.C42]^[.F$5]+[.F$6]*[.C42]^[.F$7]+[.F$8]" office:value-type="float" office:value="56656.2301378088" calcext:value-type="float">
            <text:p>56 656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57106.2859903942" calcext:value-type="float">
            <text:p>57 106</text:p>
          </table:table-cell>
          <table:table-cell/>
          <table:table-cell table:formula="of:=[.F$2]*[.C43]^[.F$3]+[.F$4]*[.C43]^[.F$5]+[.F$6]*[.C43]^[.F$7]+[.F$8]" office:value-type="float" office:value="57106.2859903942" calcext:value-type="float">
            <text:p>57 106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57489.6748107214" calcext:value-type="float">
            <text:p>57 490</text:p>
          </table:table-cell>
          <table:table-cell/>
          <table:table-cell table:formula="of:=[.F$2]*[.C44]^[.F$3]+[.F$4]*[.C44]^[.F$5]+[.F$6]*[.C44]^[.F$7]+[.F$8]" office:value-type="float" office:value="57489.6748107214" calcext:value-type="float">
            <text:p>57 490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57815.8386908376" calcext:value-type="float">
            <text:p>57 816</text:p>
          </table:table-cell>
          <table:table-cell/>
          <table:table-cell table:formula="of:=[.F$2]*[.C45]^[.F$3]+[.F$4]*[.C45]^[.F$5]+[.F$6]*[.C45]^[.F$7]+[.F$8]" office:value-type="float" office:value="57815.8386908376" calcext:value-type="float">
            <text:p>57 816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58093.007595687" calcext:value-type="float">
            <text:p>58 093</text:p>
          </table:table-cell>
          <table:table-cell/>
          <table:table-cell table:formula="of:=[.F$2]*[.C46]^[.F$3]+[.F$4]*[.C46]^[.F$5]+[.F$6]*[.C46]^[.F$7]+[.F$8]" office:value-type="float" office:value="58093.007595687" calcext:value-type="float">
            <text:p>58 093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58328.3177221293" calcext:value-type="float">
            <text:p>58 328</text:p>
          </table:table-cell>
          <table:table-cell/>
          <table:table-cell table:formula="of:=[.F$2]*[.C47]^[.F$3]+[.F$4]*[.C47]^[.F$5]+[.F$6]*[.C47]^[.F$7]+[.F$8]" office:value-type="float" office:value="58328.3177221293" calcext:value-type="float">
            <text:p>58 328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58527.9303048355" calcext:value-type="float">
            <text:p>58 528</text:p>
          </table:table-cell>
          <table:table-cell/>
          <table:table-cell table:formula="of:=[.F$2]*[.C48]^[.F$3]+[.F$4]*[.C48]^[.F$5]+[.F$6]*[.C48]^[.F$7]+[.F$8]" office:value-type="float" office:value="58527.9303048355" calcext:value-type="float">
            <text:p>58 528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58697.145875326" calcext:value-type="float">
            <text:p>58 697</text:p>
          </table:table-cell>
          <table:table-cell/>
          <table:table-cell table:formula="of:=[.F$2]*[.C49]^[.F$3]+[.F$4]*[.C49]^[.F$5]+[.F$6]*[.C49]^[.F$7]+[.F$8]" office:value-type="float" office:value="58697.145875326" calcext:value-type="float">
            <text:p>58 697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58840.5109846111" calcext:value-type="float">
            <text:p>58 841</text:p>
          </table:table-cell>
          <table:table-cell/>
          <table:table-cell table:formula="of:=[.F$2]*[.C50]^[.F$3]+[.F$4]*[.C50]^[.F$5]+[.F$6]*[.C50]^[.F$7]+[.F$8]" office:value-type="float" office:value="58840.5109846111" calcext:value-type="float">
            <text:p>58 841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58961.9158105874" calcext:value-type="float">
            <text:p>58 962</text:p>
          </table:table-cell>
          <table:table-cell/>
          <table:table-cell table:formula="of:=[.F$2]*[.C51]^[.F$3]+[.F$4]*[.C51]^[.F$5]+[.F$6]*[.C51]^[.F$7]+[.F$8]" office:value-type="float" office:value="58961.9158105874" calcext:value-type="float">
            <text:p>58 962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59064.6820351842" calcext:value-type="float">
            <text:p>59 065</text:p>
          </table:table-cell>
          <table:table-cell/>
          <table:table-cell table:formula="of:=[.F$2]*[.C52]^[.F$3]+[.F$4]*[.C52]^[.F$5]+[.F$6]*[.C52]^[.F$7]+[.F$8]" office:value-type="float" office:value="59064.6820351842" calcext:value-type="float">
            <text:p>59 065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59151.6410113403" calcext:value-type="float">
            <text:p>59 152</text:p>
          </table:table-cell>
          <table:table-cell/>
          <table:table-cell table:formula="of:=[.F$2]*[.C53]^[.F$3]+[.F$4]*[.C53]^[.F$5]+[.F$6]*[.C53]^[.F$7]+[.F$8]" office:value-type="float" office:value="59151.6410113403" calcext:value-type="float">
            <text:p>59 152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59225.2026382691" calcext:value-type="float">
            <text:p>59 225</text:p>
          </table:table-cell>
          <table:table-cell/>
          <table:table-cell table:formula="of:=[.F$2]*[.C54]^[.F$3]+[.F$4]*[.C54]^[.F$5]+[.F$6]*[.C54]^[.F$7]+[.F$8]" office:value-type="float" office:value="59225.2026382691" calcext:value-type="float">
            <text:p>59 225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59287.4155950592" calcext:value-type="float">
            <text:p>59 287</text:p>
          </table:table-cell>
          <table:table-cell/>
          <table:table-cell table:formula="of:=[.F$2]*[.C55]^[.F$3]+[.F$4]*[.C55]^[.F$5]+[.F$6]*[.C55]^[.F$7]+[.F$8]" office:value-type="float" office:value="59287.4155950592" calcext:value-type="float">
            <text:p>59 287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59340.0196994885" calcext:value-type="float">
            <text:p>59 340</text:p>
          </table:table-cell>
          <table:table-cell/>
          <table:table-cell table:formula="of:=[.F$2]*[.C56]^[.F$3]+[.F$4]*[.C56]^[.F$5]+[.F$6]*[.C56]^[.F$7]+[.F$8]" office:value-type="float" office:value="59340.0196994885" calcext:value-type="float">
            <text:p>59 340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59384.4911989736" calcext:value-type="float">
            <text:p>59 384</text:p>
          </table:table-cell>
          <table:table-cell/>
          <table:table-cell table:formula="of:=[.F$2]*[.C57]^[.F$3]+[.F$4]*[.C57]^[.F$5]+[.F$6]*[.C57]^[.F$7]+[.F$8]" office:value-type="float" office:value="59384.4911989736" calcext:value-type="float">
            <text:p>59 384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59422.0817910833" calcext:value-type="float">
            <text:p>59 422</text:p>
          </table:table-cell>
          <table:table-cell/>
          <table:table-cell table:formula="of:=[.F$2]*[.C58]^[.F$3]+[.F$4]*[.C58]^[.F$5]+[.F$6]*[.C58]^[.F$7]+[.F$8]" office:value-type="float" office:value="59422.0817910833" calcext:value-type="float">
            <text:p>59 422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59453.8521312171" calcext:value-type="float">
            <text:p>59 454</text:p>
          </table:table-cell>
          <table:table-cell/>
          <table:table-cell table:formula="of:=[.F$2]*[.C59]^[.F$3]+[.F$4]*[.C59]^[.F$5]+[.F$6]*[.C59]^[.F$7]+[.F$8]" office:value-type="float" office:value="59453.8521312171" calcext:value-type="float">
            <text:p>59 454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59480.7005281645" calcext:value-type="float">
            <text:p>59 481</text:p>
          </table:table-cell>
          <table:table-cell/>
          <table:table-cell table:formula="of:=[.F$2]*[.C60]^[.F$3]+[.F$4]*[.C60]^[.F$5]+[.F$6]*[.C60]^[.F$7]+[.F$8]" office:value-type="float" office:value="59480.7005281645" calcext:value-type="float">
            <text:p>59 481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59503.3874632903" calcext:value-type="float">
            <text:p>59 503</text:p>
          </table:table-cell>
          <table:table-cell/>
          <table:table-cell table:formula="of:=[.F$2]*[.C61]^[.F$3]+[.F$4]*[.C61]^[.F$5]+[.F$6]*[.C61]^[.F$7]+[.F$8]" office:value-type="float" office:value="59503.3874632903" calcext:value-type="float">
            <text:p>59 503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59522.5565019467" calcext:value-type="float">
            <text:p>59 523</text:p>
          </table:table-cell>
          <table:table-cell/>
          <table:table-cell table:formula="of:=[.F$2]*[.C62]^[.F$3]+[.F$4]*[.C62]^[.F$5]+[.F$6]*[.C62]^[.F$7]+[.F$8]" office:value-type="float" office:value="59522.5565019467" calcext:value-type="float">
            <text:p>59 523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59538.7521001132" calcext:value-type="float">
            <text:p>59 539</text:p>
          </table:table-cell>
          <table:table-cell/>
          <table:table-cell table:formula="of:=[.F$2]*[.C63]^[.F$3]+[.F$4]*[.C63]^[.F$5]+[.F$6]*[.C63]^[.F$7]+[.F$8]" office:value-type="float" office:value="59538.7521001132" calcext:value-type="float">
            <text:p>59 539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59552.4347474582" calcext:value-type="float">
            <text:p>59 552</text:p>
          </table:table-cell>
          <table:table-cell/>
          <table:table-cell table:formula="of:=[.F$2]*[.C64]^[.F$3]+[.F$4]*[.C64]^[.F$5]+[.F$6]*[.C64]^[.F$7]+[.F$8]" office:value-type="float" office:value="59552.4347474582" calcext:value-type="float">
            <text:p>59 552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59563.9938311839" calcext:value-type="float">
            <text:p>59 564</text:p>
          </table:table-cell>
          <table:table-cell/>
          <table:table-cell table:formula="of:=[.F$2]*[.C65]^[.F$3]+[.F$4]*[.C65]^[.F$5]+[.F$6]*[.C65]^[.F$7]+[.F$8]" office:value-type="float" office:value="59563.9938311839" calcext:value-type="float">
            <text:p>59 564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59573.7585537033" calcext:value-type="float">
            <text:p>59 574</text:p>
          </table:table-cell>
          <table:table-cell/>
          <table:table-cell table:formula="of:=[.F$2]*[.C66]^[.F$3]+[.F$4]*[.C66]^[.F$5]+[.F$6]*[.C66]^[.F$7]+[.F$8]" office:value-type="float" office:value="59573.7585537033" calcext:value-type="float">
            <text:p>59 574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59582.0071914654" calcext:value-type="float">
            <text:p>59 582</text:p>
          </table:table-cell>
          <table:table-cell/>
          <table:table-cell table:formula="of:=[.F$2]*[.C67]^[.F$3]+[.F$4]*[.C67]^[.F$5]+[.F$6]*[.C67]^[.F$7]+[.F$8]" office:value-type="float" office:value="59582.0071914654" calcext:value-type="float">
            <text:p>59 582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59588.9749419107" calcext:value-type="float">
            <text:p>59 589</text:p>
          </table:table-cell>
          <table:table-cell/>
          <table:table-cell table:formula="of:=[.F$2]*[.C68]^[.F$3]+[.F$4]*[.C68]^[.F$5]+[.F$6]*[.C68]^[.F$7]+[.F$8]" office:value-type="float" office:value="59588.9749419107" calcext:value-type="float">
            <text:p>59 589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59594.8605702421" calcext:value-type="float">
            <text:p>59 595</text:p>
          </table:table-cell>
          <table:table-cell/>
          <table:table-cell table:formula="of:=[.F$2]*[.C69]^[.F$3]+[.F$4]*[.C69]^[.F$5]+[.F$6]*[.C69]^[.F$7]+[.F$8]" office:value-type="float" office:value="59594.8605702421" calcext:value-type="float">
            <text:p>59 595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59599.8320370085" calcext:value-type="float">
            <text:p>59 600</text:p>
          </table:table-cell>
          <table:table-cell/>
          <table:table-cell table:formula="of:=[.F$2]*[.C70]^[.F$3]+[.F$4]*[.C70]^[.F$5]+[.F$6]*[.C70]^[.F$7]+[.F$8]" office:value-type="float" office:value="59599.8320370085" calcext:value-type="float">
            <text:p>59 600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59604.0312609466" calcext:value-type="float">
            <text:p>59 604</text:p>
          </table:table-cell>
          <table:table-cell/>
          <table:table-cell table:formula="of:=[.F$2]*[.C71]^[.F$3]+[.F$4]*[.C71]^[.F$5]+[.F$6]*[.C71]^[.F$7]+[.F$8]" office:value-type="float" office:value="59604.0312609466" calcext:value-type="float">
            <text:p>59 604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59607.5781486541" calcext:value-type="float">
            <text:p>59 608</text:p>
          </table:table-cell>
          <table:table-cell/>
          <table:table-cell table:formula="of:=[.F$2]*[.C72]^[.F$3]+[.F$4]*[.C72]^[.F$5]+[.F$6]*[.C72]^[.F$7]+[.F$8]" office:value-type="float" office:value="59607.5781486541" calcext:value-type="float">
            <text:p>59 608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59610.5740030228" calcext:value-type="float">
            <text:p>59 611</text:p>
          </table:table-cell>
          <table:table-cell/>
          <table:table-cell table:formula="of:=[.F$2]*[.C73]^[.F$3]+[.F$4]*[.C73]^[.F$5]+[.F$6]*[.C73]^[.F$7]+[.F$8]" office:value-type="float" office:value="59610.5740030228" calcext:value-type="float">
            <text:p>59 611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59613.1044055447" calcext:value-type="float">
            <text:p>59 613</text:p>
          </table:table-cell>
          <table:table-cell/>
          <table:table-cell table:formula="of:=[.F$2]*[.C74]^[.F$3]+[.F$4]*[.C74]^[.F$5]+[.F$6]*[.C74]^[.F$7]+[.F$8]" office:value-type="float" office:value="59613.1044055447" calcext:value-type="float">
            <text:p>59 613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59615.2416532301" calcext:value-type="float">
            <text:p>59 615</text:p>
          </table:table-cell>
          <table:table-cell/>
          <table:table-cell table:formula="of:=[.F$2]*[.C75]^[.F$3]+[.F$4]*[.C75]^[.F$5]+[.F$6]*[.C75]^[.F$7]+[.F$8]" office:value-type="float" office:value="59615.2416532301" calcext:value-type="float">
            <text:p>59 615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59617.0468186249" calcext:value-type="float">
            <text:p>59 617</text:p>
          </table:table-cell>
          <table:table-cell/>
          <table:table-cell table:formula="of:=[.F$2]*[.C76]^[.F$3]+[.F$4]*[.C76]^[.F$5]+[.F$6]*[.C76]^[.F$7]+[.F$8]" office:value-type="float" office:value="59617.0468186249" calcext:value-type="float">
            <text:p>59 617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59618.5714909787" calcext:value-type="float">
            <text:p>59 619</text:p>
          </table:table-cell>
          <table:table-cell/>
          <table:table-cell table:formula="of:=[.F$2]*[.C77]^[.F$3]+[.F$4]*[.C77]^[.F$5]+[.F$6]*[.C77]^[.F$7]+[.F$8]" office:value-type="float" office:value="59618.5714909787" calcext:value-type="float">
            <text:p>59 619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59619.8592477449" calcext:value-type="float">
            <text:p>59 620</text:p>
          </table:table-cell>
          <table:table-cell/>
          <table:table-cell table:formula="of:=[.F$2]*[.C78]^[.F$3]+[.F$4]*[.C78]^[.F$5]+[.F$6]*[.C78]^[.F$7]+[.F$8]" office:value-type="float" office:value="59619.8592477449" calcext:value-type="float">
            <text:p>59 620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59620.9468980547" calcext:value-type="float">
            <text:p>59 621</text:p>
          </table:table-cell>
          <table:table-cell/>
          <table:table-cell table:formula="of:=[.F$2]*[.C79]^[.F$3]+[.F$4]*[.C79]^[.F$5]+[.F$6]*[.C79]^[.F$7]+[.F$8]" office:value-type="float" office:value="59620.9468980547" calcext:value-type="float">
            <text:p>59 621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59621.8655334144" calcext:value-type="float">
            <text:p>59 622</text:p>
          </table:table-cell>
          <table:table-cell/>
          <table:table-cell table:formula="of:=[.F$2]*[.C80]^[.F$3]+[.F$4]*[.C80]^[.F$5]+[.F$6]*[.C80]^[.F$7]+[.F$8]" office:value-type="float" office:value="59621.8655334144" calcext:value-type="float">
            <text:p>59 622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59622.6414154492" calcext:value-type="float">
            <text:p>59 623</text:p>
          </table:table-cell>
          <table:table-cell/>
          <table:table-cell table:formula="of:=[.F$2]*[.C81]^[.F$3]+[.F$4]*[.C81]^[.F$5]+[.F$6]*[.C81]^[.F$7]+[.F$8]" office:value-type="float" office:value="59622.6414154492" calcext:value-type="float">
            <text:p>59 623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59623.2967259225" calcext:value-type="float">
            <text:p>59 623</text:p>
          </table:table-cell>
          <table:table-cell/>
          <table:table-cell table:formula="of:=[.F$2]*[.C82]^[.F$3]+[.F$4]*[.C82]^[.F$5]+[.F$6]*[.C82]^[.F$7]+[.F$8]" office:value-type="float" office:value="59623.2967259225" calcext:value-type="float">
            <text:p>59 623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59623.8502003651" calcext:value-type="float">
            <text:p>59 624</text:p>
          </table:table-cell>
          <table:table-cell/>
          <table:table-cell table:formula="of:=[.F$2]*[.C83]^[.F$3]+[.F$4]*[.C83]^[.F$5]+[.F$6]*[.C83]^[.F$7]+[.F$8]" office:value-type="float" office:value="59623.8502003651" calcext:value-type="float">
            <text:p>59 624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59624.3176633541" calcext:value-type="float">
            <text:p>59 624</text:p>
          </table:table-cell>
          <table:table-cell/>
          <table:table-cell table:formula="of:=[.F$2]*[.C84]^[.F$3]+[.F$4]*[.C84]^[.F$5]+[.F$6]*[.C84]^[.F$7]+[.F$8]" office:value-type="float" office:value="59624.3176633541" calcext:value-type="float">
            <text:p>59 624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59624.7124806901" calcext:value-type="float">
            <text:p>59 625</text:p>
          </table:table-cell>
          <table:table-cell/>
          <table:table-cell table:formula="of:=[.F$2]*[.C85]^[.F$3]+[.F$4]*[.C85]^[.F$5]+[.F$6]*[.C85]^[.F$7]+[.F$8]" office:value-type="float" office:value="59624.7124806901" calcext:value-type="float">
            <text:p>59 625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59625.045941364" calcext:value-type="float">
            <text:p>59 625</text:p>
          </table:table-cell>
          <table:table-cell/>
          <table:table-cell table:formula="of:=[.F$2]*[.C86]^[.F$3]+[.F$4]*[.C86]^[.F$5]+[.F$6]*[.C86]^[.F$7]+[.F$8]" office:value-type="float" office:value="59625.045941364" calcext:value-type="float">
            <text:p>59 625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59625.3275802057" calcext:value-type="float">
            <text:p>59 625</text:p>
          </table:table-cell>
          <table:table-cell/>
          <table:table-cell table:formula="of:=[.F$2]*[.C87]^[.F$3]+[.F$4]*[.C87]^[.F$5]+[.F$6]*[.C87]^[.F$7]+[.F$8]" office:value-type="float" office:value="59625.3275802057" calcext:value-type="float">
            <text:p>59 625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59625.5654504219" calcext:value-type="float">
            <text:p>59 626</text:p>
          </table:table-cell>
          <table:table-cell/>
          <table:table-cell table:formula="of:=[.F$2]*[.C88]^[.F$3]+[.F$4]*[.C88]^[.F$5]+[.F$6]*[.C88]^[.F$7]+[.F$8]" office:value-type="float" office:value="59625.5654504219" calcext:value-type="float">
            <text:p>59 626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59625.7663538004" calcext:value-type="float">
            <text:p>59 626</text:p>
          </table:table-cell>
          <table:table-cell/>
          <table:table-cell table:formula="of:=[.F$2]*[.C89]^[.F$3]+[.F$4]*[.C89]^[.F$5]+[.F$6]*[.C89]^[.F$7]+[.F$8]" office:value-type="float" office:value="59625.7663538004" calcext:value-type="float">
            <text:p>59 626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59625.9360351546" calcext:value-type="float">
            <text:p>59 626</text:p>
          </table:table-cell>
          <table:table-cell/>
          <table:table-cell table:formula="of:=[.F$2]*[.C90]^[.F$3]+[.F$4]*[.C90]^[.F$5]+[.F$6]*[.C90]^[.F$7]+[.F$8]" office:value-type="float" office:value="59625.9360351546" calcext:value-type="float">
            <text:p>59 626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59626.0793465606" calcext:value-type="float">
            <text:p>59 626</text:p>
          </table:table-cell>
          <table:table-cell/>
          <table:table-cell table:formula="of:=[.F$2]*[.C91]^[.F$3]+[.F$4]*[.C91]^[.F$5]+[.F$6]*[.C91]^[.F$7]+[.F$8]" office:value-type="float" office:value="59626.0793465606" calcext:value-type="float">
            <text:p>59 626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59626.2003860784" calcext:value-type="float">
            <text:p>59 626</text:p>
          </table:table-cell>
          <table:table-cell/>
          <table:table-cell table:formula="of:=[.F$2]*[.C92]^[.F$3]+[.F$4]*[.C92]^[.F$5]+[.F$6]*[.C92]^[.F$7]+[.F$8]" office:value-type="float" office:value="59626.2003860784" calcext:value-type="float">
            <text:p>59 626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59626.3026149193" calcext:value-type="float">
            <text:p>59 626</text:p>
          </table:table-cell>
          <table:table-cell/>
          <table:table-cell table:formula="of:=[.F$2]*[.C93]^[.F$3]+[.F$4]*[.C93]^[.F$5]+[.F$6]*[.C93]^[.F$7]+[.F$8]" office:value-type="float" office:value="59626.3026149193" calcext:value-type="float">
            <text:p>59 626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59626.3889564096" calcext:value-type="float">
            <text:p>59 626</text:p>
          </table:table-cell>
          <table:table-cell/>
          <table:table-cell table:formula="of:=[.F$2]*[.C94]^[.F$3]+[.F$4]*[.C94]^[.F$5]+[.F$6]*[.C94]^[.F$7]+[.F$8]" office:value-type="float" office:value="59626.3889564096" calcext:value-type="float">
            <text:p>59 626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59626.4618795762" calcext:value-type="float">
            <text:p>59 626</text:p>
          </table:table-cell>
          <table:table-cell/>
          <table:table-cell table:formula="of:=[.F$2]*[.C95]^[.F$3]+[.F$4]*[.C95]^[.F$5]+[.F$6]*[.C95]^[.F$7]+[.F$8]" office:value-type="float" office:value="59626.4618795762" calcext:value-type="float">
            <text:p>59 626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59626.5234697447" calcext:value-type="float">
            <text:p>59 627</text:p>
          </table:table-cell>
          <table:table-cell/>
          <table:table-cell table:formula="of:=[.F$2]*[.C96]^[.F$3]+[.F$4]*[.C96]^[.F$5]+[.F$6]*[.C96]^[.F$7]+[.F$8]" office:value-type="float" office:value="59626.523469744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59626.575488167" calcext:value-type="float">
            <text:p>59 627</text:p>
          </table:table-cell>
          <table:table-cell/>
          <table:table-cell table:formula="of:=[.F$2]*[.C97]^[.F$3]+[.F$4]*[.C97]^[.F$5]+[.F$6]*[.C97]^[.F$7]+[.F$8]" office:value-type="float" office:value="59626.57548816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59626.6194223833" calcext:value-type="float">
            <text:p>59 627</text:p>
          </table:table-cell>
          <table:table-cell/>
          <table:table-cell table:formula="of:=[.F$2]*[.C98]^[.F$3]+[.F$4]*[.C98]^[.F$5]+[.F$6]*[.C98]^[.F$7]+[.F$8]" office:value-type="float" office:value="59626.619422383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59626.6565287583" calcext:value-type="float">
            <text:p>59 627</text:p>
          </table:table-cell>
          <table:table-cell/>
          <table:table-cell table:formula="of:=[.F$2]*[.C99]^[.F$3]+[.F$4]*[.C99]^[.F$5]+[.F$6]*[.C99]^[.F$7]+[.F$8]" office:value-type="float" office:value="59626.656528758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59626.6878684066" calcext:value-type="float">
            <text:p>59 627</text:p>
          </table:table-cell>
          <table:table-cell/>
          <table:table-cell table:formula="of:=[.F$2]*[.C100]^[.F$3]+[.F$4]*[.C100]^[.F$5]+[.F$6]*[.C100]^[.F$7]+[.F$8]" office:value-type="float" office:value="59626.687868406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59626.7143375365" calcext:value-type="float">
            <text:p>59 627</text:p>
          </table:table-cell>
          <table:table-cell/>
          <table:table-cell table:formula="of:=[.F$2]*[.C101]^[.F$3]+[.F$4]*[.C101]^[.F$5]+[.F$6]*[.C101]^[.F$7]+[.F$8]" office:value-type="float" office:value="59626.714337536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59626.7366930768" calcext:value-type="float">
            <text:p>59 627</text:p>
          </table:table-cell>
          <table:table-cell/>
          <table:table-cell table:formula="of:=[.F$2]*[.C102]^[.F$3]+[.F$4]*[.C102]^[.F$5]+[.F$6]*[.C102]^[.F$7]+[.F$8]" office:value-type="float" office:value="59626.736693076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59626.7555743226" calcext:value-type="float">
            <text:p>59 627</text:p>
          </table:table-cell>
          <table:table-cell/>
          <table:table-cell table:formula="of:=[.F$2]*[.C103]^[.F$3]+[.F$4]*[.C103]^[.F$5]+[.F$6]*[.C103]^[.F$7]+[.F$8]" office:value-type="float" office:value="59626.755574322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59626.7715212161" calcext:value-type="float">
            <text:p>59 627</text:p>
          </table:table-cell>
          <table:table-cell/>
          <table:table-cell table:formula="of:=[.F$2]*[.C104]^[.F$3]+[.F$4]*[.C104]^[.F$5]+[.F$6]*[.C104]^[.F$7]+[.F$8]" office:value-type="float" office:value="59626.771521216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59626.784989787" calcext:value-type="float">
            <text:p>59 627</text:p>
          </table:table-cell>
          <table:table-cell/>
          <table:table-cell table:formula="of:=[.F$2]*[.C105]^[.F$3]+[.F$4]*[.C105]^[.F$5]+[.F$6]*[.C105]^[.F$7]+[.F$8]" office:value-type="float" office:value="59626.78498978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59626.7963651934" calcext:value-type="float">
            <text:p>59 627</text:p>
          </table:table-cell>
          <table:table-cell/>
          <table:table-cell table:formula="of:=[.F$2]*[.C106]^[.F$3]+[.F$4]*[.C106]^[.F$5]+[.F$6]*[.C106]^[.F$7]+[.F$8]" office:value-type="float" office:value="59626.796365193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59626.8059727358" calcext:value-type="float">
            <text:p>59 627</text:p>
          </table:table-cell>
          <table:table-cell/>
          <table:table-cell table:formula="of:=[.F$2]*[.C107]^[.F$3]+[.F$4]*[.C107]^[.F$5]+[.F$6]*[.C107]^[.F$7]+[.F$8]" office:value-type="float" office:value="59626.805972735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59626.8140871595" calcext:value-type="float">
            <text:p>59 627</text:p>
          </table:table-cell>
          <table:table-cell/>
          <table:table-cell table:formula="of:=[.F$2]*[.C108]^[.F$3]+[.F$4]*[.C108]^[.F$5]+[.F$6]*[.C108]^[.F$7]+[.F$8]" office:value-type="float" office:value="59626.814087159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59626.8209405116" calcext:value-type="float">
            <text:p>59 627</text:p>
          </table:table-cell>
          <table:table-cell/>
          <table:table-cell table:formula="of:=[.F$2]*[.C109]^[.F$3]+[.F$4]*[.C109]^[.F$5]+[.F$6]*[.C109]^[.F$7]+[.F$8]" office:value-type="float" office:value="59626.820940511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59626.8267287765" calcext:value-type="float">
            <text:p>59 627</text:p>
          </table:table-cell>
          <table:table-cell/>
          <table:table-cell table:formula="of:=[.F$2]*[.C110]^[.F$3]+[.F$4]*[.C110]^[.F$5]+[.F$6]*[.C110]^[.F$7]+[.F$8]" office:value-type="float" office:value="59626.826728776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59626.8316174805" calcext:value-type="float">
            <text:p>59 627</text:p>
          </table:table-cell>
          <table:table-cell/>
          <table:table-cell table:formula="of:=[.F$2]*[.C111]^[.F$3]+[.F$4]*[.C111]^[.F$5]+[.F$6]*[.C111]^[.F$7]+[.F$8]" office:value-type="float" office:value="59626.831617480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59626.8357464253" calcext:value-type="float">
            <text:p>59 627</text:p>
          </table:table-cell>
          <table:table-cell/>
          <table:table-cell table:formula="of:=[.F$2]*[.C112]^[.F$3]+[.F$4]*[.C112]^[.F$5]+[.F$6]*[.C112]^[.F$7]+[.F$8]" office:value-type="float" office:value="59626.835746425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59626.839233686" calcext:value-type="float">
            <text:p>59 627</text:p>
          </table:table-cell>
          <table:table-cell/>
          <table:table-cell table:formula="of:=[.F$2]*[.C113]^[.F$3]+[.F$4]*[.C113]^[.F$5]+[.F$6]*[.C113]^[.F$7]+[.F$8]" office:value-type="float" office:value="59626.83923368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59626.8421789873" calcext:value-type="float">
            <text:p>59 627</text:p>
          </table:table-cell>
          <table:table-cell/>
          <table:table-cell table:formula="of:=[.F$2]*[.C114]^[.F$3]+[.F$4]*[.C114]^[.F$5]+[.F$6]*[.C114]^[.F$7]+[.F$8]" office:value-type="float" office:value="59626.842178987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59626.8446665559" calcext:value-type="float">
            <text:p>59 627</text:p>
          </table:table-cell>
          <table:table-cell/>
          <table:table-cell table:formula="of:=[.F$2]*[.C115]^[.F$3]+[.F$4]*[.C115]^[.F$5]+[.F$6]*[.C115]^[.F$7]+[.F$8]" office:value-type="float" office:value="59626.844666555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59626.8467675284" calcext:value-type="float">
            <text:p>59 627</text:p>
          </table:table-cell>
          <table:table-cell/>
          <table:table-cell table:formula="of:=[.F$2]*[.C116]^[.F$3]+[.F$4]*[.C116]^[.F$5]+[.F$6]*[.C116]^[.F$7]+[.F$8]" office:value-type="float" office:value="59626.846767528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59626.8485419863" calcext:value-type="float">
            <text:p>59 627</text:p>
          </table:table-cell>
          <table:table-cell/>
          <table:table-cell table:formula="of:=[.F$2]*[.C117]^[.F$3]+[.F$4]*[.C117]^[.F$5]+[.F$6]*[.C117]^[.F$7]+[.F$8]" office:value-type="float" office:value="59626.848541986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59626.8500406735" calcext:value-type="float">
            <text:p>59 627</text:p>
          </table:table-cell>
          <table:table-cell/>
          <table:table-cell table:formula="of:=[.F$2]*[.C118]^[.F$3]+[.F$4]*[.C118]^[.F$5]+[.F$6]*[.C118]^[.F$7]+[.F$8]" office:value-type="float" office:value="59626.850040673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59626.8513064479" calcext:value-type="float">
            <text:p>59 627</text:p>
          </table:table-cell>
          <table:table-cell/>
          <table:table-cell table:formula="of:=[.F$2]*[.C119]^[.F$3]+[.F$4]*[.C119]^[.F$5]+[.F$6]*[.C119]^[.F$7]+[.F$8]" office:value-type="float" office:value="59626.851306447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59626.8523755068" calcext:value-type="float">
            <text:p>59 627</text:p>
          </table:table-cell>
          <table:table-cell/>
          <table:table-cell table:formula="of:=[.F$2]*[.C120]^[.F$3]+[.F$4]*[.C120]^[.F$5]+[.F$6]*[.C120]^[.F$7]+[.F$8]" office:value-type="float" office:value="59626.852375506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59626.8532784219" calcext:value-type="float">
            <text:p>59 627</text:p>
          </table:table-cell>
          <table:table-cell/>
          <table:table-cell table:formula="of:=[.F$2]*[.C121]^[.F$3]+[.F$4]*[.C121]^[.F$5]+[.F$6]*[.C121]^[.F$7]+[.F$8]" office:value-type="float" office:value="59626.853278421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59626.8540410139" calcext:value-type="float">
            <text:p>59 627</text:p>
          </table:table-cell>
          <table:table-cell/>
          <table:table-cell table:formula="of:=[.F$2]*[.C122]^[.F$3]+[.F$4]*[.C122]^[.F$5]+[.F$6]*[.C122]^[.F$7]+[.F$8]" office:value-type="float" office:value="59626.854041013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59626.8546850905" calcext:value-type="float">
            <text:p>59 627</text:p>
          </table:table-cell>
          <table:table-cell/>
          <table:table-cell table:formula="of:=[.F$2]*[.C123]^[.F$3]+[.F$4]*[.C123]^[.F$5]+[.F$6]*[.C123]^[.F$7]+[.F$8]" office:value-type="float" office:value="59626.854685090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59626.8552290704" calcext:value-type="float">
            <text:p>59 627</text:p>
          </table:table-cell>
          <table:table-cell/>
          <table:table-cell table:formula="of:=[.F$2]*[.C124]^[.F$3]+[.F$4]*[.C124]^[.F$5]+[.F$6]*[.C124]^[.F$7]+[.F$8]" office:value-type="float" office:value="59626.855229070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59626.8556885097" calcext:value-type="float">
            <text:p>59 627</text:p>
          </table:table-cell>
          <table:table-cell/>
          <table:table-cell table:formula="of:=[.F$2]*[.C125]^[.F$3]+[.F$4]*[.C125]^[.F$5]+[.F$6]*[.C125]^[.F$7]+[.F$8]" office:value-type="float" office:value="59626.855688509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59626.8560765469" calcext:value-type="float">
            <text:p>59 627</text:p>
          </table:table-cell>
          <table:table-cell/>
          <table:table-cell table:formula="of:=[.F$2]*[.C126]^[.F$3]+[.F$4]*[.C126]^[.F$5]+[.F$6]*[.C126]^[.F$7]+[.F$8]" office:value-type="float" office:value="59626.856076546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59626.8564042788" calcext:value-type="float">
            <text:p>59 627</text:p>
          </table:table-cell>
          <table:table-cell/>
          <table:table-cell table:formula="of:=[.F$2]*[.C127]^[.F$3]+[.F$4]*[.C127]^[.F$5]+[.F$6]*[.C127]^[.F$7]+[.F$8]" office:value-type="float" office:value="59626.856404278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59626.8566810776" calcext:value-type="float">
            <text:p>59 627</text:p>
          </table:table-cell>
          <table:table-cell/>
          <table:table-cell table:formula="of:=[.F$2]*[.C128]^[.F$3]+[.F$4]*[.C128]^[.F$5]+[.F$6]*[.C128]^[.F$7]+[.F$8]" office:value-type="float" office:value="59626.856681077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59626.8569148586" calcext:value-type="float">
            <text:p>59 627</text:p>
          </table:table-cell>
          <table:table-cell/>
          <table:table-cell table:formula="of:=[.F$2]*[.C129]^[.F$3]+[.F$4]*[.C129]^[.F$5]+[.F$6]*[.C129]^[.F$7]+[.F$8]" office:value-type="float" office:value="59626.856914858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59626.8571123075" calcext:value-type="float">
            <text:p>59 627</text:p>
          </table:table-cell>
          <table:table-cell/>
          <table:table-cell table:formula="of:=[.F$2]*[.C130]^[.F$3]+[.F$4]*[.C130]^[.F$5]+[.F$6]*[.C130]^[.F$7]+[.F$8]" office:value-type="float" office:value="59626.857112307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59626.8572790706" calcext:value-type="float">
            <text:p>59 627</text:p>
          </table:table-cell>
          <table:table-cell/>
          <table:table-cell table:formula="of:=[.F$2]*[.C131]^[.F$3]+[.F$4]*[.C131]^[.F$5]+[.F$6]*[.C131]^[.F$7]+[.F$8]" office:value-type="float" office:value="59626.857279070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59626.8574199168" calcext:value-type="float">
            <text:p>59 627</text:p>
          </table:table-cell>
          <table:table-cell/>
          <table:table-cell table:formula="of:=[.F$2]*[.C132]^[.F$3]+[.F$4]*[.C132]^[.F$5]+[.F$6]*[.C132]^[.F$7]+[.F$8]" office:value-type="float" office:value="59626.857419916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59626.857538874" calcext:value-type="float">
            <text:p>59 627</text:p>
          </table:table-cell>
          <table:table-cell/>
          <table:table-cell table:formula="of:=[.F$2]*[.C133]^[.F$3]+[.F$4]*[.C133]^[.F$5]+[.F$6]*[.C133]^[.F$7]+[.F$8]" office:value-type="float" office:value="59626.85753887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59626.8576393438" calcext:value-type="float">
            <text:p>59 627</text:p>
          </table:table-cell>
          <table:table-cell/>
          <table:table-cell table:formula="of:=[.F$2]*[.C134]^[.F$3]+[.F$4]*[.C134]^[.F$5]+[.F$6]*[.C134]^[.F$7]+[.F$8]" office:value-type="float" office:value="59626.857639343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59626.8577241996" calcext:value-type="float">
            <text:p>59 627</text:p>
          </table:table-cell>
          <table:table-cell/>
          <table:table-cell table:formula="of:=[.F$2]*[.C135]^[.F$3]+[.F$4]*[.C135]^[.F$5]+[.F$6]*[.C135]^[.F$7]+[.F$8]" office:value-type="float" office:value="59626.857724199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59626.8577958678" calcext:value-type="float">
            <text:p>59 627</text:p>
          </table:table-cell>
          <table:table-cell/>
          <table:table-cell table:formula="of:=[.F$2]*[.C136]^[.F$3]+[.F$4]*[.C136]^[.F$5]+[.F$6]*[.C136]^[.F$7]+[.F$8]" office:value-type="float" office:value="59626.857795867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59626.8578563979" calcext:value-type="float">
            <text:p>59 627</text:p>
          </table:table-cell>
          <table:table-cell/>
          <table:table-cell table:formula="of:=[.F$2]*[.C137]^[.F$3]+[.F$4]*[.C137]^[.F$5]+[.F$6]*[.C137]^[.F$7]+[.F$8]" office:value-type="float" office:value="59626.857856397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59626.857907521" calcext:value-type="float">
            <text:p>59 627</text:p>
          </table:table-cell>
          <table:table-cell/>
          <table:table-cell table:formula="of:=[.F$2]*[.C138]^[.F$3]+[.F$4]*[.C138]^[.F$5]+[.F$6]*[.C138]^[.F$7]+[.F$8]" office:value-type="float" office:value="59626.85790752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59626.857950699" calcext:value-type="float">
            <text:p>59 627</text:p>
          </table:table-cell>
          <table:table-cell/>
          <table:table-cell table:formula="of:=[.F$2]*[.C139]^[.F$3]+[.F$4]*[.C139]^[.F$5]+[.F$6]*[.C139]^[.F$7]+[.F$8]" office:value-type="float" office:value="59626.85795069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59626.8579871666" calcext:value-type="float">
            <text:p>59 627</text:p>
          </table:table-cell>
          <table:table-cell/>
          <table:table-cell table:formula="of:=[.F$2]*[.C140]^[.F$3]+[.F$4]*[.C140]^[.F$5]+[.F$6]*[.C140]^[.F$7]+[.F$8]" office:value-type="float" office:value="59626.857987166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59626.8580179668" calcext:value-type="float">
            <text:p>59 627</text:p>
          </table:table-cell>
          <table:table-cell/>
          <table:table-cell table:formula="of:=[.F$2]*[.C141]^[.F$3]+[.F$4]*[.C141]^[.F$5]+[.F$6]*[.C141]^[.F$7]+[.F$8]" office:value-type="float" office:value="59626.858017966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59626.8580439802" calcext:value-type="float">
            <text:p>59 627</text:p>
          </table:table-cell>
          <table:table-cell/>
          <table:table-cell table:formula="of:=[.F$2]*[.C142]^[.F$3]+[.F$4]*[.C142]^[.F$5]+[.F$6]*[.C142]^[.F$7]+[.F$8]" office:value-type="float" office:value="59626.8580439802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59626.8580659509" calcext:value-type="float">
            <text:p>59 627</text:p>
          </table:table-cell>
          <table:table-cell/>
          <table:table-cell table:formula="of:=[.F$2]*[.C143]^[.F$3]+[.F$4]*[.C143]^[.F$5]+[.F$6]*[.C143]^[.F$7]+[.F$8]" office:value-type="float" office:value="59626.858065950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59626.8580845071" calcext:value-type="float">
            <text:p>59 627</text:p>
          </table:table-cell>
          <table:table-cell/>
          <table:table-cell table:formula="of:=[.F$2]*[.C144]^[.F$3]+[.F$4]*[.C144]^[.F$5]+[.F$6]*[.C144]^[.F$7]+[.F$8]" office:value-type="float" office:value="59626.858084507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59626.8581001794" calcext:value-type="float">
            <text:p>59 627</text:p>
          </table:table-cell>
          <table:table-cell/>
          <table:table-cell table:formula="of:=[.F$2]*[.C145]^[.F$3]+[.F$4]*[.C145]^[.F$5]+[.F$6]*[.C145]^[.F$7]+[.F$8]" office:value-type="float" office:value="59626.858100179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59626.8581134161" calcext:value-type="float">
            <text:p>59 627</text:p>
          </table:table-cell>
          <table:table-cell/>
          <table:table-cell table:formula="of:=[.F$2]*[.C146]^[.F$3]+[.F$4]*[.C146]^[.F$5]+[.F$6]*[.C146]^[.F$7]+[.F$8]" office:value-type="float" office:value="59626.858113416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59626.8581245957" calcext:value-type="float">
            <text:p>59 627</text:p>
          </table:table-cell>
          <table:table-cell/>
          <table:table-cell table:formula="of:=[.F$2]*[.C147]^[.F$3]+[.F$4]*[.C147]^[.F$5]+[.F$6]*[.C147]^[.F$7]+[.F$8]" office:value-type="float" office:value="59626.858124595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59626.8581340378" calcext:value-type="float">
            <text:p>59 627</text:p>
          </table:table-cell>
          <table:table-cell/>
          <table:table-cell table:formula="of:=[.F$2]*[.C148]^[.F$3]+[.F$4]*[.C148]^[.F$5]+[.F$6]*[.C148]^[.F$7]+[.F$8]" office:value-type="float" office:value="59626.858134037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59626.8581420126" calcext:value-type="float">
            <text:p>59 627</text:p>
          </table:table-cell>
          <table:table-cell/>
          <table:table-cell table:formula="of:=[.F$2]*[.C149]^[.F$3]+[.F$4]*[.C149]^[.F$5]+[.F$6]*[.C149]^[.F$7]+[.F$8]" office:value-type="float" office:value="59626.858142012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59626.8581487479" calcext:value-type="float">
            <text:p>59 627</text:p>
          </table:table-cell>
          <table:table-cell/>
          <table:table-cell table:formula="of:=[.F$2]*[.C150]^[.F$3]+[.F$4]*[.C150]^[.F$5]+[.F$6]*[.C150]^[.F$7]+[.F$8]" office:value-type="float" office:value="59626.858148747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59626.8581544365" calcext:value-type="float">
            <text:p>59 627</text:p>
          </table:table-cell>
          <table:table-cell/>
          <table:table-cell table:formula="of:=[.F$2]*[.C151]^[.F$3]+[.F$4]*[.C151]^[.F$5]+[.F$6]*[.C151]^[.F$7]+[.F$8]" office:value-type="float" office:value="59626.858154436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59626.8581592411" calcext:value-type="float">
            <text:p>59 627</text:p>
          </table:table-cell>
          <table:table-cell/>
          <table:table-cell table:formula="of:=[.F$2]*[.C152]^[.F$3]+[.F$4]*[.C152]^[.F$5]+[.F$6]*[.C152]^[.F$7]+[.F$8]" office:value-type="float" office:value="59626.858159241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59626.8581632989" calcext:value-type="float">
            <text:p>59 627</text:p>
          </table:table-cell>
          <table:table-cell/>
          <table:table-cell table:formula="of:=[.F$2]*[.C153]^[.F$3]+[.F$4]*[.C153]^[.F$5]+[.F$6]*[.C153]^[.F$7]+[.F$8]" office:value-type="float" office:value="59626.858163298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59626.8581667261" calcext:value-type="float">
            <text:p>59 627</text:p>
          </table:table-cell>
          <table:table-cell/>
          <table:table-cell table:formula="of:=[.F$2]*[.C154]^[.F$3]+[.F$4]*[.C154]^[.F$5]+[.F$6]*[.C154]^[.F$7]+[.F$8]" office:value-type="float" office:value="59626.858166726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59626.8581696207" calcext:value-type="float">
            <text:p>59 627</text:p>
          </table:table-cell>
          <table:table-cell/>
          <table:table-cell table:formula="of:=[.F$2]*[.C155]^[.F$3]+[.F$4]*[.C155]^[.F$5]+[.F$6]*[.C155]^[.F$7]+[.F$8]" office:value-type="float" office:value="59626.858169620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59626.8581720655" calcext:value-type="float">
            <text:p>59 627</text:p>
          </table:table-cell>
          <table:table-cell/>
          <table:table-cell table:formula="of:=[.F$2]*[.C156]^[.F$3]+[.F$4]*[.C156]^[.F$5]+[.F$6]*[.C156]^[.F$7]+[.F$8]" office:value-type="float" office:value="59626.858172065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59626.8581741303" calcext:value-type="float">
            <text:p>59 627</text:p>
          </table:table-cell>
          <table:table-cell/>
          <table:table-cell table:formula="of:=[.F$2]*[.C157]^[.F$3]+[.F$4]*[.C157]^[.F$5]+[.F$6]*[.C157]^[.F$7]+[.F$8]" office:value-type="float" office:value="59626.858174130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59626.8581758742" calcext:value-type="float">
            <text:p>59 627</text:p>
          </table:table-cell>
          <table:table-cell/>
          <table:table-cell table:formula="of:=[.F$2]*[.C158]^[.F$3]+[.F$4]*[.C158]^[.F$5]+[.F$6]*[.C158]^[.F$7]+[.F$8]" office:value-type="float" office:value="59626.8581758742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59626.8581773471" calcext:value-type="float">
            <text:p>59 627</text:p>
          </table:table-cell>
          <table:table-cell/>
          <table:table-cell table:formula="of:=[.F$2]*[.C159]^[.F$3]+[.F$4]*[.C159]^[.F$5]+[.F$6]*[.C159]^[.F$7]+[.F$8]" office:value-type="float" office:value="59626.858177347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59626.858178591" calcext:value-type="float">
            <text:p>59 627</text:p>
          </table:table-cell>
          <table:table-cell/>
          <table:table-cell table:formula="of:=[.F$2]*[.C160]^[.F$3]+[.F$4]*[.C160]^[.F$5]+[.F$6]*[.C160]^[.F$7]+[.F$8]" office:value-type="float" office:value="59626.85817859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59626.8581796417" calcext:value-type="float">
            <text:p>59 627</text:p>
          </table:table-cell>
          <table:table-cell/>
          <table:table-cell table:formula="of:=[.F$2]*[.C161]^[.F$3]+[.F$4]*[.C161]^[.F$5]+[.F$6]*[.C161]^[.F$7]+[.F$8]" office:value-type="float" office:value="59626.858179641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59626.858180529" calcext:value-type="float">
            <text:p>59 627</text:p>
          </table:table-cell>
          <table:table-cell/>
          <table:table-cell table:formula="of:=[.F$2]*[.C162]^[.F$3]+[.F$4]*[.C162]^[.F$5]+[.F$6]*[.C162]^[.F$7]+[.F$8]" office:value-type="float" office:value="59626.85818052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59626.8581812785" calcext:value-type="float">
            <text:p>59 627</text:p>
          </table:table-cell>
          <table:table-cell/>
          <table:table-cell table:formula="of:=[.F$2]*[.C163]^[.F$3]+[.F$4]*[.C163]^[.F$5]+[.F$6]*[.C163]^[.F$7]+[.F$8]" office:value-type="float" office:value="59626.858181278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59626.8581819115" calcext:value-type="float">
            <text:p>59 627</text:p>
          </table:table-cell>
          <table:table-cell/>
          <table:table-cell table:formula="of:=[.F$2]*[.C164]^[.F$3]+[.F$4]*[.C164]^[.F$5]+[.F$6]*[.C164]^[.F$7]+[.F$8]" office:value-type="float" office:value="59626.858181911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59626.8581824461" calcext:value-type="float">
            <text:p>59 627</text:p>
          </table:table-cell>
          <table:table-cell/>
          <table:table-cell table:formula="of:=[.F$2]*[.C165]^[.F$3]+[.F$4]*[.C165]^[.F$5]+[.F$6]*[.C165]^[.F$7]+[.F$8]" office:value-type="float" office:value="59626.858182446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59626.8581828976" calcext:value-type="float">
            <text:p>59 627</text:p>
          </table:table-cell>
          <table:table-cell/>
          <table:table-cell table:formula="of:=[.F$2]*[.C166]^[.F$3]+[.F$4]*[.C166]^[.F$5]+[.F$6]*[.C166]^[.F$7]+[.F$8]" office:value-type="float" office:value="59626.858182897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59626.858183279" calcext:value-type="float">
            <text:p>59 627</text:p>
          </table:table-cell>
          <table:table-cell/>
          <table:table-cell table:formula="of:=[.F$2]*[.C167]^[.F$3]+[.F$4]*[.C167]^[.F$5]+[.F$6]*[.C167]^[.F$7]+[.F$8]" office:value-type="float" office:value="59626.85818327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59626.8581836011" calcext:value-type="float">
            <text:p>59 627</text:p>
          </table:table-cell>
          <table:table-cell/>
          <table:table-cell table:formula="of:=[.F$2]*[.C168]^[.F$3]+[.F$4]*[.C168]^[.F$5]+[.F$6]*[.C168]^[.F$7]+[.F$8]" office:value-type="float" office:value="59626.858183601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59626.8581838731" calcext:value-type="float">
            <text:p>59 627</text:p>
          </table:table-cell>
          <table:table-cell/>
          <table:table-cell table:formula="of:=[.F$2]*[.C169]^[.F$3]+[.F$4]*[.C169]^[.F$5]+[.F$6]*[.C169]^[.F$7]+[.F$8]" office:value-type="float" office:value="59626.858183873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59626.8581841029" calcext:value-type="float">
            <text:p>59 627</text:p>
          </table:table-cell>
          <table:table-cell/>
          <table:table-cell table:formula="of:=[.F$2]*[.C170]^[.F$3]+[.F$4]*[.C170]^[.F$5]+[.F$6]*[.C170]^[.F$7]+[.F$8]" office:value-type="float" office:value="59626.858184102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59626.8581842969" calcext:value-type="float">
            <text:p>59 627</text:p>
          </table:table-cell>
          <table:table-cell/>
          <table:table-cell table:formula="of:=[.F$2]*[.C171]^[.F$3]+[.F$4]*[.C171]^[.F$5]+[.F$6]*[.C171]^[.F$7]+[.F$8]" office:value-type="float" office:value="59626.858184296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59626.8581844608" calcext:value-type="float">
            <text:p>59 627</text:p>
          </table:table-cell>
          <table:table-cell/>
          <table:table-cell table:formula="of:=[.F$2]*[.C172]^[.F$3]+[.F$4]*[.C172]^[.F$5]+[.F$6]*[.C172]^[.F$7]+[.F$8]" office:value-type="float" office:value="59626.858184460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59626.8581845992" calcext:value-type="float">
            <text:p>59 627</text:p>
          </table:table-cell>
          <table:table-cell/>
          <table:table-cell table:formula="of:=[.F$2]*[.C173]^[.F$3]+[.F$4]*[.C173]^[.F$5]+[.F$6]*[.C173]^[.F$7]+[.F$8]" office:value-type="float" office:value="59626.8581845992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59626.8581847161" calcext:value-type="float">
            <text:p>59 627</text:p>
          </table:table-cell>
          <table:table-cell/>
          <table:table-cell table:formula="of:=[.F$2]*[.C174]^[.F$3]+[.F$4]*[.C174]^[.F$5]+[.F$6]*[.C174]^[.F$7]+[.F$8]" office:value-type="float" office:value="59626.858184716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59626.8581848149" calcext:value-type="float">
            <text:p>59 627</text:p>
          </table:table-cell>
          <table:table-cell/>
          <table:table-cell table:formula="of:=[.F$2]*[.C175]^[.F$3]+[.F$4]*[.C175]^[.F$5]+[.F$6]*[.C175]^[.F$7]+[.F$8]" office:value-type="float" office:value="59626.858184814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59626.8581848983" calcext:value-type="float">
            <text:p>59 627</text:p>
          </table:table-cell>
          <table:table-cell/>
          <table:table-cell table:formula="of:=[.F$2]*[.C176]^[.F$3]+[.F$4]*[.C176]^[.F$5]+[.F$6]*[.C176]^[.F$7]+[.F$8]" office:value-type="float" office:value="59626.858184898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59626.8581849687" calcext:value-type="float">
            <text:p>59 627</text:p>
          </table:table-cell>
          <table:table-cell/>
          <table:table-cell table:formula="of:=[.F$2]*[.C177]^[.F$3]+[.F$4]*[.C177]^[.F$5]+[.F$6]*[.C177]^[.F$7]+[.F$8]" office:value-type="float" office:value="59626.858184968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59626.8581850282" calcext:value-type="float">
            <text:p>59 627</text:p>
          </table:table-cell>
          <table:table-cell/>
          <table:table-cell table:formula="of:=[.F$2]*[.C178]^[.F$3]+[.F$4]*[.C178]^[.F$5]+[.F$6]*[.C178]^[.F$7]+[.F$8]" office:value-type="float" office:value="59626.8581850282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59626.8581850785" calcext:value-type="float">
            <text:p>59 627</text:p>
          </table:table-cell>
          <table:table-cell/>
          <table:table-cell table:formula="of:=[.F$2]*[.C179]^[.F$3]+[.F$4]*[.C179]^[.F$5]+[.F$6]*[.C179]^[.F$7]+[.F$8]" office:value-type="float" office:value="59626.858185078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59626.8581851209" calcext:value-type="float">
            <text:p>59 627</text:p>
          </table:table-cell>
          <table:table-cell/>
          <table:table-cell table:formula="of:=[.F$2]*[.C180]^[.F$3]+[.F$4]*[.C180]^[.F$5]+[.F$6]*[.C180]^[.F$7]+[.F$8]" office:value-type="float" office:value="59626.858185120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59626.8581851567" calcext:value-type="float">
            <text:p>59 627</text:p>
          </table:table-cell>
          <table:table-cell/>
          <table:table-cell table:formula="of:=[.F$2]*[.C181]^[.F$3]+[.F$4]*[.C181]^[.F$5]+[.F$6]*[.C181]^[.F$7]+[.F$8]" office:value-type="float" office:value="59626.858185156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59626.858185187" calcext:value-type="float">
            <text:p>59 627</text:p>
          </table:table-cell>
          <table:table-cell/>
          <table:table-cell table:formula="of:=[.F$2]*[.C182]^[.F$3]+[.F$4]*[.C182]^[.F$5]+[.F$6]*[.C182]^[.F$7]+[.F$8]" office:value-type="float" office:value="59626.85818518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59626.8581852126" calcext:value-type="float">
            <text:p>59 627</text:p>
          </table:table-cell>
          <table:table-cell/>
          <table:table-cell table:formula="of:=[.F$2]*[.C183]^[.F$3]+[.F$4]*[.C183]^[.F$5]+[.F$6]*[.C183]^[.F$7]+[.F$8]" office:value-type="float" office:value="59626.858185212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59626.8581852342" calcext:value-type="float">
            <text:p>59 627</text:p>
          </table:table-cell>
          <table:table-cell/>
          <table:table-cell table:formula="of:=[.F$2]*[.C184]^[.F$3]+[.F$4]*[.C184]^[.F$5]+[.F$6]*[.C184]^[.F$7]+[.F$8]" office:value-type="float" office:value="59626.8581852342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59626.8581852524" calcext:value-type="float">
            <text:p>59 627</text:p>
          </table:table-cell>
          <table:table-cell/>
          <table:table-cell table:formula="of:=[.F$2]*[.C185]^[.F$3]+[.F$4]*[.C185]^[.F$5]+[.F$6]*[.C185]^[.F$7]+[.F$8]" office:value-type="float" office:value="59626.858185252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59626.8581852678" calcext:value-type="float">
            <text:p>59 627</text:p>
          </table:table-cell>
          <table:table-cell/>
          <table:table-cell table:formula="of:=[.F$2]*[.C186]^[.F$3]+[.F$4]*[.C186]^[.F$5]+[.F$6]*[.C186]^[.F$7]+[.F$8]" office:value-type="float" office:value="59626.858185267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59626.8581852808" calcext:value-type="float">
            <text:p>59 627</text:p>
          </table:table-cell>
          <table:table-cell/>
          <table:table-cell table:formula="of:=[.F$2]*[.C187]^[.F$3]+[.F$4]*[.C187]^[.F$5]+[.F$6]*[.C187]^[.F$7]+[.F$8]" office:value-type="float" office:value="59626.858185280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59626.8581852918" calcext:value-type="float">
            <text:p>59 627</text:p>
          </table:table-cell>
          <table:table-cell/>
          <table:table-cell table:formula="of:=[.F$2]*[.C188]^[.F$3]+[.F$4]*[.C188]^[.F$5]+[.F$6]*[.C188]^[.F$7]+[.F$8]" office:value-type="float" office:value="59626.858185291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59626.8581853011" calcext:value-type="float">
            <text:p>59 627</text:p>
          </table:table-cell>
          <table:table-cell/>
          <table:table-cell table:formula="of:=[.F$2]*[.C189]^[.F$3]+[.F$4]*[.C189]^[.F$5]+[.F$6]*[.C189]^[.F$7]+[.F$8]" office:value-type="float" office:value="59626.858185301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59626.8581853089" calcext:value-type="float">
            <text:p>59 627</text:p>
          </table:table-cell>
          <table:table-cell/>
          <table:table-cell table:formula="of:=[.F$2]*[.C190]^[.F$3]+[.F$4]*[.C190]^[.F$5]+[.F$6]*[.C190]^[.F$7]+[.F$8]" office:value-type="float" office:value="59626.858185308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59626.8581853155" calcext:value-type="float">
            <text:p>59 627</text:p>
          </table:table-cell>
          <table:table-cell/>
          <table:table-cell table:formula="of:=[.F$2]*[.C191]^[.F$3]+[.F$4]*[.C191]^[.F$5]+[.F$6]*[.C191]^[.F$7]+[.F$8]" office:value-type="float" office:value="59626.858185315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59626.8581853211" calcext:value-type="float">
            <text:p>59 627</text:p>
          </table:table-cell>
          <table:table-cell/>
          <table:table-cell table:formula="of:=[.F$2]*[.C192]^[.F$3]+[.F$4]*[.C192]^[.F$5]+[.F$6]*[.C192]^[.F$7]+[.F$8]" office:value-type="float" office:value="59626.858185321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59626.8581853258" calcext:value-type="float">
            <text:p>59 627</text:p>
          </table:table-cell>
          <table:table-cell/>
          <table:table-cell table:formula="of:=[.F$2]*[.C193]^[.F$3]+[.F$4]*[.C193]^[.F$5]+[.F$6]*[.C193]^[.F$7]+[.F$8]" office:value-type="float" office:value="59626.858185325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59626.8581853298" calcext:value-type="float">
            <text:p>59 627</text:p>
          </table:table-cell>
          <table:table-cell/>
          <table:table-cell table:formula="of:=[.F$2]*[.C194]^[.F$3]+[.F$4]*[.C194]^[.F$5]+[.F$6]*[.C194]^[.F$7]+[.F$8]" office:value-type="float" office:value="59626.858185329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59626.8581853332" calcext:value-type="float">
            <text:p>59 627</text:p>
          </table:table-cell>
          <table:table-cell/>
          <table:table-cell table:formula="of:=[.F$2]*[.C195]^[.F$3]+[.F$4]*[.C195]^[.F$5]+[.F$6]*[.C195]^[.F$7]+[.F$8]" office:value-type="float" office:value="59626.8581853332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59626.858185336" calcext:value-type="float">
            <text:p>59 627</text:p>
          </table:table-cell>
          <table:table-cell/>
          <table:table-cell table:formula="of:=[.F$2]*[.C196]^[.F$3]+[.F$4]*[.C196]^[.F$5]+[.F$6]*[.C196]^[.F$7]+[.F$8]" office:value-type="float" office:value="59626.85818533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59626.8581853384" calcext:value-type="float">
            <text:p>59 627</text:p>
          </table:table-cell>
          <table:table-cell/>
          <table:table-cell table:formula="of:=[.F$2]*[.C197]^[.F$3]+[.F$4]*[.C197]^[.F$5]+[.F$6]*[.C197]^[.F$7]+[.F$8]" office:value-type="float" office:value="59626.858185338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59626.8581853404" calcext:value-type="float">
            <text:p>59 627</text:p>
          </table:table-cell>
          <table:table-cell/>
          <table:table-cell table:formula="of:=[.F$2]*[.C198]^[.F$3]+[.F$4]*[.C198]^[.F$5]+[.F$6]*[.C198]^[.F$7]+[.F$8]" office:value-type="float" office:value="59626.858185340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59626.8581853422" calcext:value-type="float">
            <text:p>59 627</text:p>
          </table:table-cell>
          <table:table-cell/>
          <table:table-cell table:formula="of:=[.F$2]*[.C199]^[.F$3]+[.F$4]*[.C199]^[.F$5]+[.F$6]*[.C199]^[.F$7]+[.F$8]" office:value-type="float" office:value="59626.8581853422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59626.8581853436" calcext:value-type="float">
            <text:p>59 627</text:p>
          </table:table-cell>
          <table:table-cell/>
          <table:table-cell table:formula="of:=[.F$2]*[.C200]^[.F$3]+[.F$4]*[.C200]^[.F$5]+[.F$6]*[.C200]^[.F$7]+[.F$8]" office:value-type="float" office:value="59626.858185343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59626.8581853448" calcext:value-type="float">
            <text:p>59 627</text:p>
          </table:table-cell>
          <table:table-cell/>
          <table:table-cell table:formula="of:=[.F$2]*[.C201]^[.F$3]+[.F$4]*[.C201]^[.F$5]+[.F$6]*[.C201]^[.F$7]+[.F$8]" office:value-type="float" office:value="59626.858185344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59626.8581853459" calcext:value-type="float">
            <text:p>59 627</text:p>
          </table:table-cell>
          <table:table-cell/>
          <table:table-cell table:formula="of:=[.F$2]*[.C202]^[.F$3]+[.F$4]*[.C202]^[.F$5]+[.F$6]*[.C202]^[.F$7]+[.F$8]" office:value-type="float" office:value="59626.858185345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59626.8581853467" calcext:value-type="float">
            <text:p>59 627</text:p>
          </table:table-cell>
          <table:table-cell/>
          <table:table-cell table:formula="of:=[.F$2]*[.C203]^[.F$3]+[.F$4]*[.C203]^[.F$5]+[.F$6]*[.C203]^[.F$7]+[.F$8]" office:value-type="float" office:value="59626.8581853467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59626.8581853475" calcext:value-type="float">
            <text:p>59 627</text:p>
          </table:table-cell>
          <table:table-cell/>
          <table:table-cell table:formula="of:=[.F$2]*[.C204]^[.F$3]+[.F$4]*[.C204]^[.F$5]+[.F$6]*[.C204]^[.F$7]+[.F$8]" office:value-type="float" office:value="59626.858185347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59626.8581853481" calcext:value-type="float">
            <text:p>59 627</text:p>
          </table:table-cell>
          <table:table-cell/>
          <table:table-cell table:formula="of:=[.F$2]*[.C205]^[.F$3]+[.F$4]*[.C205]^[.F$5]+[.F$6]*[.C205]^[.F$7]+[.F$8]" office:value-type="float" office:value="59626.858185348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59626.8581853486" calcext:value-type="float">
            <text:p>59 627</text:p>
          </table:table-cell>
          <table:table-cell/>
          <table:table-cell table:formula="of:=[.F$2]*[.C206]^[.F$3]+[.F$4]*[.C206]^[.F$5]+[.F$6]*[.C206]^[.F$7]+[.F$8]" office:value-type="float" office:value="59626.858185348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59626.8581853491" calcext:value-type="float">
            <text:p>59 627</text:p>
          </table:table-cell>
          <table:table-cell/>
          <table:table-cell table:formula="of:=[.F$2]*[.C207]^[.F$3]+[.F$4]*[.C207]^[.F$5]+[.F$6]*[.C207]^[.F$7]+[.F$8]" office:value-type="float" office:value="59626.858185349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59626.8581853495" calcext:value-type="float">
            <text:p>59 627</text:p>
          </table:table-cell>
          <table:table-cell/>
          <table:table-cell table:formula="of:=[.F$2]*[.C208]^[.F$3]+[.F$4]*[.C208]^[.F$5]+[.F$6]*[.C208]^[.F$7]+[.F$8]" office:value-type="float" office:value="59626.858185349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59626.8581853498" calcext:value-type="float">
            <text:p>59 627</text:p>
          </table:table-cell>
          <table:table-cell/>
          <table:table-cell table:formula="of:=[.F$2]*[.C209]^[.F$3]+[.F$4]*[.C209]^[.F$5]+[.F$6]*[.C209]^[.F$7]+[.F$8]" office:value-type="float" office:value="59626.858185349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59626.8581853501" calcext:value-type="float">
            <text:p>59 627</text:p>
          </table:table-cell>
          <table:table-cell/>
          <table:table-cell table:formula="of:=[.F$2]*[.C210]^[.F$3]+[.F$4]*[.C210]^[.F$5]+[.F$6]*[.C210]^[.F$7]+[.F$8]" office:value-type="float" office:value="59626.858185350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59626.8581853503" calcext:value-type="float">
            <text:p>59 627</text:p>
          </table:table-cell>
          <table:table-cell/>
          <table:table-cell table:formula="of:=[.F$2]*[.C211]^[.F$3]+[.F$4]*[.C211]^[.F$5]+[.F$6]*[.C211]^[.F$7]+[.F$8]" office:value-type="float" office:value="59626.858185350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59626.8581853505" calcext:value-type="float">
            <text:p>59 627</text:p>
          </table:table-cell>
          <table:table-cell/>
          <table:table-cell table:formula="of:=[.F$2]*[.C212]^[.F$3]+[.F$4]*[.C212]^[.F$5]+[.F$6]*[.C212]^[.F$7]+[.F$8]" office:value-type="float" office:value="59626.8581853505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59626.8581853506" calcext:value-type="float">
            <text:p>59 627</text:p>
          </table:table-cell>
          <table:table-cell/>
          <table:table-cell table:formula="of:=[.F$2]*[.C213]^[.F$3]+[.F$4]*[.C213]^[.F$5]+[.F$6]*[.C213]^[.F$7]+[.F$8]" office:value-type="float" office:value="59626.8581853506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59626.8581853508" calcext:value-type="float">
            <text:p>59 627</text:p>
          </table:table-cell>
          <table:table-cell/>
          <table:table-cell table:formula="of:=[.F$2]*[.C214]^[.F$3]+[.F$4]*[.C214]^[.F$5]+[.F$6]*[.C214]^[.F$7]+[.F$8]" office:value-type="float" office:value="59626.8581853508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59626.8581853509" calcext:value-type="float">
            <text:p>59 627</text:p>
          </table:table-cell>
          <table:table-cell/>
          <table:table-cell table:formula="of:=[.F$2]*[.C215]^[.F$3]+[.F$4]*[.C215]^[.F$5]+[.F$6]*[.C215]^[.F$7]+[.F$8]" office:value-type="float" office:value="59626.8581853509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59626.858185351" calcext:value-type="float">
            <text:p>59 627</text:p>
          </table:table-cell>
          <table:table-cell/>
          <table:table-cell table:formula="of:=[.F$2]*[.C216]^[.F$3]+[.F$4]*[.C216]^[.F$5]+[.F$6]*[.C216]^[.F$7]+[.F$8]" office:value-type="float" office:value="59626.85818535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59626.8581853511" calcext:value-type="float">
            <text:p>59 627</text:p>
          </table:table-cell>
          <table:table-cell/>
          <table:table-cell table:formula="of:=[.F$2]*[.C217]^[.F$3]+[.F$4]*[.C217]^[.F$5]+[.F$6]*[.C217]^[.F$7]+[.F$8]" office:value-type="float" office:value="59626.858185351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59626.8581853511" calcext:value-type="float">
            <text:p>59 627</text:p>
          </table:table-cell>
          <table:table-cell/>
          <table:table-cell table:formula="of:=[.F$2]*[.C218]^[.F$3]+[.F$4]*[.C218]^[.F$5]+[.F$6]*[.C218]^[.F$7]+[.F$8]" office:value-type="float" office:value="59626.8581853511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59626.8581853512" calcext:value-type="float">
            <text:p>59 627</text:p>
          </table:table-cell>
          <table:table-cell/>
          <table:table-cell table:formula="of:=[.F$2]*[.C219]^[.F$3]+[.F$4]*[.C219]^[.F$5]+[.F$6]*[.C219]^[.F$7]+[.F$8]" office:value-type="float" office:value="59626.8581853512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59626.8581853512" calcext:value-type="float">
            <text:p>59 627</text:p>
          </table:table-cell>
          <table:table-cell/>
          <table:table-cell table:formula="of:=[.F$2]*[.C220]^[.F$3]+[.F$4]*[.C220]^[.F$5]+[.F$6]*[.C220]^[.F$7]+[.F$8]" office:value-type="float" office:value="59626.8581853512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59626.8581853513" calcext:value-type="float">
            <text:p>59 627</text:p>
          </table:table-cell>
          <table:table-cell/>
          <table:table-cell table:formula="of:=[.F$2]*[.C221]^[.F$3]+[.F$4]*[.C221]^[.F$5]+[.F$6]*[.C221]^[.F$7]+[.F$8]" office:value-type="float" office:value="59626.858185351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59626.8581853513" calcext:value-type="float">
            <text:p>59 627</text:p>
          </table:table-cell>
          <table:table-cell/>
          <table:table-cell table:formula="of:=[.F$2]*[.C222]^[.F$3]+[.F$4]*[.C222]^[.F$5]+[.F$6]*[.C222]^[.F$7]+[.F$8]" office:value-type="float" office:value="59626.858185351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59626.8581853513" calcext:value-type="float">
            <text:p>59 627</text:p>
          </table:table-cell>
          <table:table-cell/>
          <table:table-cell table:formula="of:=[.F$2]*[.C223]^[.F$3]+[.F$4]*[.C223]^[.F$5]+[.F$6]*[.C223]^[.F$7]+[.F$8]" office:value-type="float" office:value="59626.858185351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59626.8581853513" calcext:value-type="float">
            <text:p>59 627</text:p>
          </table:table-cell>
          <table:table-cell/>
          <table:table-cell table:formula="of:=[.F$2]*[.C224]^[.F$3]+[.F$4]*[.C224]^[.F$5]+[.F$6]*[.C224]^[.F$7]+[.F$8]" office:value-type="float" office:value="59626.8581853513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59626.8581853514" calcext:value-type="float">
            <text:p>59 627</text:p>
          </table:table-cell>
          <table:table-cell/>
          <table:table-cell table:formula="of:=[.F$2]*[.C225]^[.F$3]+[.F$4]*[.C225]^[.F$5]+[.F$6]*[.C22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59626.8581853514" calcext:value-type="float">
            <text:p>59 627</text:p>
          </table:table-cell>
          <table:table-cell/>
          <table:table-cell table:formula="of:=[.F$2]*[.C226]^[.F$3]+[.F$4]*[.C226]^[.F$5]+[.F$6]*[.C22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59626.8581853514" calcext:value-type="float">
            <text:p>59 627</text:p>
          </table:table-cell>
          <table:table-cell/>
          <table:table-cell table:formula="of:=[.F$2]*[.C227]^[.F$3]+[.F$4]*[.C227]^[.F$5]+[.F$6]*[.C22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59626.8581853514" calcext:value-type="float">
            <text:p>59 627</text:p>
          </table:table-cell>
          <table:table-cell/>
          <table:table-cell table:formula="of:=[.F$2]*[.C228]^[.F$3]+[.F$4]*[.C228]^[.F$5]+[.F$6]*[.C22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59626.8581853514" calcext:value-type="float">
            <text:p>59 627</text:p>
          </table:table-cell>
          <table:table-cell/>
          <table:table-cell table:formula="of:=[.F$2]*[.C229]^[.F$3]+[.F$4]*[.C229]^[.F$5]+[.F$6]*[.C22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59626.8581853514" calcext:value-type="float">
            <text:p>59 627</text:p>
          </table:table-cell>
          <table:table-cell/>
          <table:table-cell table:formula="of:=[.F$2]*[.C230]^[.F$3]+[.F$4]*[.C230]^[.F$5]+[.F$6]*[.C23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59626.8581853514" calcext:value-type="float">
            <text:p>59 627</text:p>
          </table:table-cell>
          <table:table-cell/>
          <table:table-cell table:formula="of:=[.F$2]*[.C231]^[.F$3]+[.F$4]*[.C231]^[.F$5]+[.F$6]*[.C23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59626.8581853514" calcext:value-type="float">
            <text:p>59 627</text:p>
          </table:table-cell>
          <table:table-cell/>
          <table:table-cell table:formula="of:=[.F$2]*[.C232]^[.F$3]+[.F$4]*[.C232]^[.F$5]+[.F$6]*[.C23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59626.8581853514" calcext:value-type="float">
            <text:p>59 627</text:p>
          </table:table-cell>
          <table:table-cell/>
          <table:table-cell table:formula="of:=[.F$2]*[.C233]^[.F$3]+[.F$4]*[.C233]^[.F$5]+[.F$6]*[.C23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59626.8581853514" calcext:value-type="float">
            <text:p>59 627</text:p>
          </table:table-cell>
          <table:table-cell/>
          <table:table-cell table:formula="of:=[.F$2]*[.C234]^[.F$3]+[.F$4]*[.C234]^[.F$5]+[.F$6]*[.C23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59626.8581853514" calcext:value-type="float">
            <text:p>59 627</text:p>
          </table:table-cell>
          <table:table-cell/>
          <table:table-cell table:formula="of:=[.F$2]*[.C235]^[.F$3]+[.F$4]*[.C235]^[.F$5]+[.F$6]*[.C23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59626.8581853514" calcext:value-type="float">
            <text:p>59 627</text:p>
          </table:table-cell>
          <table:table-cell/>
          <table:table-cell table:formula="of:=[.F$2]*[.C236]^[.F$3]+[.F$4]*[.C236]^[.F$5]+[.F$6]*[.C23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59626.8581853514" calcext:value-type="float">
            <text:p>59 627</text:p>
          </table:table-cell>
          <table:table-cell/>
          <table:table-cell table:formula="of:=[.F$2]*[.C237]^[.F$3]+[.F$4]*[.C237]^[.F$5]+[.F$6]*[.C23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59626.8581853514" calcext:value-type="float">
            <text:p>59 627</text:p>
          </table:table-cell>
          <table:table-cell/>
          <table:table-cell table:formula="of:=[.F$2]*[.C238]^[.F$3]+[.F$4]*[.C238]^[.F$5]+[.F$6]*[.C23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59626.8581853514" calcext:value-type="float">
            <text:p>59 627</text:p>
          </table:table-cell>
          <table:table-cell/>
          <table:table-cell table:formula="of:=[.F$2]*[.C239]^[.F$3]+[.F$4]*[.C239]^[.F$5]+[.F$6]*[.C23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59626.8581853514" calcext:value-type="float">
            <text:p>59 627</text:p>
          </table:table-cell>
          <table:table-cell/>
          <table:table-cell table:formula="of:=[.F$2]*[.C240]^[.F$3]+[.F$4]*[.C240]^[.F$5]+[.F$6]*[.C24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59626.8581853514" calcext:value-type="float">
            <text:p>59 627</text:p>
          </table:table-cell>
          <table:table-cell/>
          <table:table-cell table:formula="of:=[.F$2]*[.C241]^[.F$3]+[.F$4]*[.C241]^[.F$5]+[.F$6]*[.C24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59626.8581853514" calcext:value-type="float">
            <text:p>59 627</text:p>
          </table:table-cell>
          <table:table-cell/>
          <table:table-cell table:formula="of:=[.F$2]*[.C242]^[.F$3]+[.F$4]*[.C242]^[.F$5]+[.F$6]*[.C24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59626.8581853514" calcext:value-type="float">
            <text:p>59 627</text:p>
          </table:table-cell>
          <table:table-cell/>
          <table:table-cell table:formula="of:=[.F$2]*[.C243]^[.F$3]+[.F$4]*[.C243]^[.F$5]+[.F$6]*[.C24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59626.8581853514" calcext:value-type="float">
            <text:p>59 627</text:p>
          </table:table-cell>
          <table:table-cell/>
          <table:table-cell table:formula="of:=[.F$2]*[.C244]^[.F$3]+[.F$4]*[.C244]^[.F$5]+[.F$6]*[.C24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59626.8581853514" calcext:value-type="float">
            <text:p>59 627</text:p>
          </table:table-cell>
          <table:table-cell/>
          <table:table-cell table:formula="of:=[.F$2]*[.C245]^[.F$3]+[.F$4]*[.C245]^[.F$5]+[.F$6]*[.C24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59626.8581853514" calcext:value-type="float">
            <text:p>59 627</text:p>
          </table:table-cell>
          <table:table-cell/>
          <table:table-cell table:formula="of:=[.F$2]*[.C246]^[.F$3]+[.F$4]*[.C246]^[.F$5]+[.F$6]*[.C24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59626.8581853514" calcext:value-type="float">
            <text:p>59 627</text:p>
          </table:table-cell>
          <table:table-cell/>
          <table:table-cell table:formula="of:=[.F$2]*[.C247]^[.F$3]+[.F$4]*[.C247]^[.F$5]+[.F$6]*[.C24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59626.8581853514" calcext:value-type="float">
            <text:p>59 627</text:p>
          </table:table-cell>
          <table:table-cell/>
          <table:table-cell table:formula="of:=[.F$2]*[.C248]^[.F$3]+[.F$4]*[.C248]^[.F$5]+[.F$6]*[.C24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59626.8581853514" calcext:value-type="float">
            <text:p>59 627</text:p>
          </table:table-cell>
          <table:table-cell/>
          <table:table-cell table:formula="of:=[.F$2]*[.C249]^[.F$3]+[.F$4]*[.C249]^[.F$5]+[.F$6]*[.C24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59626.8581853514" calcext:value-type="float">
            <text:p>59 627</text:p>
          </table:table-cell>
          <table:table-cell/>
          <table:table-cell table:formula="of:=[.F$2]*[.C250]^[.F$3]+[.F$4]*[.C250]^[.F$5]+[.F$6]*[.C25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59626.8581853514" calcext:value-type="float">
            <text:p>59 627</text:p>
          </table:table-cell>
          <table:table-cell/>
          <table:table-cell table:formula="of:=[.F$2]*[.C251]^[.F$3]+[.F$4]*[.C251]^[.F$5]+[.F$6]*[.C25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59626.8581853514" calcext:value-type="float">
            <text:p>59 627</text:p>
          </table:table-cell>
          <table:table-cell/>
          <table:table-cell table:formula="of:=[.F$2]*[.C252]^[.F$3]+[.F$4]*[.C252]^[.F$5]+[.F$6]*[.C25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59626.8581853514" calcext:value-type="float">
            <text:p>59 627</text:p>
          </table:table-cell>
          <table:table-cell/>
          <table:table-cell table:formula="of:=[.F$2]*[.C253]^[.F$3]+[.F$4]*[.C253]^[.F$5]+[.F$6]*[.C25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59626.8581853514" calcext:value-type="float">
            <text:p>59 627</text:p>
          </table:table-cell>
          <table:table-cell/>
          <table:table-cell table:formula="of:=[.F$2]*[.C254]^[.F$3]+[.F$4]*[.C254]^[.F$5]+[.F$6]*[.C25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59626.8581853514" calcext:value-type="float">
            <text:p>59 627</text:p>
          </table:table-cell>
          <table:table-cell/>
          <table:table-cell table:formula="of:=[.F$2]*[.C255]^[.F$3]+[.F$4]*[.C255]^[.F$5]+[.F$6]*[.C25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59626.8581853514" calcext:value-type="float">
            <text:p>59 627</text:p>
          </table:table-cell>
          <table:table-cell/>
          <table:table-cell table:formula="of:=[.F$2]*[.C256]^[.F$3]+[.F$4]*[.C256]^[.F$5]+[.F$6]*[.C25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59626.8581853514" calcext:value-type="float">
            <text:p>59 627</text:p>
          </table:table-cell>
          <table:table-cell/>
          <table:table-cell table:formula="of:=[.F$2]*[.C257]^[.F$3]+[.F$4]*[.C257]^[.F$5]+[.F$6]*[.C25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59626.8581853514" calcext:value-type="float">
            <text:p>59 627</text:p>
          </table:table-cell>
          <table:table-cell/>
          <table:table-cell table:formula="of:=[.F$2]*[.C258]^[.F$3]+[.F$4]*[.C258]^[.F$5]+[.F$6]*[.C25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59626.8581853514" calcext:value-type="float">
            <text:p>59 627</text:p>
          </table:table-cell>
          <table:table-cell/>
          <table:table-cell table:formula="of:=[.F$2]*[.C259]^[.F$3]+[.F$4]*[.C259]^[.F$5]+[.F$6]*[.C25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59626.8581853514" calcext:value-type="float">
            <text:p>59 627</text:p>
          </table:table-cell>
          <table:table-cell/>
          <table:table-cell table:formula="of:=[.F$2]*[.C260]^[.F$3]+[.F$4]*[.C260]^[.F$5]+[.F$6]*[.C26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59626.8581853514" calcext:value-type="float">
            <text:p>59 627</text:p>
          </table:table-cell>
          <table:table-cell/>
          <table:table-cell table:formula="of:=[.F$2]*[.C261]^[.F$3]+[.F$4]*[.C261]^[.F$5]+[.F$6]*[.C26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59626.8581853514" calcext:value-type="float">
            <text:p>59 627</text:p>
          </table:table-cell>
          <table:table-cell/>
          <table:table-cell table:formula="of:=[.F$2]*[.C262]^[.F$3]+[.F$4]*[.C262]^[.F$5]+[.F$6]*[.C26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59626.8581853514" calcext:value-type="float">
            <text:p>59 627</text:p>
          </table:table-cell>
          <table:table-cell/>
          <table:table-cell table:formula="of:=[.F$2]*[.C263]^[.F$3]+[.F$4]*[.C263]^[.F$5]+[.F$6]*[.C26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59626.8581853514" calcext:value-type="float">
            <text:p>59 627</text:p>
          </table:table-cell>
          <table:table-cell/>
          <table:table-cell table:formula="of:=[.F$2]*[.C264]^[.F$3]+[.F$4]*[.C264]^[.F$5]+[.F$6]*[.C26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59626.8581853514" calcext:value-type="float">
            <text:p>59 627</text:p>
          </table:table-cell>
          <table:table-cell/>
          <table:table-cell table:formula="of:=[.F$2]*[.C265]^[.F$3]+[.F$4]*[.C265]^[.F$5]+[.F$6]*[.C26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59626.8581853514" calcext:value-type="float">
            <text:p>59 627</text:p>
          </table:table-cell>
          <table:table-cell/>
          <table:table-cell table:formula="of:=[.F$2]*[.C266]^[.F$3]+[.F$4]*[.C266]^[.F$5]+[.F$6]*[.C26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59626.8581853514" calcext:value-type="float">
            <text:p>59 627</text:p>
          </table:table-cell>
          <table:table-cell/>
          <table:table-cell table:formula="of:=[.F$2]*[.C267]^[.F$3]+[.F$4]*[.C267]^[.F$5]+[.F$6]*[.C26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59626.8581853514" calcext:value-type="float">
            <text:p>59 627</text:p>
          </table:table-cell>
          <table:table-cell/>
          <table:table-cell table:formula="of:=[.F$2]*[.C268]^[.F$3]+[.F$4]*[.C268]^[.F$5]+[.F$6]*[.C26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59626.8581853514" calcext:value-type="float">
            <text:p>59 627</text:p>
          </table:table-cell>
          <table:table-cell/>
          <table:table-cell table:formula="of:=[.F$2]*[.C269]^[.F$3]+[.F$4]*[.C269]^[.F$5]+[.F$6]*[.C26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59626.8581853514" calcext:value-type="float">
            <text:p>59 627</text:p>
          </table:table-cell>
          <table:table-cell/>
          <table:table-cell table:formula="of:=[.F$2]*[.C270]^[.F$3]+[.F$4]*[.C270]^[.F$5]+[.F$6]*[.C27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59626.8581853514" calcext:value-type="float">
            <text:p>59 627</text:p>
          </table:table-cell>
          <table:table-cell/>
          <table:table-cell table:formula="of:=[.F$2]*[.C271]^[.F$3]+[.F$4]*[.C271]^[.F$5]+[.F$6]*[.C27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59626.8581853514" calcext:value-type="float">
            <text:p>59 627</text:p>
          </table:table-cell>
          <table:table-cell/>
          <table:table-cell table:formula="of:=[.F$2]*[.C272]^[.F$3]+[.F$4]*[.C272]^[.F$5]+[.F$6]*[.C27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59626.8581853514" calcext:value-type="float">
            <text:p>59 627</text:p>
          </table:table-cell>
          <table:table-cell/>
          <table:table-cell table:formula="of:=[.F$2]*[.C273]^[.F$3]+[.F$4]*[.C273]^[.F$5]+[.F$6]*[.C27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59626.8581853514" calcext:value-type="float">
            <text:p>59 627</text:p>
          </table:table-cell>
          <table:table-cell/>
          <table:table-cell table:formula="of:=[.F$2]*[.C274]^[.F$3]+[.F$4]*[.C274]^[.F$5]+[.F$6]*[.C27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59626.8581853514" calcext:value-type="float">
            <text:p>59 627</text:p>
          </table:table-cell>
          <table:table-cell/>
          <table:table-cell table:formula="of:=[.F$2]*[.C275]^[.F$3]+[.F$4]*[.C275]^[.F$5]+[.F$6]*[.C27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59626.8581853514" calcext:value-type="float">
            <text:p>59 627</text:p>
          </table:table-cell>
          <table:table-cell/>
          <table:table-cell table:formula="of:=[.F$2]*[.C276]^[.F$3]+[.F$4]*[.C276]^[.F$5]+[.F$6]*[.C27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59626.8581853514" calcext:value-type="float">
            <text:p>59 627</text:p>
          </table:table-cell>
          <table:table-cell/>
          <table:table-cell table:formula="of:=[.F$2]*[.C277]^[.F$3]+[.F$4]*[.C277]^[.F$5]+[.F$6]*[.C27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59626.8581853514" calcext:value-type="float">
            <text:p>59 627</text:p>
          </table:table-cell>
          <table:table-cell/>
          <table:table-cell table:formula="of:=[.F$2]*[.C278]^[.F$3]+[.F$4]*[.C278]^[.F$5]+[.F$6]*[.C27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59626.8581853514" calcext:value-type="float">
            <text:p>59 627</text:p>
          </table:table-cell>
          <table:table-cell/>
          <table:table-cell table:formula="of:=[.F$2]*[.C279]^[.F$3]+[.F$4]*[.C279]^[.F$5]+[.F$6]*[.C27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59626.8581853514" calcext:value-type="float">
            <text:p>59 627</text:p>
          </table:table-cell>
          <table:table-cell/>
          <table:table-cell table:formula="of:=[.F$2]*[.C280]^[.F$3]+[.F$4]*[.C280]^[.F$5]+[.F$6]*[.C28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59626.8581853514" calcext:value-type="float">
            <text:p>59 627</text:p>
          </table:table-cell>
          <table:table-cell/>
          <table:table-cell table:formula="of:=[.F$2]*[.C281]^[.F$3]+[.F$4]*[.C281]^[.F$5]+[.F$6]*[.C28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59626.8581853514" calcext:value-type="float">
            <text:p>59 627</text:p>
          </table:table-cell>
          <table:table-cell/>
          <table:table-cell table:formula="of:=[.F$2]*[.C282]^[.F$3]+[.F$4]*[.C282]^[.F$5]+[.F$6]*[.C28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59626.8581853514" calcext:value-type="float">
            <text:p>59 627</text:p>
          </table:table-cell>
          <table:table-cell/>
          <table:table-cell table:formula="of:=[.F$2]*[.C283]^[.F$3]+[.F$4]*[.C283]^[.F$5]+[.F$6]*[.C28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59626.8581853514" calcext:value-type="float">
            <text:p>59 627</text:p>
          </table:table-cell>
          <table:table-cell/>
          <table:table-cell table:formula="of:=[.F$2]*[.C284]^[.F$3]+[.F$4]*[.C284]^[.F$5]+[.F$6]*[.C28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59626.8581853514" calcext:value-type="float">
            <text:p>59 627</text:p>
          </table:table-cell>
          <table:table-cell/>
          <table:table-cell table:formula="of:=[.F$2]*[.C285]^[.F$3]+[.F$4]*[.C285]^[.F$5]+[.F$6]*[.C28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59626.8581853514" calcext:value-type="float">
            <text:p>59 627</text:p>
          </table:table-cell>
          <table:table-cell/>
          <table:table-cell table:formula="of:=[.F$2]*[.C286]^[.F$3]+[.F$4]*[.C286]^[.F$5]+[.F$6]*[.C28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59626.8581853514" calcext:value-type="float">
            <text:p>59 627</text:p>
          </table:table-cell>
          <table:table-cell/>
          <table:table-cell table:formula="of:=[.F$2]*[.C287]^[.F$3]+[.F$4]*[.C287]^[.F$5]+[.F$6]*[.C28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59626.8581853514" calcext:value-type="float">
            <text:p>59 627</text:p>
          </table:table-cell>
          <table:table-cell/>
          <table:table-cell table:formula="of:=[.F$2]*[.C288]^[.F$3]+[.F$4]*[.C288]^[.F$5]+[.F$6]*[.C28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59626.8581853514" calcext:value-type="float">
            <text:p>59 627</text:p>
          </table:table-cell>
          <table:table-cell/>
          <table:table-cell table:formula="of:=[.F$2]*[.C289]^[.F$3]+[.F$4]*[.C289]^[.F$5]+[.F$6]*[.C28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59626.8581853514" calcext:value-type="float">
            <text:p>59 627</text:p>
          </table:table-cell>
          <table:table-cell/>
          <table:table-cell table:formula="of:=[.F$2]*[.C290]^[.F$3]+[.F$4]*[.C290]^[.F$5]+[.F$6]*[.C29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59626.8581853514" calcext:value-type="float">
            <text:p>59 627</text:p>
          </table:table-cell>
          <table:table-cell/>
          <table:table-cell table:formula="of:=[.F$2]*[.C291]^[.F$3]+[.F$4]*[.C291]^[.F$5]+[.F$6]*[.C29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59626.8581853514" calcext:value-type="float">
            <text:p>59 627</text:p>
          </table:table-cell>
          <table:table-cell/>
          <table:table-cell table:formula="of:=[.F$2]*[.C292]^[.F$3]+[.F$4]*[.C292]^[.F$5]+[.F$6]*[.C29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59626.8581853514" calcext:value-type="float">
            <text:p>59 627</text:p>
          </table:table-cell>
          <table:table-cell/>
          <table:table-cell table:formula="of:=[.F$2]*[.C293]^[.F$3]+[.F$4]*[.C293]^[.F$5]+[.F$6]*[.C29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59626.8581853514" calcext:value-type="float">
            <text:p>59 627</text:p>
          </table:table-cell>
          <table:table-cell/>
          <table:table-cell table:formula="of:=[.F$2]*[.C294]^[.F$3]+[.F$4]*[.C294]^[.F$5]+[.F$6]*[.C29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59626.8581853514" calcext:value-type="float">
            <text:p>59 627</text:p>
          </table:table-cell>
          <table:table-cell/>
          <table:table-cell table:formula="of:=[.F$2]*[.C295]^[.F$3]+[.F$4]*[.C295]^[.F$5]+[.F$6]*[.C29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59626.8581853514" calcext:value-type="float">
            <text:p>59 627</text:p>
          </table:table-cell>
          <table:table-cell/>
          <table:table-cell table:formula="of:=[.F$2]*[.C296]^[.F$3]+[.F$4]*[.C296]^[.F$5]+[.F$6]*[.C29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59626.8581853514" calcext:value-type="float">
            <text:p>59 627</text:p>
          </table:table-cell>
          <table:table-cell/>
          <table:table-cell table:formula="of:=[.F$2]*[.C297]^[.F$3]+[.F$4]*[.C297]^[.F$5]+[.F$6]*[.C29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59626.8581853514" calcext:value-type="float">
            <text:p>59 627</text:p>
          </table:table-cell>
          <table:table-cell/>
          <table:table-cell table:formula="of:=[.F$2]*[.C298]^[.F$3]+[.F$4]*[.C298]^[.F$5]+[.F$6]*[.C29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59626.8581853514" calcext:value-type="float">
            <text:p>59 627</text:p>
          </table:table-cell>
          <table:table-cell/>
          <table:table-cell table:formula="of:=[.F$2]*[.C299]^[.F$3]+[.F$4]*[.C299]^[.F$5]+[.F$6]*[.C29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59626.8581853514" calcext:value-type="float">
            <text:p>59 627</text:p>
          </table:table-cell>
          <table:table-cell/>
          <table:table-cell table:formula="of:=[.F$2]*[.C300]^[.F$3]+[.F$4]*[.C300]^[.F$5]+[.F$6]*[.C30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59626.8581853514" calcext:value-type="float">
            <text:p>59 627</text:p>
          </table:table-cell>
          <table:table-cell/>
          <table:table-cell table:formula="of:=[.F$2]*[.C301]^[.F$3]+[.F$4]*[.C301]^[.F$5]+[.F$6]*[.C30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59626.8581853514" calcext:value-type="float">
            <text:p>59 627</text:p>
          </table:table-cell>
          <table:table-cell/>
          <table:table-cell table:formula="of:=[.F$2]*[.C302]^[.F$3]+[.F$4]*[.C302]^[.F$5]+[.F$6]*[.C30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59626.8581853514" calcext:value-type="float">
            <text:p>59 627</text:p>
          </table:table-cell>
          <table:table-cell/>
          <table:table-cell table:formula="of:=[.F$2]*[.C303]^[.F$3]+[.F$4]*[.C303]^[.F$5]+[.F$6]*[.C30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59626.8581853514" calcext:value-type="float">
            <text:p>59 627</text:p>
          </table:table-cell>
          <table:table-cell/>
          <table:table-cell table:formula="of:=[.F$2]*[.C304]^[.F$3]+[.F$4]*[.C304]^[.F$5]+[.F$6]*[.C30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59626.8581853514" calcext:value-type="float">
            <text:p>59 627</text:p>
          </table:table-cell>
          <table:table-cell/>
          <table:table-cell table:formula="of:=[.F$2]*[.C305]^[.F$3]+[.F$4]*[.C305]^[.F$5]+[.F$6]*[.C30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59626.8581853514" calcext:value-type="float">
            <text:p>59 627</text:p>
          </table:table-cell>
          <table:table-cell/>
          <table:table-cell table:formula="of:=[.F$2]*[.C306]^[.F$3]+[.F$4]*[.C306]^[.F$5]+[.F$6]*[.C30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59626.8581853514" calcext:value-type="float">
            <text:p>59 627</text:p>
          </table:table-cell>
          <table:table-cell/>
          <table:table-cell table:formula="of:=[.F$2]*[.C307]^[.F$3]+[.F$4]*[.C307]^[.F$5]+[.F$6]*[.C30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59626.8581853514" calcext:value-type="float">
            <text:p>59 627</text:p>
          </table:table-cell>
          <table:table-cell/>
          <table:table-cell table:formula="of:=[.F$2]*[.C308]^[.F$3]+[.F$4]*[.C308]^[.F$5]+[.F$6]*[.C30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59626.8581853514" calcext:value-type="float">
            <text:p>59 627</text:p>
          </table:table-cell>
          <table:table-cell/>
          <table:table-cell table:formula="of:=[.F$2]*[.C309]^[.F$3]+[.F$4]*[.C309]^[.F$5]+[.F$6]*[.C30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59626.8581853514" calcext:value-type="float">
            <text:p>59 627</text:p>
          </table:table-cell>
          <table:table-cell/>
          <table:table-cell table:formula="of:=[.F$2]*[.C310]^[.F$3]+[.F$4]*[.C310]^[.F$5]+[.F$6]*[.C31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59626.8581853514" calcext:value-type="float">
            <text:p>59 627</text:p>
          </table:table-cell>
          <table:table-cell/>
          <table:table-cell table:formula="of:=[.F$2]*[.C311]^[.F$3]+[.F$4]*[.C311]^[.F$5]+[.F$6]*[.C31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59626.8581853514" calcext:value-type="float">
            <text:p>59 627</text:p>
          </table:table-cell>
          <table:table-cell/>
          <table:table-cell table:formula="of:=[.F$2]*[.C312]^[.F$3]+[.F$4]*[.C312]^[.F$5]+[.F$6]*[.C31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59626.8581853514" calcext:value-type="float">
            <text:p>59 627</text:p>
          </table:table-cell>
          <table:table-cell/>
          <table:table-cell table:formula="of:=[.F$2]*[.C313]^[.F$3]+[.F$4]*[.C313]^[.F$5]+[.F$6]*[.C31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59626.8581853514" calcext:value-type="float">
            <text:p>59 627</text:p>
          </table:table-cell>
          <table:table-cell/>
          <table:table-cell table:formula="of:=[.F$2]*[.C314]^[.F$3]+[.F$4]*[.C314]^[.F$5]+[.F$6]*[.C31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59626.8581853514" calcext:value-type="float">
            <text:p>59 627</text:p>
          </table:table-cell>
          <table:table-cell/>
          <table:table-cell table:formula="of:=[.F$2]*[.C315]^[.F$3]+[.F$4]*[.C315]^[.F$5]+[.F$6]*[.C31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59626.8581853514" calcext:value-type="float">
            <text:p>59 627</text:p>
          </table:table-cell>
          <table:table-cell/>
          <table:table-cell table:formula="of:=[.F$2]*[.C316]^[.F$3]+[.F$4]*[.C316]^[.F$5]+[.F$6]*[.C31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59626.8581853514" calcext:value-type="float">
            <text:p>59 627</text:p>
          </table:table-cell>
          <table:table-cell/>
          <table:table-cell table:formula="of:=[.F$2]*[.C317]^[.F$3]+[.F$4]*[.C317]^[.F$5]+[.F$6]*[.C31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59626.8581853514" calcext:value-type="float">
            <text:p>59 627</text:p>
          </table:table-cell>
          <table:table-cell/>
          <table:table-cell table:formula="of:=[.F$2]*[.C318]^[.F$3]+[.F$4]*[.C318]^[.F$5]+[.F$6]*[.C31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59626.8581853514" calcext:value-type="float">
            <text:p>59 627</text:p>
          </table:table-cell>
          <table:table-cell/>
          <table:table-cell table:formula="of:=[.F$2]*[.C319]^[.F$3]+[.F$4]*[.C319]^[.F$5]+[.F$6]*[.C31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59626.8581853514" calcext:value-type="float">
            <text:p>59 627</text:p>
          </table:table-cell>
          <table:table-cell/>
          <table:table-cell table:formula="of:=[.F$2]*[.C320]^[.F$3]+[.F$4]*[.C320]^[.F$5]+[.F$6]*[.C32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59626.8581853514" calcext:value-type="float">
            <text:p>59 627</text:p>
          </table:table-cell>
          <table:table-cell/>
          <table:table-cell table:formula="of:=[.F$2]*[.C321]^[.F$3]+[.F$4]*[.C321]^[.F$5]+[.F$6]*[.C32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59626.8581853514" calcext:value-type="float">
            <text:p>59 627</text:p>
          </table:table-cell>
          <table:table-cell/>
          <table:table-cell table:formula="of:=[.F$2]*[.C322]^[.F$3]+[.F$4]*[.C322]^[.F$5]+[.F$6]*[.C32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59626.8581853514" calcext:value-type="float">
            <text:p>59 627</text:p>
          </table:table-cell>
          <table:table-cell/>
          <table:table-cell table:formula="of:=[.F$2]*[.C323]^[.F$3]+[.F$4]*[.C323]^[.F$5]+[.F$6]*[.C32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59626.8581853514" calcext:value-type="float">
            <text:p>59 627</text:p>
          </table:table-cell>
          <table:table-cell/>
          <table:table-cell table:formula="of:=[.F$2]*[.C324]^[.F$3]+[.F$4]*[.C324]^[.F$5]+[.F$6]*[.C32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59626.8581853514" calcext:value-type="float">
            <text:p>59 627</text:p>
          </table:table-cell>
          <table:table-cell/>
          <table:table-cell table:formula="of:=[.F$2]*[.C325]^[.F$3]+[.F$4]*[.C325]^[.F$5]+[.F$6]*[.C32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59626.8581853514" calcext:value-type="float">
            <text:p>59 627</text:p>
          </table:table-cell>
          <table:table-cell/>
          <table:table-cell table:formula="of:=[.F$2]*[.C326]^[.F$3]+[.F$4]*[.C326]^[.F$5]+[.F$6]*[.C32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59626.8581853514" calcext:value-type="float">
            <text:p>59 627</text:p>
          </table:table-cell>
          <table:table-cell/>
          <table:table-cell table:formula="of:=[.F$2]*[.C327]^[.F$3]+[.F$4]*[.C327]^[.F$5]+[.F$6]*[.C32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59626.8581853514" calcext:value-type="float">
            <text:p>59 627</text:p>
          </table:table-cell>
          <table:table-cell/>
          <table:table-cell table:formula="of:=[.F$2]*[.C328]^[.F$3]+[.F$4]*[.C328]^[.F$5]+[.F$6]*[.C32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59626.8581853514" calcext:value-type="float">
            <text:p>59 627</text:p>
          </table:table-cell>
          <table:table-cell/>
          <table:table-cell table:formula="of:=[.F$2]*[.C329]^[.F$3]+[.F$4]*[.C329]^[.F$5]+[.F$6]*[.C32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59626.8581853514" calcext:value-type="float">
            <text:p>59 627</text:p>
          </table:table-cell>
          <table:table-cell/>
          <table:table-cell table:formula="of:=[.F$2]*[.C330]^[.F$3]+[.F$4]*[.C330]^[.F$5]+[.F$6]*[.C33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59626.8581853514" calcext:value-type="float">
            <text:p>59 627</text:p>
          </table:table-cell>
          <table:table-cell/>
          <table:table-cell table:formula="of:=[.F$2]*[.C331]^[.F$3]+[.F$4]*[.C331]^[.F$5]+[.F$6]*[.C33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59626.8581853514" calcext:value-type="float">
            <text:p>59 627</text:p>
          </table:table-cell>
          <table:table-cell/>
          <table:table-cell table:formula="of:=[.F$2]*[.C332]^[.F$3]+[.F$4]*[.C332]^[.F$5]+[.F$6]*[.C33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59626.8581853514" calcext:value-type="float">
            <text:p>59 627</text:p>
          </table:table-cell>
          <table:table-cell/>
          <table:table-cell table:formula="of:=[.F$2]*[.C333]^[.F$3]+[.F$4]*[.C333]^[.F$5]+[.F$6]*[.C33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59626.8581853514" calcext:value-type="float">
            <text:p>59 627</text:p>
          </table:table-cell>
          <table:table-cell/>
          <table:table-cell table:formula="of:=[.F$2]*[.C334]^[.F$3]+[.F$4]*[.C334]^[.F$5]+[.F$6]*[.C33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59626.8581853514" calcext:value-type="float">
            <text:p>59 627</text:p>
          </table:table-cell>
          <table:table-cell/>
          <table:table-cell table:formula="of:=[.F$2]*[.C335]^[.F$3]+[.F$4]*[.C335]^[.F$5]+[.F$6]*[.C33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59626.8581853514" calcext:value-type="float">
            <text:p>59 627</text:p>
          </table:table-cell>
          <table:table-cell/>
          <table:table-cell table:formula="of:=[.F$2]*[.C336]^[.F$3]+[.F$4]*[.C336]^[.F$5]+[.F$6]*[.C33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59626.8581853514" calcext:value-type="float">
            <text:p>59 627</text:p>
          </table:table-cell>
          <table:table-cell/>
          <table:table-cell table:formula="of:=[.F$2]*[.C337]^[.F$3]+[.F$4]*[.C337]^[.F$5]+[.F$6]*[.C33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59626.8581853514" calcext:value-type="float">
            <text:p>59 627</text:p>
          </table:table-cell>
          <table:table-cell/>
          <table:table-cell table:formula="of:=[.F$2]*[.C338]^[.F$3]+[.F$4]*[.C338]^[.F$5]+[.F$6]*[.C33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59626.8581853514" calcext:value-type="float">
            <text:p>59 627</text:p>
          </table:table-cell>
          <table:table-cell/>
          <table:table-cell table:formula="of:=[.F$2]*[.C339]^[.F$3]+[.F$4]*[.C339]^[.F$5]+[.F$6]*[.C33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59626.8581853514" calcext:value-type="float">
            <text:p>59 627</text:p>
          </table:table-cell>
          <table:table-cell/>
          <table:table-cell table:formula="of:=[.F$2]*[.C340]^[.F$3]+[.F$4]*[.C340]^[.F$5]+[.F$6]*[.C34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59626.8581853514" calcext:value-type="float">
            <text:p>59 627</text:p>
          </table:table-cell>
          <table:table-cell/>
          <table:table-cell table:formula="of:=[.F$2]*[.C341]^[.F$3]+[.F$4]*[.C341]^[.F$5]+[.F$6]*[.C34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59626.8581853514" calcext:value-type="float">
            <text:p>59 627</text:p>
          </table:table-cell>
          <table:table-cell/>
          <table:table-cell table:formula="of:=[.F$2]*[.C342]^[.F$3]+[.F$4]*[.C342]^[.F$5]+[.F$6]*[.C34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59626.8581853514" calcext:value-type="float">
            <text:p>59 627</text:p>
          </table:table-cell>
          <table:table-cell/>
          <table:table-cell table:formula="of:=[.F$2]*[.C343]^[.F$3]+[.F$4]*[.C343]^[.F$5]+[.F$6]*[.C34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59626.8581853514" calcext:value-type="float">
            <text:p>59 627</text:p>
          </table:table-cell>
          <table:table-cell/>
          <table:table-cell table:formula="of:=[.F$2]*[.C344]^[.F$3]+[.F$4]*[.C344]^[.F$5]+[.F$6]*[.C34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59626.8581853514" calcext:value-type="float">
            <text:p>59 627</text:p>
          </table:table-cell>
          <table:table-cell/>
          <table:table-cell table:formula="of:=[.F$2]*[.C345]^[.F$3]+[.F$4]*[.C345]^[.F$5]+[.F$6]*[.C34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59626.8581853514" calcext:value-type="float">
            <text:p>59 627</text:p>
          </table:table-cell>
          <table:table-cell/>
          <table:table-cell table:formula="of:=[.F$2]*[.C346]^[.F$3]+[.F$4]*[.C346]^[.F$5]+[.F$6]*[.C34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59626.8581853514" calcext:value-type="float">
            <text:p>59 627</text:p>
          </table:table-cell>
          <table:table-cell/>
          <table:table-cell table:formula="of:=[.F$2]*[.C347]^[.F$3]+[.F$4]*[.C347]^[.F$5]+[.F$6]*[.C34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59626.8581853514" calcext:value-type="float">
            <text:p>59 627</text:p>
          </table:table-cell>
          <table:table-cell/>
          <table:table-cell table:formula="of:=[.F$2]*[.C348]^[.F$3]+[.F$4]*[.C348]^[.F$5]+[.F$6]*[.C34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59626.8581853514" calcext:value-type="float">
            <text:p>59 627</text:p>
          </table:table-cell>
          <table:table-cell/>
          <table:table-cell table:formula="of:=[.F$2]*[.C349]^[.F$3]+[.F$4]*[.C349]^[.F$5]+[.F$6]*[.C34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59626.8581853514" calcext:value-type="float">
            <text:p>59 627</text:p>
          </table:table-cell>
          <table:table-cell/>
          <table:table-cell table:formula="of:=[.F$2]*[.C350]^[.F$3]+[.F$4]*[.C350]^[.F$5]+[.F$6]*[.C35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59626.8581853514" calcext:value-type="float">
            <text:p>59 627</text:p>
          </table:table-cell>
          <table:table-cell/>
          <table:table-cell table:formula="of:=[.F$2]*[.C351]^[.F$3]+[.F$4]*[.C351]^[.F$5]+[.F$6]*[.C35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59626.8581853514" calcext:value-type="float">
            <text:p>59 627</text:p>
          </table:table-cell>
          <table:table-cell/>
          <table:table-cell table:formula="of:=[.F$2]*[.C352]^[.F$3]+[.F$4]*[.C352]^[.F$5]+[.F$6]*[.C35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59626.8581853514" calcext:value-type="float">
            <text:p>59 627</text:p>
          </table:table-cell>
          <table:table-cell/>
          <table:table-cell table:formula="of:=[.F$2]*[.C353]^[.F$3]+[.F$4]*[.C353]^[.F$5]+[.F$6]*[.C35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59626.8581853514" calcext:value-type="float">
            <text:p>59 627</text:p>
          </table:table-cell>
          <table:table-cell/>
          <table:table-cell table:formula="of:=[.F$2]*[.C354]^[.F$3]+[.F$4]*[.C354]^[.F$5]+[.F$6]*[.C35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59626.8581853514" calcext:value-type="float">
            <text:p>59 627</text:p>
          </table:table-cell>
          <table:table-cell/>
          <table:table-cell table:formula="of:=[.F$2]*[.C355]^[.F$3]+[.F$4]*[.C355]^[.F$5]+[.F$6]*[.C35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59626.8581853514" calcext:value-type="float">
            <text:p>59 627</text:p>
          </table:table-cell>
          <table:table-cell/>
          <table:table-cell table:formula="of:=[.F$2]*[.C356]^[.F$3]+[.F$4]*[.C356]^[.F$5]+[.F$6]*[.C35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59626.8581853514" calcext:value-type="float">
            <text:p>59 627</text:p>
          </table:table-cell>
          <table:table-cell/>
          <table:table-cell table:formula="of:=[.F$2]*[.C357]^[.F$3]+[.F$4]*[.C357]^[.F$5]+[.F$6]*[.C35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59626.8581853514" calcext:value-type="float">
            <text:p>59 627</text:p>
          </table:table-cell>
          <table:table-cell/>
          <table:table-cell table:formula="of:=[.F$2]*[.C358]^[.F$3]+[.F$4]*[.C358]^[.F$5]+[.F$6]*[.C35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59626.8581853514" calcext:value-type="float">
            <text:p>59 627</text:p>
          </table:table-cell>
          <table:table-cell/>
          <table:table-cell table:formula="of:=[.F$2]*[.C359]^[.F$3]+[.F$4]*[.C359]^[.F$5]+[.F$6]*[.C35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59626.8581853514" calcext:value-type="float">
            <text:p>59 627</text:p>
          </table:table-cell>
          <table:table-cell/>
          <table:table-cell table:formula="of:=[.F$2]*[.C360]^[.F$3]+[.F$4]*[.C360]^[.F$5]+[.F$6]*[.C36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59626.8581853514" calcext:value-type="float">
            <text:p>59 627</text:p>
          </table:table-cell>
          <table:table-cell/>
          <table:table-cell table:formula="of:=[.F$2]*[.C361]^[.F$3]+[.F$4]*[.C361]^[.F$5]+[.F$6]*[.C36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59626.8581853514" calcext:value-type="float">
            <text:p>59 627</text:p>
          </table:table-cell>
          <table:table-cell/>
          <table:table-cell table:formula="of:=[.F$2]*[.C362]^[.F$3]+[.F$4]*[.C362]^[.F$5]+[.F$6]*[.C36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59626.8581853514" calcext:value-type="float">
            <text:p>59 627</text:p>
          </table:table-cell>
          <table:table-cell/>
          <table:table-cell table:formula="of:=[.F$2]*[.C363]^[.F$3]+[.F$4]*[.C363]^[.F$5]+[.F$6]*[.C36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59626.8581853514" calcext:value-type="float">
            <text:p>59 627</text:p>
          </table:table-cell>
          <table:table-cell/>
          <table:table-cell table:formula="of:=[.F$2]*[.C364]^[.F$3]+[.F$4]*[.C364]^[.F$5]+[.F$6]*[.C36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59626.8581853514" calcext:value-type="float">
            <text:p>59 627</text:p>
          </table:table-cell>
          <table:table-cell/>
          <table:table-cell table:formula="of:=[.F$2]*[.C365]^[.F$3]+[.F$4]*[.C365]^[.F$5]+[.F$6]*[.C36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59626.8581853514" calcext:value-type="float">
            <text:p>59 627</text:p>
          </table:table-cell>
          <table:table-cell/>
          <table:table-cell table:formula="of:=[.F$2]*[.C366]^[.F$3]+[.F$4]*[.C366]^[.F$5]+[.F$6]*[.C36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59626.8581853514" calcext:value-type="float">
            <text:p>59 627</text:p>
          </table:table-cell>
          <table:table-cell/>
          <table:table-cell table:formula="of:=[.F$2]*[.C367]^[.F$3]+[.F$4]*[.C367]^[.F$5]+[.F$6]*[.C36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59626.8581853514" calcext:value-type="float">
            <text:p>59 627</text:p>
          </table:table-cell>
          <table:table-cell/>
          <table:table-cell table:formula="of:=[.F$2]*[.C368]^[.F$3]+[.F$4]*[.C368]^[.F$5]+[.F$6]*[.C36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59626.8581853514" calcext:value-type="float">
            <text:p>59 627</text:p>
          </table:table-cell>
          <table:table-cell/>
          <table:table-cell table:formula="of:=[.F$2]*[.C369]^[.F$3]+[.F$4]*[.C369]^[.F$5]+[.F$6]*[.C36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59626.8581853514" calcext:value-type="float">
            <text:p>59 627</text:p>
          </table:table-cell>
          <table:table-cell/>
          <table:table-cell table:formula="of:=[.F$2]*[.C370]^[.F$3]+[.F$4]*[.C370]^[.F$5]+[.F$6]*[.C37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59626.8581853514" calcext:value-type="float">
            <text:p>59 627</text:p>
          </table:table-cell>
          <table:table-cell/>
          <table:table-cell table:formula="of:=[.F$2]*[.C371]^[.F$3]+[.F$4]*[.C371]^[.F$5]+[.F$6]*[.C37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59626.8581853514" calcext:value-type="float">
            <text:p>59 627</text:p>
          </table:table-cell>
          <table:table-cell/>
          <table:table-cell table:formula="of:=[.F$2]*[.C372]^[.F$3]+[.F$4]*[.C372]^[.F$5]+[.F$6]*[.C37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59626.8581853514" calcext:value-type="float">
            <text:p>59 627</text:p>
          </table:table-cell>
          <table:table-cell/>
          <table:table-cell table:formula="of:=[.F$2]*[.C373]^[.F$3]+[.F$4]*[.C373]^[.F$5]+[.F$6]*[.C37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59626.8581853514" calcext:value-type="float">
            <text:p>59 627</text:p>
          </table:table-cell>
          <table:table-cell/>
          <table:table-cell table:formula="of:=[.F$2]*[.C374]^[.F$3]+[.F$4]*[.C374]^[.F$5]+[.F$6]*[.C37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59626.8581853514" calcext:value-type="float">
            <text:p>59 627</text:p>
          </table:table-cell>
          <table:table-cell/>
          <table:table-cell table:formula="of:=[.F$2]*[.C375]^[.F$3]+[.F$4]*[.C375]^[.F$5]+[.F$6]*[.C37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59626.8581853514" calcext:value-type="float">
            <text:p>59 627</text:p>
          </table:table-cell>
          <table:table-cell/>
          <table:table-cell table:formula="of:=[.F$2]*[.C376]^[.F$3]+[.F$4]*[.C376]^[.F$5]+[.F$6]*[.C37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59626.8581853514" calcext:value-type="float">
            <text:p>59 627</text:p>
          </table:table-cell>
          <table:table-cell/>
          <table:table-cell table:formula="of:=[.F$2]*[.C377]^[.F$3]+[.F$4]*[.C377]^[.F$5]+[.F$6]*[.C37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59626.8581853514" calcext:value-type="float">
            <text:p>59 627</text:p>
          </table:table-cell>
          <table:table-cell/>
          <table:table-cell table:formula="of:=[.F$2]*[.C378]^[.F$3]+[.F$4]*[.C378]^[.F$5]+[.F$6]*[.C37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59626.8581853514" calcext:value-type="float">
            <text:p>59 627</text:p>
          </table:table-cell>
          <table:table-cell/>
          <table:table-cell table:formula="of:=[.F$2]*[.C379]^[.F$3]+[.F$4]*[.C379]^[.F$5]+[.F$6]*[.C37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59626.8581853514" calcext:value-type="float">
            <text:p>59 627</text:p>
          </table:table-cell>
          <table:table-cell/>
          <table:table-cell table:formula="of:=[.F$2]*[.C380]^[.F$3]+[.F$4]*[.C380]^[.F$5]+[.F$6]*[.C38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59626.8581853514" calcext:value-type="float">
            <text:p>59 627</text:p>
          </table:table-cell>
          <table:table-cell/>
          <table:table-cell table:formula="of:=[.F$2]*[.C381]^[.F$3]+[.F$4]*[.C381]^[.F$5]+[.F$6]*[.C38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59626.8581853514" calcext:value-type="float">
            <text:p>59 627</text:p>
          </table:table-cell>
          <table:table-cell/>
          <table:table-cell table:formula="of:=[.F$2]*[.C382]^[.F$3]+[.F$4]*[.C382]^[.F$5]+[.F$6]*[.C38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59626.8581853514" calcext:value-type="float">
            <text:p>59 627</text:p>
          </table:table-cell>
          <table:table-cell/>
          <table:table-cell table:formula="of:=[.F$2]*[.C383]^[.F$3]+[.F$4]*[.C383]^[.F$5]+[.F$6]*[.C38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59626.8581853514" calcext:value-type="float">
            <text:p>59 627</text:p>
          </table:table-cell>
          <table:table-cell/>
          <table:table-cell table:formula="of:=[.F$2]*[.C384]^[.F$3]+[.F$4]*[.C384]^[.F$5]+[.F$6]*[.C38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59626.8581853514" calcext:value-type="float">
            <text:p>59 627</text:p>
          </table:table-cell>
          <table:table-cell/>
          <table:table-cell table:formula="of:=[.F$2]*[.C385]^[.F$3]+[.F$4]*[.C385]^[.F$5]+[.F$6]*[.C38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59626.8581853514" calcext:value-type="float">
            <text:p>59 627</text:p>
          </table:table-cell>
          <table:table-cell/>
          <table:table-cell table:formula="of:=[.F$2]*[.C386]^[.F$3]+[.F$4]*[.C386]^[.F$5]+[.F$6]*[.C38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59626.8581853514" calcext:value-type="float">
            <text:p>59 627</text:p>
          </table:table-cell>
          <table:table-cell/>
          <table:table-cell table:formula="of:=[.F$2]*[.C387]^[.F$3]+[.F$4]*[.C387]^[.F$5]+[.F$6]*[.C38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59626.8581853514" calcext:value-type="float">
            <text:p>59 627</text:p>
          </table:table-cell>
          <table:table-cell/>
          <table:table-cell table:formula="of:=[.F$2]*[.C388]^[.F$3]+[.F$4]*[.C388]^[.F$5]+[.F$6]*[.C38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59626.8581853514" calcext:value-type="float">
            <text:p>59 627</text:p>
          </table:table-cell>
          <table:table-cell/>
          <table:table-cell table:formula="of:=[.F$2]*[.C389]^[.F$3]+[.F$4]*[.C389]^[.F$5]+[.F$6]*[.C38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59626.8581853514" calcext:value-type="float">
            <text:p>59 627</text:p>
          </table:table-cell>
          <table:table-cell/>
          <table:table-cell table:formula="of:=[.F$2]*[.C390]^[.F$3]+[.F$4]*[.C390]^[.F$5]+[.F$6]*[.C39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59626.8581853514" calcext:value-type="float">
            <text:p>59 627</text:p>
          </table:table-cell>
          <table:table-cell/>
          <table:table-cell table:formula="of:=[.F$2]*[.C391]^[.F$3]+[.F$4]*[.C391]^[.F$5]+[.F$6]*[.C39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59626.8581853514" calcext:value-type="float">
            <text:p>59 627</text:p>
          </table:table-cell>
          <table:table-cell/>
          <table:table-cell table:formula="of:=[.F$2]*[.C392]^[.F$3]+[.F$4]*[.C392]^[.F$5]+[.F$6]*[.C39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59626.8581853514" calcext:value-type="float">
            <text:p>59 627</text:p>
          </table:table-cell>
          <table:table-cell/>
          <table:table-cell table:formula="of:=[.F$2]*[.C393]^[.F$3]+[.F$4]*[.C393]^[.F$5]+[.F$6]*[.C39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59626.8581853514" calcext:value-type="float">
            <text:p>59 627</text:p>
          </table:table-cell>
          <table:table-cell/>
          <table:table-cell table:formula="of:=[.F$2]*[.C394]^[.F$3]+[.F$4]*[.C394]^[.F$5]+[.F$6]*[.C39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59626.8581853514" calcext:value-type="float">
            <text:p>59 627</text:p>
          </table:table-cell>
          <table:table-cell/>
          <table:table-cell table:formula="of:=[.F$2]*[.C395]^[.F$3]+[.F$4]*[.C395]^[.F$5]+[.F$6]*[.C39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59626.8581853514" calcext:value-type="float">
            <text:p>59 627</text:p>
          </table:table-cell>
          <table:table-cell/>
          <table:table-cell table:formula="of:=[.F$2]*[.C396]^[.F$3]+[.F$4]*[.C396]^[.F$5]+[.F$6]*[.C39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59626.8581853514" calcext:value-type="float">
            <text:p>59 627</text:p>
          </table:table-cell>
          <table:table-cell/>
          <table:table-cell table:formula="of:=[.F$2]*[.C397]^[.F$3]+[.F$4]*[.C397]^[.F$5]+[.F$6]*[.C39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59626.8581853514" calcext:value-type="float">
            <text:p>59 627</text:p>
          </table:table-cell>
          <table:table-cell/>
          <table:table-cell table:formula="of:=[.F$2]*[.C398]^[.F$3]+[.F$4]*[.C398]^[.F$5]+[.F$6]*[.C39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59626.8581853514" calcext:value-type="float">
            <text:p>59 627</text:p>
          </table:table-cell>
          <table:table-cell/>
          <table:table-cell table:formula="of:=[.F$2]*[.C399]^[.F$3]+[.F$4]*[.C399]^[.F$5]+[.F$6]*[.C39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59626.8581853514" calcext:value-type="float">
            <text:p>59 627</text:p>
          </table:table-cell>
          <table:table-cell/>
          <table:table-cell table:formula="of:=[.F$2]*[.C400]^[.F$3]+[.F$4]*[.C400]^[.F$5]+[.F$6]*[.C40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59626.8581853514" calcext:value-type="float">
            <text:p>59 627</text:p>
          </table:table-cell>
          <table:table-cell/>
          <table:table-cell table:formula="of:=[.F$2]*[.C401]^[.F$3]+[.F$4]*[.C401]^[.F$5]+[.F$6]*[.C40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59626.8581853514" calcext:value-type="float">
            <text:p>59 627</text:p>
          </table:table-cell>
          <table:table-cell/>
          <table:table-cell table:formula="of:=[.F$2]*[.C402]^[.F$3]+[.F$4]*[.C402]^[.F$5]+[.F$6]*[.C40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59626.8581853514" calcext:value-type="float">
            <text:p>59 627</text:p>
          </table:table-cell>
          <table:table-cell/>
          <table:table-cell table:formula="of:=[.F$2]*[.C403]^[.F$3]+[.F$4]*[.C403]^[.F$5]+[.F$6]*[.C40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59626.8581853514" calcext:value-type="float">
            <text:p>59 627</text:p>
          </table:table-cell>
          <table:table-cell/>
          <table:table-cell table:formula="of:=[.F$2]*[.C404]^[.F$3]+[.F$4]*[.C404]^[.F$5]+[.F$6]*[.C40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59626.8581853514" calcext:value-type="float">
            <text:p>59 627</text:p>
          </table:table-cell>
          <table:table-cell/>
          <table:table-cell table:formula="of:=[.F$2]*[.C405]^[.F$3]+[.F$4]*[.C405]^[.F$5]+[.F$6]*[.C40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59626.8581853514" calcext:value-type="float">
            <text:p>59 627</text:p>
          </table:table-cell>
          <table:table-cell/>
          <table:table-cell table:formula="of:=[.F$2]*[.C406]^[.F$3]+[.F$4]*[.C406]^[.F$5]+[.F$6]*[.C40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59626.8581853514" calcext:value-type="float">
            <text:p>59 627</text:p>
          </table:table-cell>
          <table:table-cell/>
          <table:table-cell table:formula="of:=[.F$2]*[.C407]^[.F$3]+[.F$4]*[.C407]^[.F$5]+[.F$6]*[.C40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59626.8581853514" calcext:value-type="float">
            <text:p>59 627</text:p>
          </table:table-cell>
          <table:table-cell/>
          <table:table-cell table:formula="of:=[.F$2]*[.C408]^[.F$3]+[.F$4]*[.C408]^[.F$5]+[.F$6]*[.C40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59626.8581853514" calcext:value-type="float">
            <text:p>59 627</text:p>
          </table:table-cell>
          <table:table-cell/>
          <table:table-cell table:formula="of:=[.F$2]*[.C409]^[.F$3]+[.F$4]*[.C409]^[.F$5]+[.F$6]*[.C40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59626.8581853514" calcext:value-type="float">
            <text:p>59 627</text:p>
          </table:table-cell>
          <table:table-cell/>
          <table:table-cell table:formula="of:=[.F$2]*[.C410]^[.F$3]+[.F$4]*[.C410]^[.F$5]+[.F$6]*[.C41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59626.8581853514" calcext:value-type="float">
            <text:p>59 627</text:p>
          </table:table-cell>
          <table:table-cell/>
          <table:table-cell table:formula="of:=[.F$2]*[.C411]^[.F$3]+[.F$4]*[.C411]^[.F$5]+[.F$6]*[.C41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59626.8581853514" calcext:value-type="float">
            <text:p>59 627</text:p>
          </table:table-cell>
          <table:table-cell/>
          <table:table-cell table:formula="of:=[.F$2]*[.C412]^[.F$3]+[.F$4]*[.C412]^[.F$5]+[.F$6]*[.C41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59626.8581853514" calcext:value-type="float">
            <text:p>59 627</text:p>
          </table:table-cell>
          <table:table-cell/>
          <table:table-cell table:formula="of:=[.F$2]*[.C413]^[.F$3]+[.F$4]*[.C413]^[.F$5]+[.F$6]*[.C41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59626.8581853514" calcext:value-type="float">
            <text:p>59 627</text:p>
          </table:table-cell>
          <table:table-cell/>
          <table:table-cell table:formula="of:=[.F$2]*[.C414]^[.F$3]+[.F$4]*[.C414]^[.F$5]+[.F$6]*[.C41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59626.8581853514" calcext:value-type="float">
            <text:p>59 627</text:p>
          </table:table-cell>
          <table:table-cell/>
          <table:table-cell table:formula="of:=[.F$2]*[.C415]^[.F$3]+[.F$4]*[.C415]^[.F$5]+[.F$6]*[.C41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59626.8581853514" calcext:value-type="float">
            <text:p>59 627</text:p>
          </table:table-cell>
          <table:table-cell/>
          <table:table-cell table:formula="of:=[.F$2]*[.C416]^[.F$3]+[.F$4]*[.C416]^[.F$5]+[.F$6]*[.C41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59626.8581853514" calcext:value-type="float">
            <text:p>59 627</text:p>
          </table:table-cell>
          <table:table-cell/>
          <table:table-cell table:formula="of:=[.F$2]*[.C417]^[.F$3]+[.F$4]*[.C417]^[.F$5]+[.F$6]*[.C41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59626.8581853514" calcext:value-type="float">
            <text:p>59 627</text:p>
          </table:table-cell>
          <table:table-cell/>
          <table:table-cell table:formula="of:=[.F$2]*[.C418]^[.F$3]+[.F$4]*[.C418]^[.F$5]+[.F$6]*[.C41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59626.8581853514" calcext:value-type="float">
            <text:p>59 627</text:p>
          </table:table-cell>
          <table:table-cell/>
          <table:table-cell table:formula="of:=[.F$2]*[.C419]^[.F$3]+[.F$4]*[.C419]^[.F$5]+[.F$6]*[.C41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59626.8581853514" calcext:value-type="float">
            <text:p>59 627</text:p>
          </table:table-cell>
          <table:table-cell/>
          <table:table-cell table:formula="of:=[.F$2]*[.C420]^[.F$3]+[.F$4]*[.C420]^[.F$5]+[.F$6]*[.C42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59626.8581853514" calcext:value-type="float">
            <text:p>59 627</text:p>
          </table:table-cell>
          <table:table-cell/>
          <table:table-cell table:formula="of:=[.F$2]*[.C421]^[.F$3]+[.F$4]*[.C421]^[.F$5]+[.F$6]*[.C42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59626.8581853514" calcext:value-type="float">
            <text:p>59 627</text:p>
          </table:table-cell>
          <table:table-cell/>
          <table:table-cell table:formula="of:=[.F$2]*[.C422]^[.F$3]+[.F$4]*[.C422]^[.F$5]+[.F$6]*[.C42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59626.8581853514" calcext:value-type="float">
            <text:p>59 627</text:p>
          </table:table-cell>
          <table:table-cell/>
          <table:table-cell table:formula="of:=[.F$2]*[.C423]^[.F$3]+[.F$4]*[.C423]^[.F$5]+[.F$6]*[.C42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59626.8581853514" calcext:value-type="float">
            <text:p>59 627</text:p>
          </table:table-cell>
          <table:table-cell/>
          <table:table-cell table:formula="of:=[.F$2]*[.C424]^[.F$3]+[.F$4]*[.C424]^[.F$5]+[.F$6]*[.C42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59626.8581853514" calcext:value-type="float">
            <text:p>59 627</text:p>
          </table:table-cell>
          <table:table-cell/>
          <table:table-cell table:formula="of:=[.F$2]*[.C425]^[.F$3]+[.F$4]*[.C425]^[.F$5]+[.F$6]*[.C42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59626.8581853514" calcext:value-type="float">
            <text:p>59 627</text:p>
          </table:table-cell>
          <table:table-cell/>
          <table:table-cell table:formula="of:=[.F$2]*[.C426]^[.F$3]+[.F$4]*[.C426]^[.F$5]+[.F$6]*[.C42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59626.8581853514" calcext:value-type="float">
            <text:p>59 627</text:p>
          </table:table-cell>
          <table:table-cell/>
          <table:table-cell table:formula="of:=[.F$2]*[.C427]^[.F$3]+[.F$4]*[.C427]^[.F$5]+[.F$6]*[.C42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59626.8581853514" calcext:value-type="float">
            <text:p>59 627</text:p>
          </table:table-cell>
          <table:table-cell/>
          <table:table-cell table:formula="of:=[.F$2]*[.C428]^[.F$3]+[.F$4]*[.C428]^[.F$5]+[.F$6]*[.C42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59626.8581853514" calcext:value-type="float">
            <text:p>59 627</text:p>
          </table:table-cell>
          <table:table-cell/>
          <table:table-cell table:formula="of:=[.F$2]*[.C429]^[.F$3]+[.F$4]*[.C429]^[.F$5]+[.F$6]*[.C42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59626.8581853514" calcext:value-type="float">
            <text:p>59 627</text:p>
          </table:table-cell>
          <table:table-cell/>
          <table:table-cell table:formula="of:=[.F$2]*[.C430]^[.F$3]+[.F$4]*[.C430]^[.F$5]+[.F$6]*[.C43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59626.8581853514" calcext:value-type="float">
            <text:p>59 627</text:p>
          </table:table-cell>
          <table:table-cell/>
          <table:table-cell table:formula="of:=[.F$2]*[.C431]^[.F$3]+[.F$4]*[.C431]^[.F$5]+[.F$6]*[.C43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59626.8581853514" calcext:value-type="float">
            <text:p>59 627</text:p>
          </table:table-cell>
          <table:table-cell/>
          <table:table-cell table:formula="of:=[.F$2]*[.C432]^[.F$3]+[.F$4]*[.C432]^[.F$5]+[.F$6]*[.C43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59626.8581853514" calcext:value-type="float">
            <text:p>59 627</text:p>
          </table:table-cell>
          <table:table-cell/>
          <table:table-cell table:formula="of:=[.F$2]*[.C433]^[.F$3]+[.F$4]*[.C433]^[.F$5]+[.F$6]*[.C43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59626.8581853514" calcext:value-type="float">
            <text:p>59 627</text:p>
          </table:table-cell>
          <table:table-cell/>
          <table:table-cell table:formula="of:=[.F$2]*[.C434]^[.F$3]+[.F$4]*[.C434]^[.F$5]+[.F$6]*[.C43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59626.8581853514" calcext:value-type="float">
            <text:p>59 627</text:p>
          </table:table-cell>
          <table:table-cell/>
          <table:table-cell table:formula="of:=[.F$2]*[.C435]^[.F$3]+[.F$4]*[.C435]^[.F$5]+[.F$6]*[.C43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59626.8581853514" calcext:value-type="float">
            <text:p>59 627</text:p>
          </table:table-cell>
          <table:table-cell/>
          <table:table-cell table:formula="of:=[.F$2]*[.C436]^[.F$3]+[.F$4]*[.C436]^[.F$5]+[.F$6]*[.C43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59626.8581853514" calcext:value-type="float">
            <text:p>59 627</text:p>
          </table:table-cell>
          <table:table-cell/>
          <table:table-cell table:formula="of:=[.F$2]*[.C437]^[.F$3]+[.F$4]*[.C437]^[.F$5]+[.F$6]*[.C43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59626.8581853514" calcext:value-type="float">
            <text:p>59 627</text:p>
          </table:table-cell>
          <table:table-cell/>
          <table:table-cell table:formula="of:=[.F$2]*[.C438]^[.F$3]+[.F$4]*[.C438]^[.F$5]+[.F$6]*[.C43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59626.8581853514" calcext:value-type="float">
            <text:p>59 627</text:p>
          </table:table-cell>
          <table:table-cell/>
          <table:table-cell table:formula="of:=[.F$2]*[.C439]^[.F$3]+[.F$4]*[.C439]^[.F$5]+[.F$6]*[.C43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59626.8581853514" calcext:value-type="float">
            <text:p>59 627</text:p>
          </table:table-cell>
          <table:table-cell/>
          <table:table-cell table:formula="of:=[.F$2]*[.C440]^[.F$3]+[.F$4]*[.C440]^[.F$5]+[.F$6]*[.C44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59626.8581853514" calcext:value-type="float">
            <text:p>59 627</text:p>
          </table:table-cell>
          <table:table-cell/>
          <table:table-cell table:formula="of:=[.F$2]*[.C441]^[.F$3]+[.F$4]*[.C441]^[.F$5]+[.F$6]*[.C44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59626.8581853514" calcext:value-type="float">
            <text:p>59 627</text:p>
          </table:table-cell>
          <table:table-cell/>
          <table:table-cell table:formula="of:=[.F$2]*[.C442]^[.F$3]+[.F$4]*[.C442]^[.F$5]+[.F$6]*[.C44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59626.8581853514" calcext:value-type="float">
            <text:p>59 627</text:p>
          </table:table-cell>
          <table:table-cell/>
          <table:table-cell table:formula="of:=[.F$2]*[.C443]^[.F$3]+[.F$4]*[.C443]^[.F$5]+[.F$6]*[.C44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59626.8581853514" calcext:value-type="float">
            <text:p>59 627</text:p>
          </table:table-cell>
          <table:table-cell/>
          <table:table-cell table:formula="of:=[.F$2]*[.C444]^[.F$3]+[.F$4]*[.C444]^[.F$5]+[.F$6]*[.C44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59626.8581853514" calcext:value-type="float">
            <text:p>59 627</text:p>
          </table:table-cell>
          <table:table-cell/>
          <table:table-cell table:formula="of:=[.F$2]*[.C445]^[.F$3]+[.F$4]*[.C445]^[.F$5]+[.F$6]*[.C44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59626.8581853514" calcext:value-type="float">
            <text:p>59 627</text:p>
          </table:table-cell>
          <table:table-cell/>
          <table:table-cell table:formula="of:=[.F$2]*[.C446]^[.F$3]+[.F$4]*[.C446]^[.F$5]+[.F$6]*[.C44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59626.8581853514" calcext:value-type="float">
            <text:p>59 627</text:p>
          </table:table-cell>
          <table:table-cell/>
          <table:table-cell table:formula="of:=[.F$2]*[.C447]^[.F$3]+[.F$4]*[.C447]^[.F$5]+[.F$6]*[.C44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59626.8581853514" calcext:value-type="float">
            <text:p>59 627</text:p>
          </table:table-cell>
          <table:table-cell/>
          <table:table-cell table:formula="of:=[.F$2]*[.C448]^[.F$3]+[.F$4]*[.C448]^[.F$5]+[.F$6]*[.C44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59626.8581853514" calcext:value-type="float">
            <text:p>59 627</text:p>
          </table:table-cell>
          <table:table-cell/>
          <table:table-cell table:formula="of:=[.F$2]*[.C449]^[.F$3]+[.F$4]*[.C449]^[.F$5]+[.F$6]*[.C44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59626.8581853514" calcext:value-type="float">
            <text:p>59 627</text:p>
          </table:table-cell>
          <table:table-cell/>
          <table:table-cell table:formula="of:=[.F$2]*[.C450]^[.F$3]+[.F$4]*[.C450]^[.F$5]+[.F$6]*[.C45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59626.8581853514" calcext:value-type="float">
            <text:p>59 627</text:p>
          </table:table-cell>
          <table:table-cell/>
          <table:table-cell table:formula="of:=[.F$2]*[.C451]^[.F$3]+[.F$4]*[.C451]^[.F$5]+[.F$6]*[.C45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59626.8581853514" calcext:value-type="float">
            <text:p>59 627</text:p>
          </table:table-cell>
          <table:table-cell/>
          <table:table-cell table:formula="of:=[.F$2]*[.C452]^[.F$3]+[.F$4]*[.C452]^[.F$5]+[.F$6]*[.C45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59626.8581853514" calcext:value-type="float">
            <text:p>59 627</text:p>
          </table:table-cell>
          <table:table-cell/>
          <table:table-cell table:formula="of:=[.F$2]*[.C453]^[.F$3]+[.F$4]*[.C453]^[.F$5]+[.F$6]*[.C45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59626.8581853514" calcext:value-type="float">
            <text:p>59 627</text:p>
          </table:table-cell>
          <table:table-cell/>
          <table:table-cell table:formula="of:=[.F$2]*[.C454]^[.F$3]+[.F$4]*[.C454]^[.F$5]+[.F$6]*[.C45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59626.8581853514" calcext:value-type="float">
            <text:p>59 627</text:p>
          </table:table-cell>
          <table:table-cell/>
          <table:table-cell table:formula="of:=[.F$2]*[.C455]^[.F$3]+[.F$4]*[.C455]^[.F$5]+[.F$6]*[.C45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59626.8581853514" calcext:value-type="float">
            <text:p>59 627</text:p>
          </table:table-cell>
          <table:table-cell/>
          <table:table-cell table:formula="of:=[.F$2]*[.C456]^[.F$3]+[.F$4]*[.C456]^[.F$5]+[.F$6]*[.C45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59626.8581853514" calcext:value-type="float">
            <text:p>59 627</text:p>
          </table:table-cell>
          <table:table-cell/>
          <table:table-cell table:formula="of:=[.F$2]*[.C457]^[.F$3]+[.F$4]*[.C457]^[.F$5]+[.F$6]*[.C45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59626.8581853514" calcext:value-type="float">
            <text:p>59 627</text:p>
          </table:table-cell>
          <table:table-cell/>
          <table:table-cell table:formula="of:=[.F$2]*[.C458]^[.F$3]+[.F$4]*[.C458]^[.F$5]+[.F$6]*[.C45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59626.8581853514" calcext:value-type="float">
            <text:p>59 627</text:p>
          </table:table-cell>
          <table:table-cell/>
          <table:table-cell table:formula="of:=[.F$2]*[.C459]^[.F$3]+[.F$4]*[.C459]^[.F$5]+[.F$6]*[.C45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59626.8581853514" calcext:value-type="float">
            <text:p>59 627</text:p>
          </table:table-cell>
          <table:table-cell/>
          <table:table-cell table:formula="of:=[.F$2]*[.C460]^[.F$3]+[.F$4]*[.C460]^[.F$5]+[.F$6]*[.C46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59626.8581853514" calcext:value-type="float">
            <text:p>59 627</text:p>
          </table:table-cell>
          <table:table-cell/>
          <table:table-cell table:formula="of:=[.F$2]*[.C461]^[.F$3]+[.F$4]*[.C461]^[.F$5]+[.F$6]*[.C46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59626.8581853514" calcext:value-type="float">
            <text:p>59 627</text:p>
          </table:table-cell>
          <table:table-cell/>
          <table:table-cell table:formula="of:=[.F$2]*[.C462]^[.F$3]+[.F$4]*[.C462]^[.F$5]+[.F$6]*[.C46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59626.8581853514" calcext:value-type="float">
            <text:p>59 627</text:p>
          </table:table-cell>
          <table:table-cell/>
          <table:table-cell table:formula="of:=[.F$2]*[.C463]^[.F$3]+[.F$4]*[.C463]^[.F$5]+[.F$6]*[.C46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59626.8581853514" calcext:value-type="float">
            <text:p>59 627</text:p>
          </table:table-cell>
          <table:table-cell/>
          <table:table-cell table:formula="of:=[.F$2]*[.C464]^[.F$3]+[.F$4]*[.C464]^[.F$5]+[.F$6]*[.C46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59626.8581853514" calcext:value-type="float">
            <text:p>59 627</text:p>
          </table:table-cell>
          <table:table-cell/>
          <table:table-cell table:formula="of:=[.F$2]*[.C465]^[.F$3]+[.F$4]*[.C465]^[.F$5]+[.F$6]*[.C46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59626.8581853514" calcext:value-type="float">
            <text:p>59 627</text:p>
          </table:table-cell>
          <table:table-cell/>
          <table:table-cell table:formula="of:=[.F$2]*[.C466]^[.F$3]+[.F$4]*[.C466]^[.F$5]+[.F$6]*[.C46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59626.8581853514" calcext:value-type="float">
            <text:p>59 627</text:p>
          </table:table-cell>
          <table:table-cell/>
          <table:table-cell table:formula="of:=[.F$2]*[.C467]^[.F$3]+[.F$4]*[.C467]^[.F$5]+[.F$6]*[.C46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59626.8581853514" calcext:value-type="float">
            <text:p>59 627</text:p>
          </table:table-cell>
          <table:table-cell/>
          <table:table-cell table:formula="of:=[.F$2]*[.C468]^[.F$3]+[.F$4]*[.C468]^[.F$5]+[.F$6]*[.C46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59626.8581853514" calcext:value-type="float">
            <text:p>59 627</text:p>
          </table:table-cell>
          <table:table-cell/>
          <table:table-cell table:formula="of:=[.F$2]*[.C469]^[.F$3]+[.F$4]*[.C469]^[.F$5]+[.F$6]*[.C46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59626.8581853514" calcext:value-type="float">
            <text:p>59 627</text:p>
          </table:table-cell>
          <table:table-cell/>
          <table:table-cell table:formula="of:=[.F$2]*[.C470]^[.F$3]+[.F$4]*[.C470]^[.F$5]+[.F$6]*[.C47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59626.8581853514" calcext:value-type="float">
            <text:p>59 627</text:p>
          </table:table-cell>
          <table:table-cell/>
          <table:table-cell table:formula="of:=[.F$2]*[.C471]^[.F$3]+[.F$4]*[.C471]^[.F$5]+[.F$6]*[.C47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59626.8581853514" calcext:value-type="float">
            <text:p>59 627</text:p>
          </table:table-cell>
          <table:table-cell/>
          <table:table-cell table:formula="of:=[.F$2]*[.C472]^[.F$3]+[.F$4]*[.C472]^[.F$5]+[.F$6]*[.C47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59626.8581853514" calcext:value-type="float">
            <text:p>59 627</text:p>
          </table:table-cell>
          <table:table-cell/>
          <table:table-cell table:formula="of:=[.F$2]*[.C473]^[.F$3]+[.F$4]*[.C473]^[.F$5]+[.F$6]*[.C47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59626.8581853514" calcext:value-type="float">
            <text:p>59 627</text:p>
          </table:table-cell>
          <table:table-cell/>
          <table:table-cell table:formula="of:=[.F$2]*[.C474]^[.F$3]+[.F$4]*[.C474]^[.F$5]+[.F$6]*[.C47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59626.8581853514" calcext:value-type="float">
            <text:p>59 627</text:p>
          </table:table-cell>
          <table:table-cell/>
          <table:table-cell table:formula="of:=[.F$2]*[.C475]^[.F$3]+[.F$4]*[.C475]^[.F$5]+[.F$6]*[.C47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59626.8581853514" calcext:value-type="float">
            <text:p>59 627</text:p>
          </table:table-cell>
          <table:table-cell/>
          <table:table-cell table:formula="of:=[.F$2]*[.C476]^[.F$3]+[.F$4]*[.C476]^[.F$5]+[.F$6]*[.C47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59626.8581853514" calcext:value-type="float">
            <text:p>59 627</text:p>
          </table:table-cell>
          <table:table-cell/>
          <table:table-cell table:formula="of:=[.F$2]*[.C477]^[.F$3]+[.F$4]*[.C477]^[.F$5]+[.F$6]*[.C47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59626.8581853514" calcext:value-type="float">
            <text:p>59 627</text:p>
          </table:table-cell>
          <table:table-cell/>
          <table:table-cell table:formula="of:=[.F$2]*[.C478]^[.F$3]+[.F$4]*[.C478]^[.F$5]+[.F$6]*[.C47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59626.8581853514" calcext:value-type="float">
            <text:p>59 627</text:p>
          </table:table-cell>
          <table:table-cell/>
          <table:table-cell table:formula="of:=[.F$2]*[.C479]^[.F$3]+[.F$4]*[.C479]^[.F$5]+[.F$6]*[.C47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59626.8581853514" calcext:value-type="float">
            <text:p>59 627</text:p>
          </table:table-cell>
          <table:table-cell/>
          <table:table-cell table:formula="of:=[.F$2]*[.C480]^[.F$3]+[.F$4]*[.C480]^[.F$5]+[.F$6]*[.C48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59626.8581853514" calcext:value-type="float">
            <text:p>59 627</text:p>
          </table:table-cell>
          <table:table-cell/>
          <table:table-cell table:formula="of:=[.F$2]*[.C481]^[.F$3]+[.F$4]*[.C481]^[.F$5]+[.F$6]*[.C48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59626.8581853514" calcext:value-type="float">
            <text:p>59 627</text:p>
          </table:table-cell>
          <table:table-cell/>
          <table:table-cell table:formula="of:=[.F$2]*[.C482]^[.F$3]+[.F$4]*[.C482]^[.F$5]+[.F$6]*[.C48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59626.8581853514" calcext:value-type="float">
            <text:p>59 627</text:p>
          </table:table-cell>
          <table:table-cell/>
          <table:table-cell table:formula="of:=[.F$2]*[.C483]^[.F$3]+[.F$4]*[.C483]^[.F$5]+[.F$6]*[.C48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59626.8581853514" calcext:value-type="float">
            <text:p>59 627</text:p>
          </table:table-cell>
          <table:table-cell/>
          <table:table-cell table:formula="of:=[.F$2]*[.C484]^[.F$3]+[.F$4]*[.C484]^[.F$5]+[.F$6]*[.C48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59626.8581853514" calcext:value-type="float">
            <text:p>59 627</text:p>
          </table:table-cell>
          <table:table-cell/>
          <table:table-cell table:formula="of:=[.F$2]*[.C485]^[.F$3]+[.F$4]*[.C485]^[.F$5]+[.F$6]*[.C48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59626.8581853514" calcext:value-type="float">
            <text:p>59 627</text:p>
          </table:table-cell>
          <table:table-cell/>
          <table:table-cell table:formula="of:=[.F$2]*[.C486]^[.F$3]+[.F$4]*[.C486]^[.F$5]+[.F$6]*[.C48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59626.8581853514" calcext:value-type="float">
            <text:p>59 627</text:p>
          </table:table-cell>
          <table:table-cell/>
          <table:table-cell table:formula="of:=[.F$2]*[.C487]^[.F$3]+[.F$4]*[.C487]^[.F$5]+[.F$6]*[.C48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59626.8581853514" calcext:value-type="float">
            <text:p>59 627</text:p>
          </table:table-cell>
          <table:table-cell/>
          <table:table-cell table:formula="of:=[.F$2]*[.C488]^[.F$3]+[.F$4]*[.C488]^[.F$5]+[.F$6]*[.C48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59626.8581853514" calcext:value-type="float">
            <text:p>59 627</text:p>
          </table:table-cell>
          <table:table-cell/>
          <table:table-cell table:formula="of:=[.F$2]*[.C489]^[.F$3]+[.F$4]*[.C489]^[.F$5]+[.F$6]*[.C48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59626.8581853514" calcext:value-type="float">
            <text:p>59 627</text:p>
          </table:table-cell>
          <table:table-cell/>
          <table:table-cell table:formula="of:=[.F$2]*[.C490]^[.F$3]+[.F$4]*[.C490]^[.F$5]+[.F$6]*[.C49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59626.8581853514" calcext:value-type="float">
            <text:p>59 627</text:p>
          </table:table-cell>
          <table:table-cell/>
          <table:table-cell table:formula="of:=[.F$2]*[.C491]^[.F$3]+[.F$4]*[.C491]^[.F$5]+[.F$6]*[.C49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59626.8581853514" calcext:value-type="float">
            <text:p>59 627</text:p>
          </table:table-cell>
          <table:table-cell/>
          <table:table-cell table:formula="of:=[.F$2]*[.C492]^[.F$3]+[.F$4]*[.C492]^[.F$5]+[.F$6]*[.C49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59626.8581853514" calcext:value-type="float">
            <text:p>59 627</text:p>
          </table:table-cell>
          <table:table-cell/>
          <table:table-cell table:formula="of:=[.F$2]*[.C493]^[.F$3]+[.F$4]*[.C493]^[.F$5]+[.F$6]*[.C49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59626.8581853514" calcext:value-type="float">
            <text:p>59 627</text:p>
          </table:table-cell>
          <table:table-cell/>
          <table:table-cell table:formula="of:=[.F$2]*[.C494]^[.F$3]+[.F$4]*[.C494]^[.F$5]+[.F$6]*[.C49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59626.8581853514" calcext:value-type="float">
            <text:p>59 627</text:p>
          </table:table-cell>
          <table:table-cell/>
          <table:table-cell table:formula="of:=[.F$2]*[.C495]^[.F$3]+[.F$4]*[.C495]^[.F$5]+[.F$6]*[.C49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59626.8581853514" calcext:value-type="float">
            <text:p>59 627</text:p>
          </table:table-cell>
          <table:table-cell/>
          <table:table-cell table:formula="of:=[.F$2]*[.C496]^[.F$3]+[.F$4]*[.C496]^[.F$5]+[.F$6]*[.C49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59626.8581853514" calcext:value-type="float">
            <text:p>59 627</text:p>
          </table:table-cell>
          <table:table-cell/>
          <table:table-cell table:formula="of:=[.F$2]*[.C497]^[.F$3]+[.F$4]*[.C497]^[.F$5]+[.F$6]*[.C49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59626.8581853514" calcext:value-type="float">
            <text:p>59 627</text:p>
          </table:table-cell>
          <table:table-cell/>
          <table:table-cell table:formula="of:=[.F$2]*[.C498]^[.F$3]+[.F$4]*[.C498]^[.F$5]+[.F$6]*[.C49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59626.8581853514" calcext:value-type="float">
            <text:p>59 627</text:p>
          </table:table-cell>
          <table:table-cell/>
          <table:table-cell table:formula="of:=[.F$2]*[.C499]^[.F$3]+[.F$4]*[.C499]^[.F$5]+[.F$6]*[.C49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59626.8581853514" calcext:value-type="float">
            <text:p>59 627</text:p>
          </table:table-cell>
          <table:table-cell/>
          <table:table-cell table:formula="of:=[.F$2]*[.C500]^[.F$3]+[.F$4]*[.C500]^[.F$5]+[.F$6]*[.C50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59626.8581853514" calcext:value-type="float">
            <text:p>59 627</text:p>
          </table:table-cell>
          <table:table-cell/>
          <table:table-cell table:formula="of:=[.F$2]*[.C501]^[.F$3]+[.F$4]*[.C501]^[.F$5]+[.F$6]*[.C50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59626.8581853514" calcext:value-type="float">
            <text:p>59 627</text:p>
          </table:table-cell>
          <table:table-cell/>
          <table:table-cell table:formula="of:=[.F$2]*[.C502]^[.F$3]+[.F$4]*[.C502]^[.F$5]+[.F$6]*[.C50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59626.8581853514" calcext:value-type="float">
            <text:p>59 627</text:p>
          </table:table-cell>
          <table:table-cell/>
          <table:table-cell table:formula="of:=[.F$2]*[.C503]^[.F$3]+[.F$4]*[.C503]^[.F$5]+[.F$6]*[.C50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59626.8581853514" calcext:value-type="float">
            <text:p>59 627</text:p>
          </table:table-cell>
          <table:table-cell/>
          <table:table-cell table:formula="of:=[.F$2]*[.C504]^[.F$3]+[.F$4]*[.C504]^[.F$5]+[.F$6]*[.C50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59626.8581853514" calcext:value-type="float">
            <text:p>59 627</text:p>
          </table:table-cell>
          <table:table-cell/>
          <table:table-cell table:formula="of:=[.F$2]*[.C505]^[.F$3]+[.F$4]*[.C505]^[.F$5]+[.F$6]*[.C50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59626.8581853514" calcext:value-type="float">
            <text:p>59 627</text:p>
          </table:table-cell>
          <table:table-cell/>
          <table:table-cell table:formula="of:=[.F$2]*[.C506]^[.F$3]+[.F$4]*[.C506]^[.F$5]+[.F$6]*[.C50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59626.8581853514" calcext:value-type="float">
            <text:p>59 627</text:p>
          </table:table-cell>
          <table:table-cell/>
          <table:table-cell table:formula="of:=[.F$2]*[.C507]^[.F$3]+[.F$4]*[.C507]^[.F$5]+[.F$6]*[.C50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59626.8581853514" calcext:value-type="float">
            <text:p>59 627</text:p>
          </table:table-cell>
          <table:table-cell/>
          <table:table-cell table:formula="of:=[.F$2]*[.C508]^[.F$3]+[.F$4]*[.C508]^[.F$5]+[.F$6]*[.C50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59626.8581853514" calcext:value-type="float">
            <text:p>59 627</text:p>
          </table:table-cell>
          <table:table-cell/>
          <table:table-cell table:formula="of:=[.F$2]*[.C509]^[.F$3]+[.F$4]*[.C509]^[.F$5]+[.F$6]*[.C50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59626.8581853514" calcext:value-type="float">
            <text:p>59 627</text:p>
          </table:table-cell>
          <table:table-cell/>
          <table:table-cell table:formula="of:=[.F$2]*[.C510]^[.F$3]+[.F$4]*[.C510]^[.F$5]+[.F$6]*[.C51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59626.8581853514" calcext:value-type="float">
            <text:p>59 627</text:p>
          </table:table-cell>
          <table:table-cell/>
          <table:table-cell table:formula="of:=[.F$2]*[.C511]^[.F$3]+[.F$4]*[.C511]^[.F$5]+[.F$6]*[.C51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59626.8581853514" calcext:value-type="float">
            <text:p>59 627</text:p>
          </table:table-cell>
          <table:table-cell/>
          <table:table-cell table:formula="of:=[.F$2]*[.C512]^[.F$3]+[.F$4]*[.C512]^[.F$5]+[.F$6]*[.C51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59626.8581853514" calcext:value-type="float">
            <text:p>59 627</text:p>
          </table:table-cell>
          <table:table-cell/>
          <table:table-cell table:formula="of:=[.F$2]*[.C513]^[.F$3]+[.F$4]*[.C513]^[.F$5]+[.F$6]*[.C51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59626.8581853514" calcext:value-type="float">
            <text:p>59 627</text:p>
          </table:table-cell>
          <table:table-cell/>
          <table:table-cell table:formula="of:=[.F$2]*[.C514]^[.F$3]+[.F$4]*[.C514]^[.F$5]+[.F$6]*[.C51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59626.8581853514" calcext:value-type="float">
            <text:p>59 627</text:p>
          </table:table-cell>
          <table:table-cell/>
          <table:table-cell table:formula="of:=[.F$2]*[.C515]^[.F$3]+[.F$4]*[.C515]^[.F$5]+[.F$6]*[.C51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59626.8581853514" calcext:value-type="float">
            <text:p>59 627</text:p>
          </table:table-cell>
          <table:table-cell/>
          <table:table-cell table:formula="of:=[.F$2]*[.C516]^[.F$3]+[.F$4]*[.C516]^[.F$5]+[.F$6]*[.C51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59626.8581853514" calcext:value-type="float">
            <text:p>59 627</text:p>
          </table:table-cell>
          <table:table-cell/>
          <table:table-cell table:formula="of:=[.F$2]*[.C517]^[.F$3]+[.F$4]*[.C517]^[.F$5]+[.F$6]*[.C51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59626.8581853514" calcext:value-type="float">
            <text:p>59 627</text:p>
          </table:table-cell>
          <table:table-cell/>
          <table:table-cell table:formula="of:=[.F$2]*[.C518]^[.F$3]+[.F$4]*[.C518]^[.F$5]+[.F$6]*[.C51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59626.8581853514" calcext:value-type="float">
            <text:p>59 627</text:p>
          </table:table-cell>
          <table:table-cell/>
          <table:table-cell table:formula="of:=[.F$2]*[.C519]^[.F$3]+[.F$4]*[.C519]^[.F$5]+[.F$6]*[.C51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59626.8581853514" calcext:value-type="float">
            <text:p>59 627</text:p>
          </table:table-cell>
          <table:table-cell/>
          <table:table-cell table:formula="of:=[.F$2]*[.C520]^[.F$3]+[.F$4]*[.C520]^[.F$5]+[.F$6]*[.C52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59626.8581853514" calcext:value-type="float">
            <text:p>59 627</text:p>
          </table:table-cell>
          <table:table-cell/>
          <table:table-cell table:formula="of:=[.F$2]*[.C521]^[.F$3]+[.F$4]*[.C521]^[.F$5]+[.F$6]*[.C52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59626.8581853514" calcext:value-type="float">
            <text:p>59 627</text:p>
          </table:table-cell>
          <table:table-cell/>
          <table:table-cell table:formula="of:=[.F$2]*[.C522]^[.F$3]+[.F$4]*[.C522]^[.F$5]+[.F$6]*[.C52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59626.8581853514" calcext:value-type="float">
            <text:p>59 627</text:p>
          </table:table-cell>
          <table:table-cell/>
          <table:table-cell table:formula="of:=[.F$2]*[.C523]^[.F$3]+[.F$4]*[.C523]^[.F$5]+[.F$6]*[.C52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59626.8581853514" calcext:value-type="float">
            <text:p>59 627</text:p>
          </table:table-cell>
          <table:table-cell/>
          <table:table-cell table:formula="of:=[.F$2]*[.C524]^[.F$3]+[.F$4]*[.C524]^[.F$5]+[.F$6]*[.C52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59626.8581853514" calcext:value-type="float">
            <text:p>59 627</text:p>
          </table:table-cell>
          <table:table-cell/>
          <table:table-cell table:formula="of:=[.F$2]*[.C525]^[.F$3]+[.F$4]*[.C525]^[.F$5]+[.F$6]*[.C52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59626.8581853514" calcext:value-type="float">
            <text:p>59 627</text:p>
          </table:table-cell>
          <table:table-cell/>
          <table:table-cell table:formula="of:=[.F$2]*[.C526]^[.F$3]+[.F$4]*[.C526]^[.F$5]+[.F$6]*[.C52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59626.8581853514" calcext:value-type="float">
            <text:p>59 627</text:p>
          </table:table-cell>
          <table:table-cell/>
          <table:table-cell table:formula="of:=[.F$2]*[.C527]^[.F$3]+[.F$4]*[.C527]^[.F$5]+[.F$6]*[.C52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59626.8581853514" calcext:value-type="float">
            <text:p>59 627</text:p>
          </table:table-cell>
          <table:table-cell/>
          <table:table-cell table:formula="of:=[.F$2]*[.C528]^[.F$3]+[.F$4]*[.C528]^[.F$5]+[.F$6]*[.C52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59626.8581853514" calcext:value-type="float">
            <text:p>59 627</text:p>
          </table:table-cell>
          <table:table-cell/>
          <table:table-cell table:formula="of:=[.F$2]*[.C529]^[.F$3]+[.F$4]*[.C529]^[.F$5]+[.F$6]*[.C52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59626.8581853514" calcext:value-type="float">
            <text:p>59 627</text:p>
          </table:table-cell>
          <table:table-cell/>
          <table:table-cell table:formula="of:=[.F$2]*[.C530]^[.F$3]+[.F$4]*[.C530]^[.F$5]+[.F$6]*[.C53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59626.8581853514" calcext:value-type="float">
            <text:p>59 627</text:p>
          </table:table-cell>
          <table:table-cell/>
          <table:table-cell table:formula="of:=[.F$2]*[.C531]^[.F$3]+[.F$4]*[.C531]^[.F$5]+[.F$6]*[.C53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59626.8581853514" calcext:value-type="float">
            <text:p>59 627</text:p>
          </table:table-cell>
          <table:table-cell/>
          <table:table-cell table:formula="of:=[.F$2]*[.C532]^[.F$3]+[.F$4]*[.C532]^[.F$5]+[.F$6]*[.C53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59626.8581853514" calcext:value-type="float">
            <text:p>59 627</text:p>
          </table:table-cell>
          <table:table-cell/>
          <table:table-cell table:formula="of:=[.F$2]*[.C533]^[.F$3]+[.F$4]*[.C533]^[.F$5]+[.F$6]*[.C53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59626.8581853514" calcext:value-type="float">
            <text:p>59 627</text:p>
          </table:table-cell>
          <table:table-cell/>
          <table:table-cell table:formula="of:=[.F$2]*[.C534]^[.F$3]+[.F$4]*[.C534]^[.F$5]+[.F$6]*[.C53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59626.8581853514" calcext:value-type="float">
            <text:p>59 627</text:p>
          </table:table-cell>
          <table:table-cell/>
          <table:table-cell table:formula="of:=[.F$2]*[.C535]^[.F$3]+[.F$4]*[.C535]^[.F$5]+[.F$6]*[.C53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59626.8581853514" calcext:value-type="float">
            <text:p>59 627</text:p>
          </table:table-cell>
          <table:table-cell/>
          <table:table-cell table:formula="of:=[.F$2]*[.C536]^[.F$3]+[.F$4]*[.C536]^[.F$5]+[.F$6]*[.C53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59626.8581853514" calcext:value-type="float">
            <text:p>59 627</text:p>
          </table:table-cell>
          <table:table-cell/>
          <table:table-cell table:formula="of:=[.F$2]*[.C537]^[.F$3]+[.F$4]*[.C537]^[.F$5]+[.F$6]*[.C53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59626.8581853514" calcext:value-type="float">
            <text:p>59 627</text:p>
          </table:table-cell>
          <table:table-cell/>
          <table:table-cell table:formula="of:=[.F$2]*[.C538]^[.F$3]+[.F$4]*[.C538]^[.F$5]+[.F$6]*[.C53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59626.8581853514" calcext:value-type="float">
            <text:p>59 627</text:p>
          </table:table-cell>
          <table:table-cell/>
          <table:table-cell table:formula="of:=[.F$2]*[.C539]^[.F$3]+[.F$4]*[.C539]^[.F$5]+[.F$6]*[.C53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59626.8581853514" calcext:value-type="float">
            <text:p>59 627</text:p>
          </table:table-cell>
          <table:table-cell/>
          <table:table-cell table:formula="of:=[.F$2]*[.C540]^[.F$3]+[.F$4]*[.C540]^[.F$5]+[.F$6]*[.C54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59626.8581853514" calcext:value-type="float">
            <text:p>59 627</text:p>
          </table:table-cell>
          <table:table-cell/>
          <table:table-cell table:formula="of:=[.F$2]*[.C541]^[.F$3]+[.F$4]*[.C541]^[.F$5]+[.F$6]*[.C54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59626.8581853514" calcext:value-type="float">
            <text:p>59 627</text:p>
          </table:table-cell>
          <table:table-cell/>
          <table:table-cell table:formula="of:=[.F$2]*[.C542]^[.F$3]+[.F$4]*[.C542]^[.F$5]+[.F$6]*[.C54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59626.8581853514" calcext:value-type="float">
            <text:p>59 627</text:p>
          </table:table-cell>
          <table:table-cell/>
          <table:table-cell table:formula="of:=[.F$2]*[.C543]^[.F$3]+[.F$4]*[.C543]^[.F$5]+[.F$6]*[.C54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59626.8581853514" calcext:value-type="float">
            <text:p>59 627</text:p>
          </table:table-cell>
          <table:table-cell/>
          <table:table-cell table:formula="of:=[.F$2]*[.C544]^[.F$3]+[.F$4]*[.C544]^[.F$5]+[.F$6]*[.C54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59626.8581853514" calcext:value-type="float">
            <text:p>59 627</text:p>
          </table:table-cell>
          <table:table-cell/>
          <table:table-cell table:formula="of:=[.F$2]*[.C545]^[.F$3]+[.F$4]*[.C545]^[.F$5]+[.F$6]*[.C54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59626.8581853514" calcext:value-type="float">
            <text:p>59 627</text:p>
          </table:table-cell>
          <table:table-cell/>
          <table:table-cell table:formula="of:=[.F$2]*[.C546]^[.F$3]+[.F$4]*[.C546]^[.F$5]+[.F$6]*[.C54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59626.8581853514" calcext:value-type="float">
            <text:p>59 627</text:p>
          </table:table-cell>
          <table:table-cell/>
          <table:table-cell table:formula="of:=[.F$2]*[.C547]^[.F$3]+[.F$4]*[.C547]^[.F$5]+[.F$6]*[.C54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59626.8581853514" calcext:value-type="float">
            <text:p>59 627</text:p>
          </table:table-cell>
          <table:table-cell/>
          <table:table-cell table:formula="of:=[.F$2]*[.C548]^[.F$3]+[.F$4]*[.C548]^[.F$5]+[.F$6]*[.C54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59626.8581853514" calcext:value-type="float">
            <text:p>59 627</text:p>
          </table:table-cell>
          <table:table-cell/>
          <table:table-cell table:formula="of:=[.F$2]*[.C549]^[.F$3]+[.F$4]*[.C549]^[.F$5]+[.F$6]*[.C54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59626.8581853514" calcext:value-type="float">
            <text:p>59 627</text:p>
          </table:table-cell>
          <table:table-cell/>
          <table:table-cell table:formula="of:=[.F$2]*[.C550]^[.F$3]+[.F$4]*[.C550]^[.F$5]+[.F$6]*[.C55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59626.8581853514" calcext:value-type="float">
            <text:p>59 627</text:p>
          </table:table-cell>
          <table:table-cell/>
          <table:table-cell table:formula="of:=[.F$2]*[.C551]^[.F$3]+[.F$4]*[.C551]^[.F$5]+[.F$6]*[.C55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59626.8581853514" calcext:value-type="float">
            <text:p>59 627</text:p>
          </table:table-cell>
          <table:table-cell/>
          <table:table-cell table:formula="of:=[.F$2]*[.C552]^[.F$3]+[.F$4]*[.C552]^[.F$5]+[.F$6]*[.C55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59626.8581853514" calcext:value-type="float">
            <text:p>59 627</text:p>
          </table:table-cell>
          <table:table-cell/>
          <table:table-cell table:formula="of:=[.F$2]*[.C553]^[.F$3]+[.F$4]*[.C553]^[.F$5]+[.F$6]*[.C55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59626.8581853514" calcext:value-type="float">
            <text:p>59 627</text:p>
          </table:table-cell>
          <table:table-cell/>
          <table:table-cell table:formula="of:=[.F$2]*[.C554]^[.F$3]+[.F$4]*[.C554]^[.F$5]+[.F$6]*[.C55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59626.8581853514" calcext:value-type="float">
            <text:p>59 627</text:p>
          </table:table-cell>
          <table:table-cell/>
          <table:table-cell table:formula="of:=[.F$2]*[.C555]^[.F$3]+[.F$4]*[.C555]^[.F$5]+[.F$6]*[.C55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59626.8581853514" calcext:value-type="float">
            <text:p>59 627</text:p>
          </table:table-cell>
          <table:table-cell/>
          <table:table-cell table:formula="of:=[.F$2]*[.C556]^[.F$3]+[.F$4]*[.C556]^[.F$5]+[.F$6]*[.C55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59626.8581853514" calcext:value-type="float">
            <text:p>59 627</text:p>
          </table:table-cell>
          <table:table-cell/>
          <table:table-cell table:formula="of:=[.F$2]*[.C557]^[.F$3]+[.F$4]*[.C557]^[.F$5]+[.F$6]*[.C55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59626.8581853514" calcext:value-type="float">
            <text:p>59 627</text:p>
          </table:table-cell>
          <table:table-cell/>
          <table:table-cell table:formula="of:=[.F$2]*[.C558]^[.F$3]+[.F$4]*[.C558]^[.F$5]+[.F$6]*[.C55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59626.8581853514" calcext:value-type="float">
            <text:p>59 627</text:p>
          </table:table-cell>
          <table:table-cell/>
          <table:table-cell table:formula="of:=[.F$2]*[.C559]^[.F$3]+[.F$4]*[.C559]^[.F$5]+[.F$6]*[.C55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59626.8581853514" calcext:value-type="float">
            <text:p>59 627</text:p>
          </table:table-cell>
          <table:table-cell/>
          <table:table-cell table:formula="of:=[.F$2]*[.C560]^[.F$3]+[.F$4]*[.C560]^[.F$5]+[.F$6]*[.C56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59626.8581853514" calcext:value-type="float">
            <text:p>59 627</text:p>
          </table:table-cell>
          <table:table-cell/>
          <table:table-cell table:formula="of:=[.F$2]*[.C561]^[.F$3]+[.F$4]*[.C561]^[.F$5]+[.F$6]*[.C56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59626.8581853514" calcext:value-type="float">
            <text:p>59 627</text:p>
          </table:table-cell>
          <table:table-cell/>
          <table:table-cell table:formula="of:=[.F$2]*[.C562]^[.F$3]+[.F$4]*[.C562]^[.F$5]+[.F$6]*[.C56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59626.8581853514" calcext:value-type="float">
            <text:p>59 627</text:p>
          </table:table-cell>
          <table:table-cell/>
          <table:table-cell table:formula="of:=[.F$2]*[.C563]^[.F$3]+[.F$4]*[.C563]^[.F$5]+[.F$6]*[.C56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59626.8581853514" calcext:value-type="float">
            <text:p>59 627</text:p>
          </table:table-cell>
          <table:table-cell/>
          <table:table-cell table:formula="of:=[.F$2]*[.C564]^[.F$3]+[.F$4]*[.C564]^[.F$5]+[.F$6]*[.C56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59626.8581853514" calcext:value-type="float">
            <text:p>59 627</text:p>
          </table:table-cell>
          <table:table-cell/>
          <table:table-cell table:formula="of:=[.F$2]*[.C565]^[.F$3]+[.F$4]*[.C565]^[.F$5]+[.F$6]*[.C56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59626.8581853514" calcext:value-type="float">
            <text:p>59 627</text:p>
          </table:table-cell>
          <table:table-cell/>
          <table:table-cell table:formula="of:=[.F$2]*[.C566]^[.F$3]+[.F$4]*[.C566]^[.F$5]+[.F$6]*[.C56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59626.8581853514" calcext:value-type="float">
            <text:p>59 627</text:p>
          </table:table-cell>
          <table:table-cell/>
          <table:table-cell table:formula="of:=[.F$2]*[.C567]^[.F$3]+[.F$4]*[.C567]^[.F$5]+[.F$6]*[.C56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59626.8581853514" calcext:value-type="float">
            <text:p>59 627</text:p>
          </table:table-cell>
          <table:table-cell/>
          <table:table-cell table:formula="of:=[.F$2]*[.C568]^[.F$3]+[.F$4]*[.C568]^[.F$5]+[.F$6]*[.C56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59626.8581853514" calcext:value-type="float">
            <text:p>59 627</text:p>
          </table:table-cell>
          <table:table-cell/>
          <table:table-cell table:formula="of:=[.F$2]*[.C569]^[.F$3]+[.F$4]*[.C569]^[.F$5]+[.F$6]*[.C56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59626.8581853514" calcext:value-type="float">
            <text:p>59 627</text:p>
          </table:table-cell>
          <table:table-cell/>
          <table:table-cell table:formula="of:=[.F$2]*[.C570]^[.F$3]+[.F$4]*[.C570]^[.F$5]+[.F$6]*[.C57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59626.8581853514" calcext:value-type="float">
            <text:p>59 627</text:p>
          </table:table-cell>
          <table:table-cell/>
          <table:table-cell table:formula="of:=[.F$2]*[.C571]^[.F$3]+[.F$4]*[.C571]^[.F$5]+[.F$6]*[.C57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59626.8581853514" calcext:value-type="float">
            <text:p>59 627</text:p>
          </table:table-cell>
          <table:table-cell/>
          <table:table-cell table:formula="of:=[.F$2]*[.C572]^[.F$3]+[.F$4]*[.C572]^[.F$5]+[.F$6]*[.C57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59626.8581853514" calcext:value-type="float">
            <text:p>59 627</text:p>
          </table:table-cell>
          <table:table-cell/>
          <table:table-cell table:formula="of:=[.F$2]*[.C573]^[.F$3]+[.F$4]*[.C573]^[.F$5]+[.F$6]*[.C57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59626.8581853514" calcext:value-type="float">
            <text:p>59 627</text:p>
          </table:table-cell>
          <table:table-cell/>
          <table:table-cell table:formula="of:=[.F$2]*[.C574]^[.F$3]+[.F$4]*[.C574]^[.F$5]+[.F$6]*[.C57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59626.8581853514" calcext:value-type="float">
            <text:p>59 627</text:p>
          </table:table-cell>
          <table:table-cell/>
          <table:table-cell table:formula="of:=[.F$2]*[.C575]^[.F$3]+[.F$4]*[.C575]^[.F$5]+[.F$6]*[.C57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59626.8581853514" calcext:value-type="float">
            <text:p>59 627</text:p>
          </table:table-cell>
          <table:table-cell/>
          <table:table-cell table:formula="of:=[.F$2]*[.C576]^[.F$3]+[.F$4]*[.C576]^[.F$5]+[.F$6]*[.C57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59626.8581853514" calcext:value-type="float">
            <text:p>59 627</text:p>
          </table:table-cell>
          <table:table-cell/>
          <table:table-cell table:formula="of:=[.F$2]*[.C577]^[.F$3]+[.F$4]*[.C577]^[.F$5]+[.F$6]*[.C57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59626.8581853514" calcext:value-type="float">
            <text:p>59 627</text:p>
          </table:table-cell>
          <table:table-cell/>
          <table:table-cell table:formula="of:=[.F$2]*[.C578]^[.F$3]+[.F$4]*[.C578]^[.F$5]+[.F$6]*[.C57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59626.8581853514" calcext:value-type="float">
            <text:p>59 627</text:p>
          </table:table-cell>
          <table:table-cell/>
          <table:table-cell table:formula="of:=[.F$2]*[.C579]^[.F$3]+[.F$4]*[.C579]^[.F$5]+[.F$6]*[.C57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59626.8581853514" calcext:value-type="float">
            <text:p>59 627</text:p>
          </table:table-cell>
          <table:table-cell/>
          <table:table-cell table:formula="of:=[.F$2]*[.C580]^[.F$3]+[.F$4]*[.C580]^[.F$5]+[.F$6]*[.C58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59626.8581853514" calcext:value-type="float">
            <text:p>59 627</text:p>
          </table:table-cell>
          <table:table-cell/>
          <table:table-cell table:formula="of:=[.F$2]*[.C581]^[.F$3]+[.F$4]*[.C581]^[.F$5]+[.F$6]*[.C58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59626.8581853514" calcext:value-type="float">
            <text:p>59 627</text:p>
          </table:table-cell>
          <table:table-cell/>
          <table:table-cell table:formula="of:=[.F$2]*[.C582]^[.F$3]+[.F$4]*[.C582]^[.F$5]+[.F$6]*[.C58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59626.8581853514" calcext:value-type="float">
            <text:p>59 627</text:p>
          </table:table-cell>
          <table:table-cell/>
          <table:table-cell table:formula="of:=[.F$2]*[.C583]^[.F$3]+[.F$4]*[.C583]^[.F$5]+[.F$6]*[.C58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59626.8581853514" calcext:value-type="float">
            <text:p>59 627</text:p>
          </table:table-cell>
          <table:table-cell/>
          <table:table-cell table:formula="of:=[.F$2]*[.C584]^[.F$3]+[.F$4]*[.C584]^[.F$5]+[.F$6]*[.C58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59626.8581853514" calcext:value-type="float">
            <text:p>59 627</text:p>
          </table:table-cell>
          <table:table-cell/>
          <table:table-cell table:formula="of:=[.F$2]*[.C585]^[.F$3]+[.F$4]*[.C585]^[.F$5]+[.F$6]*[.C58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59626.8581853514" calcext:value-type="float">
            <text:p>59 627</text:p>
          </table:table-cell>
          <table:table-cell/>
          <table:table-cell table:formula="of:=[.F$2]*[.C586]^[.F$3]+[.F$4]*[.C586]^[.F$5]+[.F$6]*[.C58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59626.8581853514" calcext:value-type="float">
            <text:p>59 627</text:p>
          </table:table-cell>
          <table:table-cell/>
          <table:table-cell table:formula="of:=[.F$2]*[.C587]^[.F$3]+[.F$4]*[.C587]^[.F$5]+[.F$6]*[.C58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59626.8581853514" calcext:value-type="float">
            <text:p>59 627</text:p>
          </table:table-cell>
          <table:table-cell/>
          <table:table-cell table:formula="of:=[.F$2]*[.C588]^[.F$3]+[.F$4]*[.C588]^[.F$5]+[.F$6]*[.C58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59626.8581853514" calcext:value-type="float">
            <text:p>59 627</text:p>
          </table:table-cell>
          <table:table-cell/>
          <table:table-cell table:formula="of:=[.F$2]*[.C589]^[.F$3]+[.F$4]*[.C589]^[.F$5]+[.F$6]*[.C58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59626.8581853514" calcext:value-type="float">
            <text:p>59 627</text:p>
          </table:table-cell>
          <table:table-cell/>
          <table:table-cell table:formula="of:=[.F$2]*[.C590]^[.F$3]+[.F$4]*[.C590]^[.F$5]+[.F$6]*[.C59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59626.8581853514" calcext:value-type="float">
            <text:p>59 627</text:p>
          </table:table-cell>
          <table:table-cell/>
          <table:table-cell table:formula="of:=[.F$2]*[.C591]^[.F$3]+[.F$4]*[.C591]^[.F$5]+[.F$6]*[.C59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59626.8581853514" calcext:value-type="float">
            <text:p>59 627</text:p>
          </table:table-cell>
          <table:table-cell/>
          <table:table-cell table:formula="of:=[.F$2]*[.C592]^[.F$3]+[.F$4]*[.C592]^[.F$5]+[.F$6]*[.C59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59626.8581853514" calcext:value-type="float">
            <text:p>59 627</text:p>
          </table:table-cell>
          <table:table-cell/>
          <table:table-cell table:formula="of:=[.F$2]*[.C593]^[.F$3]+[.F$4]*[.C593]^[.F$5]+[.F$6]*[.C59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59626.8581853514" calcext:value-type="float">
            <text:p>59 627</text:p>
          </table:table-cell>
          <table:table-cell/>
          <table:table-cell table:formula="of:=[.F$2]*[.C594]^[.F$3]+[.F$4]*[.C594]^[.F$5]+[.F$6]*[.C59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59626.8581853514" calcext:value-type="float">
            <text:p>59 627</text:p>
          </table:table-cell>
          <table:table-cell/>
          <table:table-cell table:formula="of:=[.F$2]*[.C595]^[.F$3]+[.F$4]*[.C595]^[.F$5]+[.F$6]*[.C59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59626.8581853514" calcext:value-type="float">
            <text:p>59 627</text:p>
          </table:table-cell>
          <table:table-cell/>
          <table:table-cell table:formula="of:=[.F$2]*[.C596]^[.F$3]+[.F$4]*[.C596]^[.F$5]+[.F$6]*[.C59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59626.8581853514" calcext:value-type="float">
            <text:p>59 627</text:p>
          </table:table-cell>
          <table:table-cell/>
          <table:table-cell table:formula="of:=[.F$2]*[.C597]^[.F$3]+[.F$4]*[.C597]^[.F$5]+[.F$6]*[.C59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59626.8581853514" calcext:value-type="float">
            <text:p>59 627</text:p>
          </table:table-cell>
          <table:table-cell/>
          <table:table-cell table:formula="of:=[.F$2]*[.C598]^[.F$3]+[.F$4]*[.C598]^[.F$5]+[.F$6]*[.C59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59626.8581853514" calcext:value-type="float">
            <text:p>59 627</text:p>
          </table:table-cell>
          <table:table-cell/>
          <table:table-cell table:formula="of:=[.F$2]*[.C599]^[.F$3]+[.F$4]*[.C599]^[.F$5]+[.F$6]*[.C59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59626.8581853514" calcext:value-type="float">
            <text:p>59 627</text:p>
          </table:table-cell>
          <table:table-cell/>
          <table:table-cell table:formula="of:=[.F$2]*[.C600]^[.F$3]+[.F$4]*[.C600]^[.F$5]+[.F$6]*[.C60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59626.8581853514" calcext:value-type="float">
            <text:p>59 627</text:p>
          </table:table-cell>
          <table:table-cell/>
          <table:table-cell table:formula="of:=[.F$2]*[.C601]^[.F$3]+[.F$4]*[.C601]^[.F$5]+[.F$6]*[.C60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59626.8581853514" calcext:value-type="float">
            <text:p>59 627</text:p>
          </table:table-cell>
          <table:table-cell/>
          <table:table-cell table:formula="of:=[.F$2]*[.C602]^[.F$3]+[.F$4]*[.C602]^[.F$5]+[.F$6]*[.C60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59626.8581853514" calcext:value-type="float">
            <text:p>59 627</text:p>
          </table:table-cell>
          <table:table-cell/>
          <table:table-cell table:formula="of:=[.F$2]*[.C603]^[.F$3]+[.F$4]*[.C603]^[.F$5]+[.F$6]*[.C60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59626.8581853514" calcext:value-type="float">
            <text:p>59 627</text:p>
          </table:table-cell>
          <table:table-cell/>
          <table:table-cell table:formula="of:=[.F$2]*[.C604]^[.F$3]+[.F$4]*[.C604]^[.F$5]+[.F$6]*[.C60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59626.8581853514" calcext:value-type="float">
            <text:p>59 627</text:p>
          </table:table-cell>
          <table:table-cell/>
          <table:table-cell table:formula="of:=[.F$2]*[.C605]^[.F$3]+[.F$4]*[.C605]^[.F$5]+[.F$6]*[.C60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59626.8581853514" calcext:value-type="float">
            <text:p>59 627</text:p>
          </table:table-cell>
          <table:table-cell/>
          <table:table-cell table:formula="of:=[.F$2]*[.C606]^[.F$3]+[.F$4]*[.C606]^[.F$5]+[.F$6]*[.C60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59626.8581853514" calcext:value-type="float">
            <text:p>59 627</text:p>
          </table:table-cell>
          <table:table-cell/>
          <table:table-cell table:formula="of:=[.F$2]*[.C607]^[.F$3]+[.F$4]*[.C607]^[.F$5]+[.F$6]*[.C60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59626.8581853514" calcext:value-type="float">
            <text:p>59 627</text:p>
          </table:table-cell>
          <table:table-cell/>
          <table:table-cell table:formula="of:=[.F$2]*[.C608]^[.F$3]+[.F$4]*[.C608]^[.F$5]+[.F$6]*[.C60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59626.8581853514" calcext:value-type="float">
            <text:p>59 627</text:p>
          </table:table-cell>
          <table:table-cell/>
          <table:table-cell table:formula="of:=[.F$2]*[.C609]^[.F$3]+[.F$4]*[.C609]^[.F$5]+[.F$6]*[.C60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59626.8581853514" calcext:value-type="float">
            <text:p>59 627</text:p>
          </table:table-cell>
          <table:table-cell/>
          <table:table-cell table:formula="of:=[.F$2]*[.C610]^[.F$3]+[.F$4]*[.C610]^[.F$5]+[.F$6]*[.C61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59626.8581853514" calcext:value-type="float">
            <text:p>59 627</text:p>
          </table:table-cell>
          <table:table-cell/>
          <table:table-cell table:formula="of:=[.F$2]*[.C611]^[.F$3]+[.F$4]*[.C611]^[.F$5]+[.F$6]*[.C61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59626.8581853514" calcext:value-type="float">
            <text:p>59 627</text:p>
          </table:table-cell>
          <table:table-cell/>
          <table:table-cell table:formula="of:=[.F$2]*[.C612]^[.F$3]+[.F$4]*[.C612]^[.F$5]+[.F$6]*[.C61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59626.8581853514" calcext:value-type="float">
            <text:p>59 627</text:p>
          </table:table-cell>
          <table:table-cell/>
          <table:table-cell table:formula="of:=[.F$2]*[.C613]^[.F$3]+[.F$4]*[.C613]^[.F$5]+[.F$6]*[.C61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59626.8581853514" calcext:value-type="float">
            <text:p>59 627</text:p>
          </table:table-cell>
          <table:table-cell/>
          <table:table-cell table:formula="of:=[.F$2]*[.C614]^[.F$3]+[.F$4]*[.C614]^[.F$5]+[.F$6]*[.C61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59626.8581853514" calcext:value-type="float">
            <text:p>59 627</text:p>
          </table:table-cell>
          <table:table-cell/>
          <table:table-cell table:formula="of:=[.F$2]*[.C615]^[.F$3]+[.F$4]*[.C615]^[.F$5]+[.F$6]*[.C61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59626.8581853514" calcext:value-type="float">
            <text:p>59 627</text:p>
          </table:table-cell>
          <table:table-cell/>
          <table:table-cell table:formula="of:=[.F$2]*[.C616]^[.F$3]+[.F$4]*[.C616]^[.F$5]+[.F$6]*[.C61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59626.8581853514" calcext:value-type="float">
            <text:p>59 627</text:p>
          </table:table-cell>
          <table:table-cell/>
          <table:table-cell table:formula="of:=[.F$2]*[.C617]^[.F$3]+[.F$4]*[.C617]^[.F$5]+[.F$6]*[.C61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59626.8581853514" calcext:value-type="float">
            <text:p>59 627</text:p>
          </table:table-cell>
          <table:table-cell/>
          <table:table-cell table:formula="of:=[.F$2]*[.C618]^[.F$3]+[.F$4]*[.C618]^[.F$5]+[.F$6]*[.C61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59626.8581853514" calcext:value-type="float">
            <text:p>59 627</text:p>
          </table:table-cell>
          <table:table-cell/>
          <table:table-cell table:formula="of:=[.F$2]*[.C619]^[.F$3]+[.F$4]*[.C619]^[.F$5]+[.F$6]*[.C61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59626.8581853514" calcext:value-type="float">
            <text:p>59 627</text:p>
          </table:table-cell>
          <table:table-cell/>
          <table:table-cell table:formula="of:=[.F$2]*[.C620]^[.F$3]+[.F$4]*[.C620]^[.F$5]+[.F$6]*[.C62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59626.8581853514" calcext:value-type="float">
            <text:p>59 627</text:p>
          </table:table-cell>
          <table:table-cell/>
          <table:table-cell table:formula="of:=[.F$2]*[.C621]^[.F$3]+[.F$4]*[.C621]^[.F$5]+[.F$6]*[.C62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59626.8581853514" calcext:value-type="float">
            <text:p>59 627</text:p>
          </table:table-cell>
          <table:table-cell/>
          <table:table-cell table:formula="of:=[.F$2]*[.C622]^[.F$3]+[.F$4]*[.C622]^[.F$5]+[.F$6]*[.C62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59626.8581853514" calcext:value-type="float">
            <text:p>59 627</text:p>
          </table:table-cell>
          <table:table-cell/>
          <table:table-cell table:formula="of:=[.F$2]*[.C623]^[.F$3]+[.F$4]*[.C623]^[.F$5]+[.F$6]*[.C62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59626.8581853514" calcext:value-type="float">
            <text:p>59 627</text:p>
          </table:table-cell>
          <table:table-cell/>
          <table:table-cell table:formula="of:=[.F$2]*[.C624]^[.F$3]+[.F$4]*[.C624]^[.F$5]+[.F$6]*[.C62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59626.8581853514" calcext:value-type="float">
            <text:p>59 627</text:p>
          </table:table-cell>
          <table:table-cell/>
          <table:table-cell table:formula="of:=[.F$2]*[.C625]^[.F$3]+[.F$4]*[.C625]^[.F$5]+[.F$6]*[.C62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59626.8581853514" calcext:value-type="float">
            <text:p>59 627</text:p>
          </table:table-cell>
          <table:table-cell/>
          <table:table-cell table:formula="of:=[.F$2]*[.C626]^[.F$3]+[.F$4]*[.C626]^[.F$5]+[.F$6]*[.C62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59626.8581853514" calcext:value-type="float">
            <text:p>59 627</text:p>
          </table:table-cell>
          <table:table-cell/>
          <table:table-cell table:formula="of:=[.F$2]*[.C627]^[.F$3]+[.F$4]*[.C627]^[.F$5]+[.F$6]*[.C62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59626.8581853514" calcext:value-type="float">
            <text:p>59 627</text:p>
          </table:table-cell>
          <table:table-cell/>
          <table:table-cell table:formula="of:=[.F$2]*[.C628]^[.F$3]+[.F$4]*[.C628]^[.F$5]+[.F$6]*[.C62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59626.8581853514" calcext:value-type="float">
            <text:p>59 627</text:p>
          </table:table-cell>
          <table:table-cell/>
          <table:table-cell table:formula="of:=[.F$2]*[.C629]^[.F$3]+[.F$4]*[.C629]^[.F$5]+[.F$6]*[.C62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59626.8581853514" calcext:value-type="float">
            <text:p>59 627</text:p>
          </table:table-cell>
          <table:table-cell/>
          <table:table-cell table:formula="of:=[.F$2]*[.C630]^[.F$3]+[.F$4]*[.C630]^[.F$5]+[.F$6]*[.C63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59626.8581853514" calcext:value-type="float">
            <text:p>59 627</text:p>
          </table:table-cell>
          <table:table-cell/>
          <table:table-cell table:formula="of:=[.F$2]*[.C631]^[.F$3]+[.F$4]*[.C631]^[.F$5]+[.F$6]*[.C63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59626.8581853514" calcext:value-type="float">
            <text:p>59 627</text:p>
          </table:table-cell>
          <table:table-cell/>
          <table:table-cell table:formula="of:=[.F$2]*[.C632]^[.F$3]+[.F$4]*[.C632]^[.F$5]+[.F$6]*[.C63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59626.8581853514" calcext:value-type="float">
            <text:p>59 627</text:p>
          </table:table-cell>
          <table:table-cell/>
          <table:table-cell table:formula="of:=[.F$2]*[.C633]^[.F$3]+[.F$4]*[.C633]^[.F$5]+[.F$6]*[.C63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59626.8581853514" calcext:value-type="float">
            <text:p>59 627</text:p>
          </table:table-cell>
          <table:table-cell/>
          <table:table-cell table:formula="of:=[.F$2]*[.C634]^[.F$3]+[.F$4]*[.C634]^[.F$5]+[.F$6]*[.C63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59626.8581853514" calcext:value-type="float">
            <text:p>59 627</text:p>
          </table:table-cell>
          <table:table-cell/>
          <table:table-cell table:formula="of:=[.F$2]*[.C635]^[.F$3]+[.F$4]*[.C635]^[.F$5]+[.F$6]*[.C63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59626.8581853514" calcext:value-type="float">
            <text:p>59 627</text:p>
          </table:table-cell>
          <table:table-cell/>
          <table:table-cell table:formula="of:=[.F$2]*[.C636]^[.F$3]+[.F$4]*[.C636]^[.F$5]+[.F$6]*[.C63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59626.8581853514" calcext:value-type="float">
            <text:p>59 627</text:p>
          </table:table-cell>
          <table:table-cell/>
          <table:table-cell table:formula="of:=[.F$2]*[.C637]^[.F$3]+[.F$4]*[.C637]^[.F$5]+[.F$6]*[.C63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59626.8581853514" calcext:value-type="float">
            <text:p>59 627</text:p>
          </table:table-cell>
          <table:table-cell/>
          <table:table-cell table:formula="of:=[.F$2]*[.C638]^[.F$3]+[.F$4]*[.C638]^[.F$5]+[.F$6]*[.C63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59626.8581853514" calcext:value-type="float">
            <text:p>59 627</text:p>
          </table:table-cell>
          <table:table-cell/>
          <table:table-cell table:formula="of:=[.F$2]*[.C639]^[.F$3]+[.F$4]*[.C639]^[.F$5]+[.F$6]*[.C63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59626.8581853514" calcext:value-type="float">
            <text:p>59 627</text:p>
          </table:table-cell>
          <table:table-cell/>
          <table:table-cell table:formula="of:=[.F$2]*[.C640]^[.F$3]+[.F$4]*[.C640]^[.F$5]+[.F$6]*[.C64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59626.8581853514" calcext:value-type="float">
            <text:p>59 627</text:p>
          </table:table-cell>
          <table:table-cell/>
          <table:table-cell table:formula="of:=[.F$2]*[.C641]^[.F$3]+[.F$4]*[.C641]^[.F$5]+[.F$6]*[.C64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59626.8581853514" calcext:value-type="float">
            <text:p>59 627</text:p>
          </table:table-cell>
          <table:table-cell/>
          <table:table-cell table:formula="of:=[.F$2]*[.C642]^[.F$3]+[.F$4]*[.C642]^[.F$5]+[.F$6]*[.C64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59626.8581853514" calcext:value-type="float">
            <text:p>59 627</text:p>
          </table:table-cell>
          <table:table-cell/>
          <table:table-cell table:formula="of:=[.F$2]*[.C643]^[.F$3]+[.F$4]*[.C643]^[.F$5]+[.F$6]*[.C64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59626.8581853514" calcext:value-type="float">
            <text:p>59 627</text:p>
          </table:table-cell>
          <table:table-cell/>
          <table:table-cell table:formula="of:=[.F$2]*[.C644]^[.F$3]+[.F$4]*[.C644]^[.F$5]+[.F$6]*[.C64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59626.8581853514" calcext:value-type="float">
            <text:p>59 627</text:p>
          </table:table-cell>
          <table:table-cell/>
          <table:table-cell table:formula="of:=[.F$2]*[.C645]^[.F$3]+[.F$4]*[.C645]^[.F$5]+[.F$6]*[.C64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59626.8581853514" calcext:value-type="float">
            <text:p>59 627</text:p>
          </table:table-cell>
          <table:table-cell/>
          <table:table-cell table:formula="of:=[.F$2]*[.C646]^[.F$3]+[.F$4]*[.C646]^[.F$5]+[.F$6]*[.C64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59626.8581853514" calcext:value-type="float">
            <text:p>59 627</text:p>
          </table:table-cell>
          <table:table-cell/>
          <table:table-cell table:formula="of:=[.F$2]*[.C647]^[.F$3]+[.F$4]*[.C647]^[.F$5]+[.F$6]*[.C64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59626.8581853514" calcext:value-type="float">
            <text:p>59 627</text:p>
          </table:table-cell>
          <table:table-cell/>
          <table:table-cell table:formula="of:=[.F$2]*[.C648]^[.F$3]+[.F$4]*[.C648]^[.F$5]+[.F$6]*[.C64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59626.8581853514" calcext:value-type="float">
            <text:p>59 627</text:p>
          </table:table-cell>
          <table:table-cell/>
          <table:table-cell table:formula="of:=[.F$2]*[.C649]^[.F$3]+[.F$4]*[.C649]^[.F$5]+[.F$6]*[.C64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59626.8581853514" calcext:value-type="float">
            <text:p>59 627</text:p>
          </table:table-cell>
          <table:table-cell/>
          <table:table-cell table:formula="of:=[.F$2]*[.C650]^[.F$3]+[.F$4]*[.C650]^[.F$5]+[.F$6]*[.C65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59626.8581853514" calcext:value-type="float">
            <text:p>59 627</text:p>
          </table:table-cell>
          <table:table-cell/>
          <table:table-cell table:formula="of:=[.F$2]*[.C651]^[.F$3]+[.F$4]*[.C651]^[.F$5]+[.F$6]*[.C65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59626.8581853514" calcext:value-type="float">
            <text:p>59 627</text:p>
          </table:table-cell>
          <table:table-cell/>
          <table:table-cell table:formula="of:=[.F$2]*[.C652]^[.F$3]+[.F$4]*[.C652]^[.F$5]+[.F$6]*[.C65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59626.8581853514" calcext:value-type="float">
            <text:p>59 627</text:p>
          </table:table-cell>
          <table:table-cell/>
          <table:table-cell table:formula="of:=[.F$2]*[.C653]^[.F$3]+[.F$4]*[.C653]^[.F$5]+[.F$6]*[.C65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59626.8581853514" calcext:value-type="float">
            <text:p>59 627</text:p>
          </table:table-cell>
          <table:table-cell/>
          <table:table-cell table:formula="of:=[.F$2]*[.C654]^[.F$3]+[.F$4]*[.C654]^[.F$5]+[.F$6]*[.C65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59626.8581853514" calcext:value-type="float">
            <text:p>59 627</text:p>
          </table:table-cell>
          <table:table-cell/>
          <table:table-cell table:formula="of:=[.F$2]*[.C655]^[.F$3]+[.F$4]*[.C655]^[.F$5]+[.F$6]*[.C65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59626.8581853514" calcext:value-type="float">
            <text:p>59 627</text:p>
          </table:table-cell>
          <table:table-cell/>
          <table:table-cell table:formula="of:=[.F$2]*[.C656]^[.F$3]+[.F$4]*[.C656]^[.F$5]+[.F$6]*[.C65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59626.8581853514" calcext:value-type="float">
            <text:p>59 627</text:p>
          </table:table-cell>
          <table:table-cell/>
          <table:table-cell table:formula="of:=[.F$2]*[.C657]^[.F$3]+[.F$4]*[.C657]^[.F$5]+[.F$6]*[.C65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59626.8581853514" calcext:value-type="float">
            <text:p>59 627</text:p>
          </table:table-cell>
          <table:table-cell/>
          <table:table-cell table:formula="of:=[.F$2]*[.C658]^[.F$3]+[.F$4]*[.C658]^[.F$5]+[.F$6]*[.C65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59626.8581853514" calcext:value-type="float">
            <text:p>59 627</text:p>
          </table:table-cell>
          <table:table-cell/>
          <table:table-cell table:formula="of:=[.F$2]*[.C659]^[.F$3]+[.F$4]*[.C659]^[.F$5]+[.F$6]*[.C65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59626.8581853514" calcext:value-type="float">
            <text:p>59 627</text:p>
          </table:table-cell>
          <table:table-cell/>
          <table:table-cell table:formula="of:=[.F$2]*[.C660]^[.F$3]+[.F$4]*[.C660]^[.F$5]+[.F$6]*[.C66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59626.8581853514" calcext:value-type="float">
            <text:p>59 627</text:p>
          </table:table-cell>
          <table:table-cell/>
          <table:table-cell table:formula="of:=[.F$2]*[.C661]^[.F$3]+[.F$4]*[.C661]^[.F$5]+[.F$6]*[.C66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59626.8581853514" calcext:value-type="float">
            <text:p>59 627</text:p>
          </table:table-cell>
          <table:table-cell/>
          <table:table-cell table:formula="of:=[.F$2]*[.C662]^[.F$3]+[.F$4]*[.C662]^[.F$5]+[.F$6]*[.C66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59626.8581853514" calcext:value-type="float">
            <text:p>59 627</text:p>
          </table:table-cell>
          <table:table-cell/>
          <table:table-cell table:formula="of:=[.F$2]*[.C663]^[.F$3]+[.F$4]*[.C663]^[.F$5]+[.F$6]*[.C66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59626.8581853514" calcext:value-type="float">
            <text:p>59 627</text:p>
          </table:table-cell>
          <table:table-cell/>
          <table:table-cell table:formula="of:=[.F$2]*[.C664]^[.F$3]+[.F$4]*[.C664]^[.F$5]+[.F$6]*[.C66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59626.8581853514" calcext:value-type="float">
            <text:p>59 627</text:p>
          </table:table-cell>
          <table:table-cell/>
          <table:table-cell table:formula="of:=[.F$2]*[.C665]^[.F$3]+[.F$4]*[.C665]^[.F$5]+[.F$6]*[.C66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59626.8581853514" calcext:value-type="float">
            <text:p>59 627</text:p>
          </table:table-cell>
          <table:table-cell/>
          <table:table-cell table:formula="of:=[.F$2]*[.C666]^[.F$3]+[.F$4]*[.C666]^[.F$5]+[.F$6]*[.C66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59626.8581853514" calcext:value-type="float">
            <text:p>59 627</text:p>
          </table:table-cell>
          <table:table-cell/>
          <table:table-cell table:formula="of:=[.F$2]*[.C667]^[.F$3]+[.F$4]*[.C667]^[.F$5]+[.F$6]*[.C66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59626.8581853514" calcext:value-type="float">
            <text:p>59 627</text:p>
          </table:table-cell>
          <table:table-cell/>
          <table:table-cell table:formula="of:=[.F$2]*[.C668]^[.F$3]+[.F$4]*[.C668]^[.F$5]+[.F$6]*[.C66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59626.8581853514" calcext:value-type="float">
            <text:p>59 627</text:p>
          </table:table-cell>
          <table:table-cell/>
          <table:table-cell table:formula="of:=[.F$2]*[.C669]^[.F$3]+[.F$4]*[.C669]^[.F$5]+[.F$6]*[.C66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59626.8581853514" calcext:value-type="float">
            <text:p>59 627</text:p>
          </table:table-cell>
          <table:table-cell/>
          <table:table-cell table:formula="of:=[.F$2]*[.C670]^[.F$3]+[.F$4]*[.C670]^[.F$5]+[.F$6]*[.C67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59626.8581853514" calcext:value-type="float">
            <text:p>59 627</text:p>
          </table:table-cell>
          <table:table-cell/>
          <table:table-cell table:formula="of:=[.F$2]*[.C671]^[.F$3]+[.F$4]*[.C671]^[.F$5]+[.F$6]*[.C67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59626.8581853514" calcext:value-type="float">
            <text:p>59 627</text:p>
          </table:table-cell>
          <table:table-cell/>
          <table:table-cell table:formula="of:=[.F$2]*[.C672]^[.F$3]+[.F$4]*[.C672]^[.F$5]+[.F$6]*[.C67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59626.8581853514" calcext:value-type="float">
            <text:p>59 627</text:p>
          </table:table-cell>
          <table:table-cell/>
          <table:table-cell table:formula="of:=[.F$2]*[.C673]^[.F$3]+[.F$4]*[.C673]^[.F$5]+[.F$6]*[.C67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59626.8581853514" calcext:value-type="float">
            <text:p>59 627</text:p>
          </table:table-cell>
          <table:table-cell/>
          <table:table-cell table:formula="of:=[.F$2]*[.C674]^[.F$3]+[.F$4]*[.C674]^[.F$5]+[.F$6]*[.C67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59626.8581853514" calcext:value-type="float">
            <text:p>59 627</text:p>
          </table:table-cell>
          <table:table-cell/>
          <table:table-cell table:formula="of:=[.F$2]*[.C675]^[.F$3]+[.F$4]*[.C675]^[.F$5]+[.F$6]*[.C67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59626.8581853514" calcext:value-type="float">
            <text:p>59 627</text:p>
          </table:table-cell>
          <table:table-cell/>
          <table:table-cell table:formula="of:=[.F$2]*[.C676]^[.F$3]+[.F$4]*[.C676]^[.F$5]+[.F$6]*[.C67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59626.8581853514" calcext:value-type="float">
            <text:p>59 627</text:p>
          </table:table-cell>
          <table:table-cell/>
          <table:table-cell table:formula="of:=[.F$2]*[.C677]^[.F$3]+[.F$4]*[.C677]^[.F$5]+[.F$6]*[.C67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59626.8581853514" calcext:value-type="float">
            <text:p>59 627</text:p>
          </table:table-cell>
          <table:table-cell/>
          <table:table-cell table:formula="of:=[.F$2]*[.C678]^[.F$3]+[.F$4]*[.C678]^[.F$5]+[.F$6]*[.C67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59626.8581853514" calcext:value-type="float">
            <text:p>59 627</text:p>
          </table:table-cell>
          <table:table-cell/>
          <table:table-cell table:formula="of:=[.F$2]*[.C679]^[.F$3]+[.F$4]*[.C679]^[.F$5]+[.F$6]*[.C67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59626.8581853514" calcext:value-type="float">
            <text:p>59 627</text:p>
          </table:table-cell>
          <table:table-cell/>
          <table:table-cell table:formula="of:=[.F$2]*[.C680]^[.F$3]+[.F$4]*[.C680]^[.F$5]+[.F$6]*[.C68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59626.8581853514" calcext:value-type="float">
            <text:p>59 627</text:p>
          </table:table-cell>
          <table:table-cell/>
          <table:table-cell table:formula="of:=[.F$2]*[.C681]^[.F$3]+[.F$4]*[.C681]^[.F$5]+[.F$6]*[.C68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59626.8581853514" calcext:value-type="float">
            <text:p>59 627</text:p>
          </table:table-cell>
          <table:table-cell/>
          <table:table-cell table:formula="of:=[.F$2]*[.C682]^[.F$3]+[.F$4]*[.C682]^[.F$5]+[.F$6]*[.C68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59626.8581853514" calcext:value-type="float">
            <text:p>59 627</text:p>
          </table:table-cell>
          <table:table-cell/>
          <table:table-cell table:formula="of:=[.F$2]*[.C683]^[.F$3]+[.F$4]*[.C683]^[.F$5]+[.F$6]*[.C68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59626.8581853514" calcext:value-type="float">
            <text:p>59 627</text:p>
          </table:table-cell>
          <table:table-cell/>
          <table:table-cell table:formula="of:=[.F$2]*[.C684]^[.F$3]+[.F$4]*[.C684]^[.F$5]+[.F$6]*[.C68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59626.8581853514" calcext:value-type="float">
            <text:p>59 627</text:p>
          </table:table-cell>
          <table:table-cell/>
          <table:table-cell table:formula="of:=[.F$2]*[.C685]^[.F$3]+[.F$4]*[.C685]^[.F$5]+[.F$6]*[.C68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59626.8581853514" calcext:value-type="float">
            <text:p>59 627</text:p>
          </table:table-cell>
          <table:table-cell/>
          <table:table-cell table:formula="of:=[.F$2]*[.C686]^[.F$3]+[.F$4]*[.C686]^[.F$5]+[.F$6]*[.C68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59626.8581853514" calcext:value-type="float">
            <text:p>59 627</text:p>
          </table:table-cell>
          <table:table-cell/>
          <table:table-cell table:formula="of:=[.F$2]*[.C687]^[.F$3]+[.F$4]*[.C687]^[.F$5]+[.F$6]*[.C68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59626.8581853514" calcext:value-type="float">
            <text:p>59 627</text:p>
          </table:table-cell>
          <table:table-cell/>
          <table:table-cell table:formula="of:=[.F$2]*[.C688]^[.F$3]+[.F$4]*[.C688]^[.F$5]+[.F$6]*[.C68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59626.8581853514" calcext:value-type="float">
            <text:p>59 627</text:p>
          </table:table-cell>
          <table:table-cell/>
          <table:table-cell table:formula="of:=[.F$2]*[.C689]^[.F$3]+[.F$4]*[.C689]^[.F$5]+[.F$6]*[.C68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59626.8581853514" calcext:value-type="float">
            <text:p>59 627</text:p>
          </table:table-cell>
          <table:table-cell/>
          <table:table-cell table:formula="of:=[.F$2]*[.C690]^[.F$3]+[.F$4]*[.C690]^[.F$5]+[.F$6]*[.C69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59626.8581853514" calcext:value-type="float">
            <text:p>59 627</text:p>
          </table:table-cell>
          <table:table-cell/>
          <table:table-cell table:formula="of:=[.F$2]*[.C691]^[.F$3]+[.F$4]*[.C691]^[.F$5]+[.F$6]*[.C69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59626.8581853514" calcext:value-type="float">
            <text:p>59 627</text:p>
          </table:table-cell>
          <table:table-cell/>
          <table:table-cell table:formula="of:=[.F$2]*[.C692]^[.F$3]+[.F$4]*[.C692]^[.F$5]+[.F$6]*[.C69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59626.8581853514" calcext:value-type="float">
            <text:p>59 627</text:p>
          </table:table-cell>
          <table:table-cell/>
          <table:table-cell table:formula="of:=[.F$2]*[.C693]^[.F$3]+[.F$4]*[.C693]^[.F$5]+[.F$6]*[.C69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59626.8581853514" calcext:value-type="float">
            <text:p>59 627</text:p>
          </table:table-cell>
          <table:table-cell/>
          <table:table-cell table:formula="of:=[.F$2]*[.C694]^[.F$3]+[.F$4]*[.C694]^[.F$5]+[.F$6]*[.C69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59626.8581853514" calcext:value-type="float">
            <text:p>59 627</text:p>
          </table:table-cell>
          <table:table-cell/>
          <table:table-cell table:formula="of:=[.F$2]*[.C695]^[.F$3]+[.F$4]*[.C695]^[.F$5]+[.F$6]*[.C69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59626.8581853514" calcext:value-type="float">
            <text:p>59 627</text:p>
          </table:table-cell>
          <table:table-cell/>
          <table:table-cell table:formula="of:=[.F$2]*[.C696]^[.F$3]+[.F$4]*[.C696]^[.F$5]+[.F$6]*[.C69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59626.8581853514" calcext:value-type="float">
            <text:p>59 627</text:p>
          </table:table-cell>
          <table:table-cell/>
          <table:table-cell table:formula="of:=[.F$2]*[.C697]^[.F$3]+[.F$4]*[.C697]^[.F$5]+[.F$6]*[.C69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59626.8581853514" calcext:value-type="float">
            <text:p>59 627</text:p>
          </table:table-cell>
          <table:table-cell/>
          <table:table-cell table:formula="of:=[.F$2]*[.C698]^[.F$3]+[.F$4]*[.C698]^[.F$5]+[.F$6]*[.C69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59626.8581853514" calcext:value-type="float">
            <text:p>59 627</text:p>
          </table:table-cell>
          <table:table-cell/>
          <table:table-cell table:formula="of:=[.F$2]*[.C699]^[.F$3]+[.F$4]*[.C699]^[.F$5]+[.F$6]*[.C69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59626.8581853514" calcext:value-type="float">
            <text:p>59 627</text:p>
          </table:table-cell>
          <table:table-cell/>
          <table:table-cell table:formula="of:=[.F$2]*[.C700]^[.F$3]+[.F$4]*[.C700]^[.F$5]+[.F$6]*[.C70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59626.8581853514" calcext:value-type="float">
            <text:p>59 627</text:p>
          </table:table-cell>
          <table:table-cell/>
          <table:table-cell table:formula="of:=[.F$2]*[.C701]^[.F$3]+[.F$4]*[.C701]^[.F$5]+[.F$6]*[.C70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59626.8581853514" calcext:value-type="float">
            <text:p>59 627</text:p>
          </table:table-cell>
          <table:table-cell/>
          <table:table-cell table:formula="of:=[.F$2]*[.C702]^[.F$3]+[.F$4]*[.C702]^[.F$5]+[.F$6]*[.C70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59626.8581853514" calcext:value-type="float">
            <text:p>59 627</text:p>
          </table:table-cell>
          <table:table-cell/>
          <table:table-cell table:formula="of:=[.F$2]*[.C703]^[.F$3]+[.F$4]*[.C703]^[.F$5]+[.F$6]*[.C70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59626.8581853514" calcext:value-type="float">
            <text:p>59 627</text:p>
          </table:table-cell>
          <table:table-cell/>
          <table:table-cell table:formula="of:=[.F$2]*[.C704]^[.F$3]+[.F$4]*[.C704]^[.F$5]+[.F$6]*[.C70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59626.8581853514" calcext:value-type="float">
            <text:p>59 627</text:p>
          </table:table-cell>
          <table:table-cell/>
          <table:table-cell table:formula="of:=[.F$2]*[.C705]^[.F$3]+[.F$4]*[.C705]^[.F$5]+[.F$6]*[.C70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59626.8581853514" calcext:value-type="float">
            <text:p>59 627</text:p>
          </table:table-cell>
          <table:table-cell/>
          <table:table-cell table:formula="of:=[.F$2]*[.C706]^[.F$3]+[.F$4]*[.C706]^[.F$5]+[.F$6]*[.C70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59626.8581853514" calcext:value-type="float">
            <text:p>59 627</text:p>
          </table:table-cell>
          <table:table-cell/>
          <table:table-cell table:formula="of:=[.F$2]*[.C707]^[.F$3]+[.F$4]*[.C707]^[.F$5]+[.F$6]*[.C70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59626.8581853514" calcext:value-type="float">
            <text:p>59 627</text:p>
          </table:table-cell>
          <table:table-cell/>
          <table:table-cell table:formula="of:=[.F$2]*[.C708]^[.F$3]+[.F$4]*[.C708]^[.F$5]+[.F$6]*[.C70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59626.8581853514" calcext:value-type="float">
            <text:p>59 627</text:p>
          </table:table-cell>
          <table:table-cell/>
          <table:table-cell table:formula="of:=[.F$2]*[.C709]^[.F$3]+[.F$4]*[.C709]^[.F$5]+[.F$6]*[.C70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59626.8581853514" calcext:value-type="float">
            <text:p>59 627</text:p>
          </table:table-cell>
          <table:table-cell/>
          <table:table-cell table:formula="of:=[.F$2]*[.C710]^[.F$3]+[.F$4]*[.C710]^[.F$5]+[.F$6]*[.C71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59626.8581853514" calcext:value-type="float">
            <text:p>59 627</text:p>
          </table:table-cell>
          <table:table-cell/>
          <table:table-cell table:formula="of:=[.F$2]*[.C711]^[.F$3]+[.F$4]*[.C711]^[.F$5]+[.F$6]*[.C71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59626.8581853514" calcext:value-type="float">
            <text:p>59 627</text:p>
          </table:table-cell>
          <table:table-cell/>
          <table:table-cell table:formula="of:=[.F$2]*[.C712]^[.F$3]+[.F$4]*[.C712]^[.F$5]+[.F$6]*[.C71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59626.8581853514" calcext:value-type="float">
            <text:p>59 627</text:p>
          </table:table-cell>
          <table:table-cell/>
          <table:table-cell table:formula="of:=[.F$2]*[.C713]^[.F$3]+[.F$4]*[.C713]^[.F$5]+[.F$6]*[.C71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59626.8581853514" calcext:value-type="float">
            <text:p>59 627</text:p>
          </table:table-cell>
          <table:table-cell/>
          <table:table-cell table:formula="of:=[.F$2]*[.C714]^[.F$3]+[.F$4]*[.C714]^[.F$5]+[.F$6]*[.C71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59626.8581853514" calcext:value-type="float">
            <text:p>59 627</text:p>
          </table:table-cell>
          <table:table-cell/>
          <table:table-cell table:formula="of:=[.F$2]*[.C715]^[.F$3]+[.F$4]*[.C715]^[.F$5]+[.F$6]*[.C71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59626.8581853514" calcext:value-type="float">
            <text:p>59 627</text:p>
          </table:table-cell>
          <table:table-cell/>
          <table:table-cell table:formula="of:=[.F$2]*[.C716]^[.F$3]+[.F$4]*[.C716]^[.F$5]+[.F$6]*[.C71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59626.8581853514" calcext:value-type="float">
            <text:p>59 627</text:p>
          </table:table-cell>
          <table:table-cell/>
          <table:table-cell table:formula="of:=[.F$2]*[.C717]^[.F$3]+[.F$4]*[.C717]^[.F$5]+[.F$6]*[.C71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59626.8581853514" calcext:value-type="float">
            <text:p>59 627</text:p>
          </table:table-cell>
          <table:table-cell/>
          <table:table-cell table:formula="of:=[.F$2]*[.C718]^[.F$3]+[.F$4]*[.C718]^[.F$5]+[.F$6]*[.C71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59626.8581853514" calcext:value-type="float">
            <text:p>59 627</text:p>
          </table:table-cell>
          <table:table-cell/>
          <table:table-cell table:formula="of:=[.F$2]*[.C719]^[.F$3]+[.F$4]*[.C719]^[.F$5]+[.F$6]*[.C71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59626.8581853514" calcext:value-type="float">
            <text:p>59 627</text:p>
          </table:table-cell>
          <table:table-cell/>
          <table:table-cell table:formula="of:=[.F$2]*[.C720]^[.F$3]+[.F$4]*[.C720]^[.F$5]+[.F$6]*[.C72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59626.8581853514" calcext:value-type="float">
            <text:p>59 627</text:p>
          </table:table-cell>
          <table:table-cell/>
          <table:table-cell table:formula="of:=[.F$2]*[.C721]^[.F$3]+[.F$4]*[.C721]^[.F$5]+[.F$6]*[.C72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59626.8581853514" calcext:value-type="float">
            <text:p>59 627</text:p>
          </table:table-cell>
          <table:table-cell/>
          <table:table-cell table:formula="of:=[.F$2]*[.C722]^[.F$3]+[.F$4]*[.C722]^[.F$5]+[.F$6]*[.C72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59626.8581853514" calcext:value-type="float">
            <text:p>59 627</text:p>
          </table:table-cell>
          <table:table-cell/>
          <table:table-cell table:formula="of:=[.F$2]*[.C723]^[.F$3]+[.F$4]*[.C723]^[.F$5]+[.F$6]*[.C72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59626.8581853514" calcext:value-type="float">
            <text:p>59 627</text:p>
          </table:table-cell>
          <table:table-cell/>
          <table:table-cell table:formula="of:=[.F$2]*[.C724]^[.F$3]+[.F$4]*[.C724]^[.F$5]+[.F$6]*[.C72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59626.8581853514" calcext:value-type="float">
            <text:p>59 627</text:p>
          </table:table-cell>
          <table:table-cell/>
          <table:table-cell table:formula="of:=[.F$2]*[.C725]^[.F$3]+[.F$4]*[.C725]^[.F$5]+[.F$6]*[.C72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59626.8581853514" calcext:value-type="float">
            <text:p>59 627</text:p>
          </table:table-cell>
          <table:table-cell/>
          <table:table-cell table:formula="of:=[.F$2]*[.C726]^[.F$3]+[.F$4]*[.C726]^[.F$5]+[.F$6]*[.C72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59626.8581853514" calcext:value-type="float">
            <text:p>59 627</text:p>
          </table:table-cell>
          <table:table-cell/>
          <table:table-cell table:formula="of:=[.F$2]*[.C727]^[.F$3]+[.F$4]*[.C727]^[.F$5]+[.F$6]*[.C72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59626.8581853514" calcext:value-type="float">
            <text:p>59 627</text:p>
          </table:table-cell>
          <table:table-cell/>
          <table:table-cell table:formula="of:=[.F$2]*[.C728]^[.F$3]+[.F$4]*[.C728]^[.F$5]+[.F$6]*[.C72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59626.8581853514" calcext:value-type="float">
            <text:p>59 627</text:p>
          </table:table-cell>
          <table:table-cell/>
          <table:table-cell table:formula="of:=[.F$2]*[.C729]^[.F$3]+[.F$4]*[.C729]^[.F$5]+[.F$6]*[.C72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59626.8581853514" calcext:value-type="float">
            <text:p>59 627</text:p>
          </table:table-cell>
          <table:table-cell/>
          <table:table-cell table:formula="of:=[.F$2]*[.C730]^[.F$3]+[.F$4]*[.C730]^[.F$5]+[.F$6]*[.C73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59626.8581853514" calcext:value-type="float">
            <text:p>59 627</text:p>
          </table:table-cell>
          <table:table-cell/>
          <table:table-cell table:formula="of:=[.F$2]*[.C731]^[.F$3]+[.F$4]*[.C731]^[.F$5]+[.F$6]*[.C73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59626.8581853514" calcext:value-type="float">
            <text:p>59 627</text:p>
          </table:table-cell>
          <table:table-cell/>
          <table:table-cell table:formula="of:=[.F$2]*[.C732]^[.F$3]+[.F$4]*[.C732]^[.F$5]+[.F$6]*[.C73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59626.8581853514" calcext:value-type="float">
            <text:p>59 627</text:p>
          </table:table-cell>
          <table:table-cell/>
          <table:table-cell table:formula="of:=[.F$2]*[.C733]^[.F$3]+[.F$4]*[.C733]^[.F$5]+[.F$6]*[.C73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59626.8581853514" calcext:value-type="float">
            <text:p>59 627</text:p>
          </table:table-cell>
          <table:table-cell/>
          <table:table-cell table:formula="of:=[.F$2]*[.C734]^[.F$3]+[.F$4]*[.C734]^[.F$5]+[.F$6]*[.C73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59626.8581853514" calcext:value-type="float">
            <text:p>59 627</text:p>
          </table:table-cell>
          <table:table-cell/>
          <table:table-cell table:formula="of:=[.F$2]*[.C735]^[.F$3]+[.F$4]*[.C735]^[.F$5]+[.F$6]*[.C73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59626.8581853514" calcext:value-type="float">
            <text:p>59 627</text:p>
          </table:table-cell>
          <table:table-cell/>
          <table:table-cell table:formula="of:=[.F$2]*[.C736]^[.F$3]+[.F$4]*[.C736]^[.F$5]+[.F$6]*[.C73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59626.8581853514" calcext:value-type="float">
            <text:p>59 627</text:p>
          </table:table-cell>
          <table:table-cell/>
          <table:table-cell table:formula="of:=[.F$2]*[.C737]^[.F$3]+[.F$4]*[.C737]^[.F$5]+[.F$6]*[.C73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59626.8581853514" calcext:value-type="float">
            <text:p>59 627</text:p>
          </table:table-cell>
          <table:table-cell/>
          <table:table-cell table:formula="of:=[.F$2]*[.C738]^[.F$3]+[.F$4]*[.C738]^[.F$5]+[.F$6]*[.C73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59626.8581853514" calcext:value-type="float">
            <text:p>59 627</text:p>
          </table:table-cell>
          <table:table-cell/>
          <table:table-cell table:formula="of:=[.F$2]*[.C739]^[.F$3]+[.F$4]*[.C739]^[.F$5]+[.F$6]*[.C73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59626.8581853514" calcext:value-type="float">
            <text:p>59 627</text:p>
          </table:table-cell>
          <table:table-cell/>
          <table:table-cell table:formula="of:=[.F$2]*[.C740]^[.F$3]+[.F$4]*[.C740]^[.F$5]+[.F$6]*[.C74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59626.8581853514" calcext:value-type="float">
            <text:p>59 627</text:p>
          </table:table-cell>
          <table:table-cell/>
          <table:table-cell table:formula="of:=[.F$2]*[.C741]^[.F$3]+[.F$4]*[.C741]^[.F$5]+[.F$6]*[.C74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59626.8581853514" calcext:value-type="float">
            <text:p>59 627</text:p>
          </table:table-cell>
          <table:table-cell/>
          <table:table-cell table:formula="of:=[.F$2]*[.C742]^[.F$3]+[.F$4]*[.C742]^[.F$5]+[.F$6]*[.C74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59626.8581853514" calcext:value-type="float">
            <text:p>59 627</text:p>
          </table:table-cell>
          <table:table-cell/>
          <table:table-cell table:formula="of:=[.F$2]*[.C743]^[.F$3]+[.F$4]*[.C743]^[.F$5]+[.F$6]*[.C74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59626.8581853514" calcext:value-type="float">
            <text:p>59 627</text:p>
          </table:table-cell>
          <table:table-cell/>
          <table:table-cell table:formula="of:=[.F$2]*[.C744]^[.F$3]+[.F$4]*[.C744]^[.F$5]+[.F$6]*[.C74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59626.8581853514" calcext:value-type="float">
            <text:p>59 627</text:p>
          </table:table-cell>
          <table:table-cell/>
          <table:table-cell table:formula="of:=[.F$2]*[.C745]^[.F$3]+[.F$4]*[.C745]^[.F$5]+[.F$6]*[.C74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59626.8581853514" calcext:value-type="float">
            <text:p>59 627</text:p>
          </table:table-cell>
          <table:table-cell/>
          <table:table-cell table:formula="of:=[.F$2]*[.C746]^[.F$3]+[.F$4]*[.C746]^[.F$5]+[.F$6]*[.C74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59626.8581853514" calcext:value-type="float">
            <text:p>59 627</text:p>
          </table:table-cell>
          <table:table-cell/>
          <table:table-cell table:formula="of:=[.F$2]*[.C747]^[.F$3]+[.F$4]*[.C747]^[.F$5]+[.F$6]*[.C74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59626.8581853514" calcext:value-type="float">
            <text:p>59 627</text:p>
          </table:table-cell>
          <table:table-cell/>
          <table:table-cell table:formula="of:=[.F$2]*[.C748]^[.F$3]+[.F$4]*[.C748]^[.F$5]+[.F$6]*[.C74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59626.8581853514" calcext:value-type="float">
            <text:p>59 627</text:p>
          </table:table-cell>
          <table:table-cell/>
          <table:table-cell table:formula="of:=[.F$2]*[.C749]^[.F$3]+[.F$4]*[.C749]^[.F$5]+[.F$6]*[.C74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59626.8581853514" calcext:value-type="float">
            <text:p>59 627</text:p>
          </table:table-cell>
          <table:table-cell/>
          <table:table-cell table:formula="of:=[.F$2]*[.C750]^[.F$3]+[.F$4]*[.C750]^[.F$5]+[.F$6]*[.C75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59626.8581853514" calcext:value-type="float">
            <text:p>59 627</text:p>
          </table:table-cell>
          <table:table-cell/>
          <table:table-cell table:formula="of:=[.F$2]*[.C751]^[.F$3]+[.F$4]*[.C751]^[.F$5]+[.F$6]*[.C75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59626.8581853514" calcext:value-type="float">
            <text:p>59 627</text:p>
          </table:table-cell>
          <table:table-cell/>
          <table:table-cell table:formula="of:=[.F$2]*[.C752]^[.F$3]+[.F$4]*[.C752]^[.F$5]+[.F$6]*[.C75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59626.8581853514" calcext:value-type="float">
            <text:p>59 627</text:p>
          </table:table-cell>
          <table:table-cell/>
          <table:table-cell table:formula="of:=[.F$2]*[.C753]^[.F$3]+[.F$4]*[.C753]^[.F$5]+[.F$6]*[.C75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59626.8581853514" calcext:value-type="float">
            <text:p>59 627</text:p>
          </table:table-cell>
          <table:table-cell/>
          <table:table-cell table:formula="of:=[.F$2]*[.C754]^[.F$3]+[.F$4]*[.C754]^[.F$5]+[.F$6]*[.C75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59626.8581853514" calcext:value-type="float">
            <text:p>59 627</text:p>
          </table:table-cell>
          <table:table-cell/>
          <table:table-cell table:formula="of:=[.F$2]*[.C755]^[.F$3]+[.F$4]*[.C755]^[.F$5]+[.F$6]*[.C75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59626.8581853514" calcext:value-type="float">
            <text:p>59 627</text:p>
          </table:table-cell>
          <table:table-cell/>
          <table:table-cell table:formula="of:=[.F$2]*[.C756]^[.F$3]+[.F$4]*[.C756]^[.F$5]+[.F$6]*[.C75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59626.8581853514" calcext:value-type="float">
            <text:p>59 627</text:p>
          </table:table-cell>
          <table:table-cell/>
          <table:table-cell table:formula="of:=[.F$2]*[.C757]^[.F$3]+[.F$4]*[.C757]^[.F$5]+[.F$6]*[.C75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59626.8581853514" calcext:value-type="float">
            <text:p>59 627</text:p>
          </table:table-cell>
          <table:table-cell/>
          <table:table-cell table:formula="of:=[.F$2]*[.C758]^[.F$3]+[.F$4]*[.C758]^[.F$5]+[.F$6]*[.C75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59626.8581853514" calcext:value-type="float">
            <text:p>59 627</text:p>
          </table:table-cell>
          <table:table-cell/>
          <table:table-cell table:formula="of:=[.F$2]*[.C759]^[.F$3]+[.F$4]*[.C759]^[.F$5]+[.F$6]*[.C75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59626.8581853514" calcext:value-type="float">
            <text:p>59 627</text:p>
          </table:table-cell>
          <table:table-cell/>
          <table:table-cell table:formula="of:=[.F$2]*[.C760]^[.F$3]+[.F$4]*[.C760]^[.F$5]+[.F$6]*[.C76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59626.8581853514" calcext:value-type="float">
            <text:p>59 627</text:p>
          </table:table-cell>
          <table:table-cell/>
          <table:table-cell table:formula="of:=[.F$2]*[.C761]^[.F$3]+[.F$4]*[.C761]^[.F$5]+[.F$6]*[.C76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59626.8581853514" calcext:value-type="float">
            <text:p>59 627</text:p>
          </table:table-cell>
          <table:table-cell/>
          <table:table-cell table:formula="of:=[.F$2]*[.C762]^[.F$3]+[.F$4]*[.C762]^[.F$5]+[.F$6]*[.C76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59626.8581853514" calcext:value-type="float">
            <text:p>59 627</text:p>
          </table:table-cell>
          <table:table-cell/>
          <table:table-cell table:formula="of:=[.F$2]*[.C763]^[.F$3]+[.F$4]*[.C763]^[.F$5]+[.F$6]*[.C76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59626.8581853514" calcext:value-type="float">
            <text:p>59 627</text:p>
          </table:table-cell>
          <table:table-cell/>
          <table:table-cell table:formula="of:=[.F$2]*[.C764]^[.F$3]+[.F$4]*[.C764]^[.F$5]+[.F$6]*[.C76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59626.8581853514" calcext:value-type="float">
            <text:p>59 627</text:p>
          </table:table-cell>
          <table:table-cell/>
          <table:table-cell table:formula="of:=[.F$2]*[.C765]^[.F$3]+[.F$4]*[.C765]^[.F$5]+[.F$6]*[.C76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59626.8581853514" calcext:value-type="float">
            <text:p>59 627</text:p>
          </table:table-cell>
          <table:table-cell/>
          <table:table-cell table:formula="of:=[.F$2]*[.C766]^[.F$3]+[.F$4]*[.C766]^[.F$5]+[.F$6]*[.C76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59626.8581853514" calcext:value-type="float">
            <text:p>59 627</text:p>
          </table:table-cell>
          <table:table-cell/>
          <table:table-cell table:formula="of:=[.F$2]*[.C767]^[.F$3]+[.F$4]*[.C767]^[.F$5]+[.F$6]*[.C76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59626.8581853514" calcext:value-type="float">
            <text:p>59 627</text:p>
          </table:table-cell>
          <table:table-cell/>
          <table:table-cell table:formula="of:=[.F$2]*[.C768]^[.F$3]+[.F$4]*[.C768]^[.F$5]+[.F$6]*[.C76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59626.8581853514" calcext:value-type="float">
            <text:p>59 627</text:p>
          </table:table-cell>
          <table:table-cell/>
          <table:table-cell table:formula="of:=[.F$2]*[.C769]^[.F$3]+[.F$4]*[.C769]^[.F$5]+[.F$6]*[.C76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59626.8581853514" calcext:value-type="float">
            <text:p>59 627</text:p>
          </table:table-cell>
          <table:table-cell/>
          <table:table-cell table:formula="of:=[.F$2]*[.C770]^[.F$3]+[.F$4]*[.C770]^[.F$5]+[.F$6]*[.C77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59626.8581853514" calcext:value-type="float">
            <text:p>59 627</text:p>
          </table:table-cell>
          <table:table-cell/>
          <table:table-cell table:formula="of:=[.F$2]*[.C771]^[.F$3]+[.F$4]*[.C771]^[.F$5]+[.F$6]*[.C77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59626.8581853514" calcext:value-type="float">
            <text:p>59 627</text:p>
          </table:table-cell>
          <table:table-cell/>
          <table:table-cell table:formula="of:=[.F$2]*[.C772]^[.F$3]+[.F$4]*[.C772]^[.F$5]+[.F$6]*[.C77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59626.8581853514" calcext:value-type="float">
            <text:p>59 627</text:p>
          </table:table-cell>
          <table:table-cell/>
          <table:table-cell table:formula="of:=[.F$2]*[.C773]^[.F$3]+[.F$4]*[.C773]^[.F$5]+[.F$6]*[.C77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59626.8581853514" calcext:value-type="float">
            <text:p>59 627</text:p>
          </table:table-cell>
          <table:table-cell/>
          <table:table-cell table:formula="of:=[.F$2]*[.C774]^[.F$3]+[.F$4]*[.C774]^[.F$5]+[.F$6]*[.C77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59626.8581853514" calcext:value-type="float">
            <text:p>59 627</text:p>
          </table:table-cell>
          <table:table-cell/>
          <table:table-cell table:formula="of:=[.F$2]*[.C775]^[.F$3]+[.F$4]*[.C775]^[.F$5]+[.F$6]*[.C77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59626.8581853514" calcext:value-type="float">
            <text:p>59 627</text:p>
          </table:table-cell>
          <table:table-cell/>
          <table:table-cell table:formula="of:=[.F$2]*[.C776]^[.F$3]+[.F$4]*[.C776]^[.F$5]+[.F$6]*[.C77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59626.8581853514" calcext:value-type="float">
            <text:p>59 627</text:p>
          </table:table-cell>
          <table:table-cell/>
          <table:table-cell table:formula="of:=[.F$2]*[.C777]^[.F$3]+[.F$4]*[.C777]^[.F$5]+[.F$6]*[.C77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59626.8581853514" calcext:value-type="float">
            <text:p>59 627</text:p>
          </table:table-cell>
          <table:table-cell/>
          <table:table-cell table:formula="of:=[.F$2]*[.C778]^[.F$3]+[.F$4]*[.C778]^[.F$5]+[.F$6]*[.C77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59626.8581853514" calcext:value-type="float">
            <text:p>59 627</text:p>
          </table:table-cell>
          <table:table-cell/>
          <table:table-cell table:formula="of:=[.F$2]*[.C779]^[.F$3]+[.F$4]*[.C779]^[.F$5]+[.F$6]*[.C77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59626.8581853514" calcext:value-type="float">
            <text:p>59 627</text:p>
          </table:table-cell>
          <table:table-cell/>
          <table:table-cell table:formula="of:=[.F$2]*[.C780]^[.F$3]+[.F$4]*[.C780]^[.F$5]+[.F$6]*[.C78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59626.8581853514" calcext:value-type="float">
            <text:p>59 627</text:p>
          </table:table-cell>
          <table:table-cell/>
          <table:table-cell table:formula="of:=[.F$2]*[.C781]^[.F$3]+[.F$4]*[.C781]^[.F$5]+[.F$6]*[.C78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59626.8581853514" calcext:value-type="float">
            <text:p>59 627</text:p>
          </table:table-cell>
          <table:table-cell/>
          <table:table-cell table:formula="of:=[.F$2]*[.C782]^[.F$3]+[.F$4]*[.C782]^[.F$5]+[.F$6]*[.C78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59626.8581853514" calcext:value-type="float">
            <text:p>59 627</text:p>
          </table:table-cell>
          <table:table-cell/>
          <table:table-cell table:formula="of:=[.F$2]*[.C783]^[.F$3]+[.F$4]*[.C783]^[.F$5]+[.F$6]*[.C78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59626.8581853514" calcext:value-type="float">
            <text:p>59 627</text:p>
          </table:table-cell>
          <table:table-cell/>
          <table:table-cell table:formula="of:=[.F$2]*[.C784]^[.F$3]+[.F$4]*[.C784]^[.F$5]+[.F$6]*[.C78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59626.8581853514" calcext:value-type="float">
            <text:p>59 627</text:p>
          </table:table-cell>
          <table:table-cell/>
          <table:table-cell table:formula="of:=[.F$2]*[.C785]^[.F$3]+[.F$4]*[.C785]^[.F$5]+[.F$6]*[.C78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59626.8581853514" calcext:value-type="float">
            <text:p>59 627</text:p>
          </table:table-cell>
          <table:table-cell/>
          <table:table-cell table:formula="of:=[.F$2]*[.C786]^[.F$3]+[.F$4]*[.C786]^[.F$5]+[.F$6]*[.C78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59626.8581853514" calcext:value-type="float">
            <text:p>59 627</text:p>
          </table:table-cell>
          <table:table-cell/>
          <table:table-cell table:formula="of:=[.F$2]*[.C787]^[.F$3]+[.F$4]*[.C787]^[.F$5]+[.F$6]*[.C78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59626.8581853514" calcext:value-type="float">
            <text:p>59 627</text:p>
          </table:table-cell>
          <table:table-cell/>
          <table:table-cell table:formula="of:=[.F$2]*[.C788]^[.F$3]+[.F$4]*[.C788]^[.F$5]+[.F$6]*[.C78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59626.8581853514" calcext:value-type="float">
            <text:p>59 627</text:p>
          </table:table-cell>
          <table:table-cell/>
          <table:table-cell table:formula="of:=[.F$2]*[.C789]^[.F$3]+[.F$4]*[.C789]^[.F$5]+[.F$6]*[.C78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59626.8581853514" calcext:value-type="float">
            <text:p>59 627</text:p>
          </table:table-cell>
          <table:table-cell/>
          <table:table-cell table:formula="of:=[.F$2]*[.C790]^[.F$3]+[.F$4]*[.C790]^[.F$5]+[.F$6]*[.C79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59626.8581853514" calcext:value-type="float">
            <text:p>59 627</text:p>
          </table:table-cell>
          <table:table-cell/>
          <table:table-cell table:formula="of:=[.F$2]*[.C791]^[.F$3]+[.F$4]*[.C791]^[.F$5]+[.F$6]*[.C79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59626.8581853514" calcext:value-type="float">
            <text:p>59 627</text:p>
          </table:table-cell>
          <table:table-cell/>
          <table:table-cell table:formula="of:=[.F$2]*[.C792]^[.F$3]+[.F$4]*[.C792]^[.F$5]+[.F$6]*[.C79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59626.8581853514" calcext:value-type="float">
            <text:p>59 627</text:p>
          </table:table-cell>
          <table:table-cell/>
          <table:table-cell table:formula="of:=[.F$2]*[.C793]^[.F$3]+[.F$4]*[.C793]^[.F$5]+[.F$6]*[.C79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59626.8581853514" calcext:value-type="float">
            <text:p>59 627</text:p>
          </table:table-cell>
          <table:table-cell/>
          <table:table-cell table:formula="of:=[.F$2]*[.C794]^[.F$3]+[.F$4]*[.C794]^[.F$5]+[.F$6]*[.C79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59626.8581853514" calcext:value-type="float">
            <text:p>59 627</text:p>
          </table:table-cell>
          <table:table-cell/>
          <table:table-cell table:formula="of:=[.F$2]*[.C795]^[.F$3]+[.F$4]*[.C795]^[.F$5]+[.F$6]*[.C79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59626.8581853514" calcext:value-type="float">
            <text:p>59 627</text:p>
          </table:table-cell>
          <table:table-cell/>
          <table:table-cell table:formula="of:=[.F$2]*[.C796]^[.F$3]+[.F$4]*[.C796]^[.F$5]+[.F$6]*[.C79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59626.8581853514" calcext:value-type="float">
            <text:p>59 627</text:p>
          </table:table-cell>
          <table:table-cell/>
          <table:table-cell table:formula="of:=[.F$2]*[.C797]^[.F$3]+[.F$4]*[.C797]^[.F$5]+[.F$6]*[.C79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59626.8581853514" calcext:value-type="float">
            <text:p>59 627</text:p>
          </table:table-cell>
          <table:table-cell/>
          <table:table-cell table:formula="of:=[.F$2]*[.C798]^[.F$3]+[.F$4]*[.C798]^[.F$5]+[.F$6]*[.C79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59626.8581853514" calcext:value-type="float">
            <text:p>59 627</text:p>
          </table:table-cell>
          <table:table-cell/>
          <table:table-cell table:formula="of:=[.F$2]*[.C799]^[.F$3]+[.F$4]*[.C799]^[.F$5]+[.F$6]*[.C79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59626.8581853514" calcext:value-type="float">
            <text:p>59 627</text:p>
          </table:table-cell>
          <table:table-cell/>
          <table:table-cell table:formula="of:=[.F$2]*[.C800]^[.F$3]+[.F$4]*[.C800]^[.F$5]+[.F$6]*[.C80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59626.8581853514" calcext:value-type="float">
            <text:p>59 627</text:p>
          </table:table-cell>
          <table:table-cell/>
          <table:table-cell table:formula="of:=[.F$2]*[.C801]^[.F$3]+[.F$4]*[.C801]^[.F$5]+[.F$6]*[.C80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59626.8581853514" calcext:value-type="float">
            <text:p>59 627</text:p>
          </table:table-cell>
          <table:table-cell/>
          <table:table-cell table:formula="of:=[.F$2]*[.C802]^[.F$3]+[.F$4]*[.C802]^[.F$5]+[.F$6]*[.C80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59626.8581853514" calcext:value-type="float">
            <text:p>59 627</text:p>
          </table:table-cell>
          <table:table-cell/>
          <table:table-cell table:formula="of:=[.F$2]*[.C803]^[.F$3]+[.F$4]*[.C803]^[.F$5]+[.F$6]*[.C80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59626.8581853514" calcext:value-type="float">
            <text:p>59 627</text:p>
          </table:table-cell>
          <table:table-cell/>
          <table:table-cell table:formula="of:=[.F$2]*[.C804]^[.F$3]+[.F$4]*[.C804]^[.F$5]+[.F$6]*[.C80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59626.8581853514" calcext:value-type="float">
            <text:p>59 627</text:p>
          </table:table-cell>
          <table:table-cell/>
          <table:table-cell table:formula="of:=[.F$2]*[.C805]^[.F$3]+[.F$4]*[.C805]^[.F$5]+[.F$6]*[.C80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59626.8581853514" calcext:value-type="float">
            <text:p>59 627</text:p>
          </table:table-cell>
          <table:table-cell/>
          <table:table-cell table:formula="of:=[.F$2]*[.C806]^[.F$3]+[.F$4]*[.C806]^[.F$5]+[.F$6]*[.C80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59626.8581853514" calcext:value-type="float">
            <text:p>59 627</text:p>
          </table:table-cell>
          <table:table-cell/>
          <table:table-cell table:formula="of:=[.F$2]*[.C807]^[.F$3]+[.F$4]*[.C807]^[.F$5]+[.F$6]*[.C80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59626.8581853514" calcext:value-type="float">
            <text:p>59 627</text:p>
          </table:table-cell>
          <table:table-cell/>
          <table:table-cell table:formula="of:=[.F$2]*[.C808]^[.F$3]+[.F$4]*[.C808]^[.F$5]+[.F$6]*[.C80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59626.8581853514" calcext:value-type="float">
            <text:p>59 627</text:p>
          </table:table-cell>
          <table:table-cell/>
          <table:table-cell table:formula="of:=[.F$2]*[.C809]^[.F$3]+[.F$4]*[.C809]^[.F$5]+[.F$6]*[.C80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59626.8581853514" calcext:value-type="float">
            <text:p>59 627</text:p>
          </table:table-cell>
          <table:table-cell/>
          <table:table-cell table:formula="of:=[.F$2]*[.C810]^[.F$3]+[.F$4]*[.C810]^[.F$5]+[.F$6]*[.C81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59626.8581853514" calcext:value-type="float">
            <text:p>59 627</text:p>
          </table:table-cell>
          <table:table-cell/>
          <table:table-cell table:formula="of:=[.F$2]*[.C811]^[.F$3]+[.F$4]*[.C811]^[.F$5]+[.F$6]*[.C81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59626.8581853514" calcext:value-type="float">
            <text:p>59 627</text:p>
          </table:table-cell>
          <table:table-cell/>
          <table:table-cell table:formula="of:=[.F$2]*[.C812]^[.F$3]+[.F$4]*[.C812]^[.F$5]+[.F$6]*[.C81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59626.8581853514" calcext:value-type="float">
            <text:p>59 627</text:p>
          </table:table-cell>
          <table:table-cell/>
          <table:table-cell table:formula="of:=[.F$2]*[.C813]^[.F$3]+[.F$4]*[.C813]^[.F$5]+[.F$6]*[.C81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59626.8581853514" calcext:value-type="float">
            <text:p>59 627</text:p>
          </table:table-cell>
          <table:table-cell/>
          <table:table-cell table:formula="of:=[.F$2]*[.C814]^[.F$3]+[.F$4]*[.C814]^[.F$5]+[.F$6]*[.C81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59626.8581853514" calcext:value-type="float">
            <text:p>59 627</text:p>
          </table:table-cell>
          <table:table-cell/>
          <table:table-cell table:formula="of:=[.F$2]*[.C815]^[.F$3]+[.F$4]*[.C815]^[.F$5]+[.F$6]*[.C81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59626.8581853514" calcext:value-type="float">
            <text:p>59 627</text:p>
          </table:table-cell>
          <table:table-cell/>
          <table:table-cell table:formula="of:=[.F$2]*[.C816]^[.F$3]+[.F$4]*[.C816]^[.F$5]+[.F$6]*[.C81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59626.8581853514" calcext:value-type="float">
            <text:p>59 627</text:p>
          </table:table-cell>
          <table:table-cell/>
          <table:table-cell table:formula="of:=[.F$2]*[.C817]^[.F$3]+[.F$4]*[.C817]^[.F$5]+[.F$6]*[.C81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59626.8581853514" calcext:value-type="float">
            <text:p>59 627</text:p>
          </table:table-cell>
          <table:table-cell/>
          <table:table-cell table:formula="of:=[.F$2]*[.C818]^[.F$3]+[.F$4]*[.C818]^[.F$5]+[.F$6]*[.C81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59626.8581853514" calcext:value-type="float">
            <text:p>59 627</text:p>
          </table:table-cell>
          <table:table-cell/>
          <table:table-cell table:formula="of:=[.F$2]*[.C819]^[.F$3]+[.F$4]*[.C819]^[.F$5]+[.F$6]*[.C81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59626.8581853514" calcext:value-type="float">
            <text:p>59 627</text:p>
          </table:table-cell>
          <table:table-cell/>
          <table:table-cell table:formula="of:=[.F$2]*[.C820]^[.F$3]+[.F$4]*[.C820]^[.F$5]+[.F$6]*[.C82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59626.8581853514" calcext:value-type="float">
            <text:p>59 627</text:p>
          </table:table-cell>
          <table:table-cell/>
          <table:table-cell table:formula="of:=[.F$2]*[.C821]^[.F$3]+[.F$4]*[.C821]^[.F$5]+[.F$6]*[.C82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59626.8581853514" calcext:value-type="float">
            <text:p>59 627</text:p>
          </table:table-cell>
          <table:table-cell/>
          <table:table-cell table:formula="of:=[.F$2]*[.C822]^[.F$3]+[.F$4]*[.C822]^[.F$5]+[.F$6]*[.C82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59626.8581853514" calcext:value-type="float">
            <text:p>59 627</text:p>
          </table:table-cell>
          <table:table-cell/>
          <table:table-cell table:formula="of:=[.F$2]*[.C823]^[.F$3]+[.F$4]*[.C823]^[.F$5]+[.F$6]*[.C82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59626.8581853514" calcext:value-type="float">
            <text:p>59 627</text:p>
          </table:table-cell>
          <table:table-cell/>
          <table:table-cell table:formula="of:=[.F$2]*[.C824]^[.F$3]+[.F$4]*[.C824]^[.F$5]+[.F$6]*[.C82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59626.8581853514" calcext:value-type="float">
            <text:p>59 627</text:p>
          </table:table-cell>
          <table:table-cell/>
          <table:table-cell table:formula="of:=[.F$2]*[.C825]^[.F$3]+[.F$4]*[.C825]^[.F$5]+[.F$6]*[.C82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59626.8581853514" calcext:value-type="float">
            <text:p>59 627</text:p>
          </table:table-cell>
          <table:table-cell/>
          <table:table-cell table:formula="of:=[.F$2]*[.C826]^[.F$3]+[.F$4]*[.C826]^[.F$5]+[.F$6]*[.C82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59626.8581853514" calcext:value-type="float">
            <text:p>59 627</text:p>
          </table:table-cell>
          <table:table-cell/>
          <table:table-cell table:formula="of:=[.F$2]*[.C827]^[.F$3]+[.F$4]*[.C827]^[.F$5]+[.F$6]*[.C82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59626.8581853514" calcext:value-type="float">
            <text:p>59 627</text:p>
          </table:table-cell>
          <table:table-cell/>
          <table:table-cell table:formula="of:=[.F$2]*[.C828]^[.F$3]+[.F$4]*[.C828]^[.F$5]+[.F$6]*[.C82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59626.8581853514" calcext:value-type="float">
            <text:p>59 627</text:p>
          </table:table-cell>
          <table:table-cell/>
          <table:table-cell table:formula="of:=[.F$2]*[.C829]^[.F$3]+[.F$4]*[.C829]^[.F$5]+[.F$6]*[.C82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59626.8581853514" calcext:value-type="float">
            <text:p>59 627</text:p>
          </table:table-cell>
          <table:table-cell/>
          <table:table-cell table:formula="of:=[.F$2]*[.C830]^[.F$3]+[.F$4]*[.C830]^[.F$5]+[.F$6]*[.C83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59626.8581853514" calcext:value-type="float">
            <text:p>59 627</text:p>
          </table:table-cell>
          <table:table-cell/>
          <table:table-cell table:formula="of:=[.F$2]*[.C831]^[.F$3]+[.F$4]*[.C831]^[.F$5]+[.F$6]*[.C83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59626.8581853514" calcext:value-type="float">
            <text:p>59 627</text:p>
          </table:table-cell>
          <table:table-cell/>
          <table:table-cell table:formula="of:=[.F$2]*[.C832]^[.F$3]+[.F$4]*[.C832]^[.F$5]+[.F$6]*[.C83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59626.8581853514" calcext:value-type="float">
            <text:p>59 627</text:p>
          </table:table-cell>
          <table:table-cell/>
          <table:table-cell table:formula="of:=[.F$2]*[.C833]^[.F$3]+[.F$4]*[.C833]^[.F$5]+[.F$6]*[.C83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59626.8581853514" calcext:value-type="float">
            <text:p>59 627</text:p>
          </table:table-cell>
          <table:table-cell/>
          <table:table-cell table:formula="of:=[.F$2]*[.C834]^[.F$3]+[.F$4]*[.C834]^[.F$5]+[.F$6]*[.C83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59626.8581853514" calcext:value-type="float">
            <text:p>59 627</text:p>
          </table:table-cell>
          <table:table-cell/>
          <table:table-cell table:formula="of:=[.F$2]*[.C835]^[.F$3]+[.F$4]*[.C835]^[.F$5]+[.F$6]*[.C83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59626.8581853514" calcext:value-type="float">
            <text:p>59 627</text:p>
          </table:table-cell>
          <table:table-cell/>
          <table:table-cell table:formula="of:=[.F$2]*[.C836]^[.F$3]+[.F$4]*[.C836]^[.F$5]+[.F$6]*[.C83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59626.8581853514" calcext:value-type="float">
            <text:p>59 627</text:p>
          </table:table-cell>
          <table:table-cell/>
          <table:table-cell table:formula="of:=[.F$2]*[.C837]^[.F$3]+[.F$4]*[.C837]^[.F$5]+[.F$6]*[.C83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59626.8581853514" calcext:value-type="float">
            <text:p>59 627</text:p>
          </table:table-cell>
          <table:table-cell/>
          <table:table-cell table:formula="of:=[.F$2]*[.C838]^[.F$3]+[.F$4]*[.C838]^[.F$5]+[.F$6]*[.C83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59626.8581853514" calcext:value-type="float">
            <text:p>59 627</text:p>
          </table:table-cell>
          <table:table-cell/>
          <table:table-cell table:formula="of:=[.F$2]*[.C839]^[.F$3]+[.F$4]*[.C839]^[.F$5]+[.F$6]*[.C83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59626.8581853514" calcext:value-type="float">
            <text:p>59 627</text:p>
          </table:table-cell>
          <table:table-cell/>
          <table:table-cell table:formula="of:=[.F$2]*[.C840]^[.F$3]+[.F$4]*[.C840]^[.F$5]+[.F$6]*[.C84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59626.8581853514" calcext:value-type="float">
            <text:p>59 627</text:p>
          </table:table-cell>
          <table:table-cell/>
          <table:table-cell table:formula="of:=[.F$2]*[.C841]^[.F$3]+[.F$4]*[.C841]^[.F$5]+[.F$6]*[.C84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59626.8581853514" calcext:value-type="float">
            <text:p>59 627</text:p>
          </table:table-cell>
          <table:table-cell/>
          <table:table-cell table:formula="of:=[.F$2]*[.C842]^[.F$3]+[.F$4]*[.C842]^[.F$5]+[.F$6]*[.C84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59626.8581853514" calcext:value-type="float">
            <text:p>59 627</text:p>
          </table:table-cell>
          <table:table-cell/>
          <table:table-cell table:formula="of:=[.F$2]*[.C843]^[.F$3]+[.F$4]*[.C843]^[.F$5]+[.F$6]*[.C84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59626.8581853514" calcext:value-type="float">
            <text:p>59 627</text:p>
          </table:table-cell>
          <table:table-cell/>
          <table:table-cell table:formula="of:=[.F$2]*[.C844]^[.F$3]+[.F$4]*[.C844]^[.F$5]+[.F$6]*[.C84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59626.8581853514" calcext:value-type="float">
            <text:p>59 627</text:p>
          </table:table-cell>
          <table:table-cell/>
          <table:table-cell table:formula="of:=[.F$2]*[.C845]^[.F$3]+[.F$4]*[.C845]^[.F$5]+[.F$6]*[.C84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59626.8581853514" calcext:value-type="float">
            <text:p>59 627</text:p>
          </table:table-cell>
          <table:table-cell/>
          <table:table-cell table:formula="of:=[.F$2]*[.C846]^[.F$3]+[.F$4]*[.C846]^[.F$5]+[.F$6]*[.C84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59626.8581853514" calcext:value-type="float">
            <text:p>59 627</text:p>
          </table:table-cell>
          <table:table-cell/>
          <table:table-cell table:formula="of:=[.F$2]*[.C847]^[.F$3]+[.F$4]*[.C847]^[.F$5]+[.F$6]*[.C84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59626.8581853514" calcext:value-type="float">
            <text:p>59 627</text:p>
          </table:table-cell>
          <table:table-cell/>
          <table:table-cell table:formula="of:=[.F$2]*[.C848]^[.F$3]+[.F$4]*[.C848]^[.F$5]+[.F$6]*[.C84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59626.8581853514" calcext:value-type="float">
            <text:p>59 627</text:p>
          </table:table-cell>
          <table:table-cell/>
          <table:table-cell table:formula="of:=[.F$2]*[.C849]^[.F$3]+[.F$4]*[.C849]^[.F$5]+[.F$6]*[.C84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59626.8581853514" calcext:value-type="float">
            <text:p>59 627</text:p>
          </table:table-cell>
          <table:table-cell/>
          <table:table-cell table:formula="of:=[.F$2]*[.C850]^[.F$3]+[.F$4]*[.C850]^[.F$5]+[.F$6]*[.C85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59626.8581853514" calcext:value-type="float">
            <text:p>59 627</text:p>
          </table:table-cell>
          <table:table-cell/>
          <table:table-cell table:formula="of:=[.F$2]*[.C851]^[.F$3]+[.F$4]*[.C851]^[.F$5]+[.F$6]*[.C85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59626.8581853514" calcext:value-type="float">
            <text:p>59 627</text:p>
          </table:table-cell>
          <table:table-cell/>
          <table:table-cell table:formula="of:=[.F$2]*[.C852]^[.F$3]+[.F$4]*[.C852]^[.F$5]+[.F$6]*[.C85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59626.8581853514" calcext:value-type="float">
            <text:p>59 627</text:p>
          </table:table-cell>
          <table:table-cell/>
          <table:table-cell table:formula="of:=[.F$2]*[.C853]^[.F$3]+[.F$4]*[.C853]^[.F$5]+[.F$6]*[.C85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59626.8581853514" calcext:value-type="float">
            <text:p>59 627</text:p>
          </table:table-cell>
          <table:table-cell/>
          <table:table-cell table:formula="of:=[.F$2]*[.C854]^[.F$3]+[.F$4]*[.C854]^[.F$5]+[.F$6]*[.C85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59626.8581853514" calcext:value-type="float">
            <text:p>59 627</text:p>
          </table:table-cell>
          <table:table-cell/>
          <table:table-cell table:formula="of:=[.F$2]*[.C855]^[.F$3]+[.F$4]*[.C855]^[.F$5]+[.F$6]*[.C85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59626.8581853514" calcext:value-type="float">
            <text:p>59 627</text:p>
          </table:table-cell>
          <table:table-cell/>
          <table:table-cell table:formula="of:=[.F$2]*[.C856]^[.F$3]+[.F$4]*[.C856]^[.F$5]+[.F$6]*[.C85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59626.8581853514" calcext:value-type="float">
            <text:p>59 627</text:p>
          </table:table-cell>
          <table:table-cell/>
          <table:table-cell table:formula="of:=[.F$2]*[.C857]^[.F$3]+[.F$4]*[.C857]^[.F$5]+[.F$6]*[.C85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59626.8581853514" calcext:value-type="float">
            <text:p>59 627</text:p>
          </table:table-cell>
          <table:table-cell/>
          <table:table-cell table:formula="of:=[.F$2]*[.C858]^[.F$3]+[.F$4]*[.C858]^[.F$5]+[.F$6]*[.C85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59626.8581853514" calcext:value-type="float">
            <text:p>59 627</text:p>
          </table:table-cell>
          <table:table-cell/>
          <table:table-cell table:formula="of:=[.F$2]*[.C859]^[.F$3]+[.F$4]*[.C859]^[.F$5]+[.F$6]*[.C85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59626.8581853514" calcext:value-type="float">
            <text:p>59 627</text:p>
          </table:table-cell>
          <table:table-cell/>
          <table:table-cell table:formula="of:=[.F$2]*[.C860]^[.F$3]+[.F$4]*[.C860]^[.F$5]+[.F$6]*[.C86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59626.8581853514" calcext:value-type="float">
            <text:p>59 627</text:p>
          </table:table-cell>
          <table:table-cell/>
          <table:table-cell table:formula="of:=[.F$2]*[.C861]^[.F$3]+[.F$4]*[.C861]^[.F$5]+[.F$6]*[.C86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59626.8581853514" calcext:value-type="float">
            <text:p>59 627</text:p>
          </table:table-cell>
          <table:table-cell/>
          <table:table-cell table:formula="of:=[.F$2]*[.C862]^[.F$3]+[.F$4]*[.C862]^[.F$5]+[.F$6]*[.C86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59626.8581853514" calcext:value-type="float">
            <text:p>59 627</text:p>
          </table:table-cell>
          <table:table-cell/>
          <table:table-cell table:formula="of:=[.F$2]*[.C863]^[.F$3]+[.F$4]*[.C863]^[.F$5]+[.F$6]*[.C86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59626.8581853514" calcext:value-type="float">
            <text:p>59 627</text:p>
          </table:table-cell>
          <table:table-cell/>
          <table:table-cell table:formula="of:=[.F$2]*[.C864]^[.F$3]+[.F$4]*[.C864]^[.F$5]+[.F$6]*[.C86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59626.8581853514" calcext:value-type="float">
            <text:p>59 627</text:p>
          </table:table-cell>
          <table:table-cell/>
          <table:table-cell table:formula="of:=[.F$2]*[.C865]^[.F$3]+[.F$4]*[.C865]^[.F$5]+[.F$6]*[.C86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59626.8581853514" calcext:value-type="float">
            <text:p>59 627</text:p>
          </table:table-cell>
          <table:table-cell/>
          <table:table-cell table:formula="of:=[.F$2]*[.C866]^[.F$3]+[.F$4]*[.C866]^[.F$5]+[.F$6]*[.C86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59626.8581853514" calcext:value-type="float">
            <text:p>59 627</text:p>
          </table:table-cell>
          <table:table-cell/>
          <table:table-cell table:formula="of:=[.F$2]*[.C867]^[.F$3]+[.F$4]*[.C867]^[.F$5]+[.F$6]*[.C867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59626.8581853514" calcext:value-type="float">
            <text:p>59 627</text:p>
          </table:table-cell>
          <table:table-cell/>
          <table:table-cell table:formula="of:=[.F$2]*[.C868]^[.F$3]+[.F$4]*[.C868]^[.F$5]+[.F$6]*[.C868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59626.8581853514" calcext:value-type="float">
            <text:p>59 627</text:p>
          </table:table-cell>
          <table:table-cell/>
          <table:table-cell table:formula="of:=[.F$2]*[.C869]^[.F$3]+[.F$4]*[.C869]^[.F$5]+[.F$6]*[.C869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59626.8581853514" calcext:value-type="float">
            <text:p>59 627</text:p>
          </table:table-cell>
          <table:table-cell/>
          <table:table-cell table:formula="of:=[.F$2]*[.C870]^[.F$3]+[.F$4]*[.C870]^[.F$5]+[.F$6]*[.C870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59626.8581853514" calcext:value-type="float">
            <text:p>59 627</text:p>
          </table:table-cell>
          <table:table-cell/>
          <table:table-cell table:formula="of:=[.F$2]*[.C871]^[.F$3]+[.F$4]*[.C871]^[.F$5]+[.F$6]*[.C871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59626.8581853514" calcext:value-type="float">
            <text:p>59 627</text:p>
          </table:table-cell>
          <table:table-cell/>
          <table:table-cell table:formula="of:=[.F$2]*[.C872]^[.F$3]+[.F$4]*[.C872]^[.F$5]+[.F$6]*[.C872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59626.8581853514" calcext:value-type="float">
            <text:p>59 627</text:p>
          </table:table-cell>
          <table:table-cell/>
          <table:table-cell table:formula="of:=[.F$2]*[.C873]^[.F$3]+[.F$4]*[.C873]^[.F$5]+[.F$6]*[.C873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59626.8581853514" calcext:value-type="float">
            <text:p>59 627</text:p>
          </table:table-cell>
          <table:table-cell/>
          <table:table-cell table:formula="of:=[.F$2]*[.C874]^[.F$3]+[.F$4]*[.C874]^[.F$5]+[.F$6]*[.C874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59626.8581853514" calcext:value-type="float">
            <text:p>59 627</text:p>
          </table:table-cell>
          <table:table-cell/>
          <table:table-cell table:formula="of:=[.F$2]*[.C875]^[.F$3]+[.F$4]*[.C875]^[.F$5]+[.F$6]*[.C875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59626.8581853514" calcext:value-type="float">
            <text:p>59 627</text:p>
          </table:table-cell>
          <table:table-cell/>
          <table:table-cell table:formula="of:=[.F$2]*[.C876]^[.F$3]+[.F$4]*[.C876]^[.F$5]+[.F$6]*[.C876]^[.F$7]+[.F$8]" office:value-type="float" office:value="59626.8581853514" calcext:value-type="float">
            <text:p>59 627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59626.8581853514" calcext:value-type="float">
            <text:p>59 627</text:p>
          </table:table-cell>
          <table:table-cell/>
          <table:table-cell table:formula="of:=[.F$2]*[.C877]^[.F$3]+[.F$4]*[.C877]^[.F$5]+[.F$6]*[.C877]^[.F$7]+[.F$8]" office:value-type="float" office:value="59626.8581853514" calcext:value-type="float">
            <text:p>59 62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4T22:19:51.440059243</dc:date>
    <meta:editing-duration>P3DT10H47M8S</meta:editing-duration>
    <meta:editing-cycles>50</meta:editing-cycles>
    <meta:generator>LibreOffice/5.1.6.2$Linux_X86_64 LibreOffice_project/10m0$Build-2</meta:generator>
    <meta:document-statistic meta:table-count="1" meta:cell-count="26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312cm" svg:y="0.751cm" svg:width="19.237cm" svg:height="7.271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4">
                <text:p>4517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9070">
                <text:p>4907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50556.1949680653">
                <text:p>50556.1949680653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51853.0417608868">
                <text:p>51853.0417608868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52979.0472958613">
                <text:p>52979.0472958613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3952.5910650878">
                <text:p>53952.5910650878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4791.2988418879">
                <text:p>54791.298841887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5511.6471637883">
                <text:p>55511.6471637883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6128.7428872662">
                <text:p>56128.742887266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6656.2301378088">
                <text:p>56656.230137808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57106.2859903942">
                <text:p>57106.2859903942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57489.6748107214">
                <text:p>57489.6748107214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57815.8386908376">
                <text:p>57815.8386908376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58093.007595687">
                <text:p>58093.007595687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58328.3177221293">
                <text:p>58328.317722129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58527.9303048355">
                <text:p>58527.9303048355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58697.145875326">
                <text:p>58697.145875326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58840.5109846111">
                <text:p>58840.5109846111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58961.9158105874">
                <text:p>58961.9158105874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59064.6820351842">
                <text:p>59064.682035184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59151.6410113403">
                <text:p>59151.6410113403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59225.2026382691">
                <text:p>59225.2026382691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59287.4155950592">
                <text:p>59287.4155950592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59340.0196994885">
                <text:p>59340.0196994885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59384.4911989736">
                <text:p>59384.4911989736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59422.0817910833">
                <text:p>59422.0817910833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59453.8521312171">
                <text:p>59453.8521312171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59480.7005281645">
                <text:p>59480.7005281645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59503.3874632903">
                <text:p>59503.3874632903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59522.5565019467">
                <text:p>59522.5565019467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59538.7521001132">
                <text:p>59538.7521001132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59552.4347474582">
                <text:p>59552.4347474582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59563.9938311839">
                <text:p>59563.9938311839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59573.7585537033">
                <text:p>59573.7585537033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59582.0071914654">
                <text:p>59582.0071914654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59588.9749419107">
                <text:p>59588.9749419107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59594.8605702421">
                <text:p>59594.8605702421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59599.8320370085">
                <text:p>59599.8320370085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59604.0312609466">
                <text:p>59604.0312609466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59607.5781486541">
                <text:p>59607.5781486541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59610.5740030228">
                <text:p>59610.5740030228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59613.1044055447">
                <text:p>59613.1044055447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59615.2416532301">
                <text:p>59615.2416532301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59617.0468186249">
                <text:p>59617.0468186249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59618.5714909787">
                <text:p>59618.5714909787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59619.8592477449">
                <text:p>59619.8592477449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59620.9468980547">
                <text:p>59620.9468980547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59621.8655334144">
                <text:p>59621.8655334144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59622.6414154492">
                <text:p>59622.6414154492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59623.2967259225">
                <text:p>59623.2967259225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59623.8502003651">
                <text:p>59623.850200365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59624.3176633541">
                <text:p>59624.3176633541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59624.7124806901">
                <text:p>59624.7124806901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59625.045941364">
                <text:p>59625.045941364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59625.3275802057">
                <text:p>59625.3275802057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59625.5654504219">
                <text:p>59625.5654504219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59625.7663538004">
                <text:p>59625.7663538004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59625.9360351546">
                <text:p>59625.9360351546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59626.0793465606">
                <text:p>59626.0793465606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59626.2003860784">
                <text:p>59626.2003860784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59626.3026149193">
                <text:p>59626.3026149193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59626.3889564096">
                <text:p>59626.3889564096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59626.4618795762">
                <text:p>59626.4618795762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59626.5234697447">
                <text:p>59626.5234697447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59626.575488167">
                <text:p>59626.575488167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59626.6194223833">
                <text:p>59626.6194223833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59626.6565287583">
                <text:p>59626.6565287583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59626.6878684066">
                <text:p>59626.6878684066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59626.7143375365">
                <text:p>59626.7143375365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9626.7366930768">
                <text:p>59626.7366930768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59626.7555743226">
                <text:p>59626.7555743226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59626.7715212161">
                <text:p>59626.7715212161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59626.784989787">
                <text:p>59626.784989787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59626.7963651934">
                <text:p>59626.7963651934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59626.8059727358">
                <text:p>59626.8059727358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59626.8140871595">
                <text:p>59626.8140871595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59626.8209405116">
                <text:p>59626.8209405116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59626.8267287765">
                <text:p>59626.826728776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9626.8316174805">
                <text:p>59626.8316174805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59626.8357464253">
                <text:p>59626.8357464253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59626.839233686">
                <text:p>59626.839233686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59626.8421789873">
                <text:p>59626.8421789873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59626.8446665559">
                <text:p>59626.8446665559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9626.8467675284">
                <text:p>59626.8467675284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59626.8485419863">
                <text:p>59626.8485419863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59626.8500406735">
                <text:p>59626.8500406735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59626.8513064479">
                <text:p>59626.8513064479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59626.8523755068">
                <text:p>59626.8523755068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59626.8532784219">
                <text:p>59626.8532784219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59626.8540410139">
                <text:p>59626.8540410139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59626.8546850905">
                <text:p>59626.8546850905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59626.8552290704">
                <text:p>59626.8552290704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59626.8556885097">
                <text:p>59626.8556885097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59626.8560765469">
                <text:p>59626.8560765469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59626.8564042788">
                <text:p>59626.8564042788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59626.8566810776">
                <text:p>59626.8566810776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59626.8569148586">
                <text:p>59626.8569148586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59626.8571123075">
                <text:p>59626.8571123075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59626.8572790706">
                <text:p>59626.8572790706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59626.8574199168">
                <text:p>59626.8574199168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59626.857538874">
                <text:p>59626.857538874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59626.8576393438">
                <text:p>59626.8576393438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59626.8577241996">
                <text:p>59626.8577241996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59626.8577958678">
                <text:p>59626.8577958678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59626.8578563979">
                <text:p>59626.8578563979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59626.857907521">
                <text:p>59626.857907521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59626.857950699">
                <text:p>59626.857950699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59626.8579871666">
                <text:p>59626.8579871666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59626.8580179668">
                <text:p>59626.8580179668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59626.8580439802">
                <text:p>59626.8580439802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59626.8580659509">
                <text:p>59626.8580659509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59626.8580845071">
                <text:p>59626.8580845071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59626.8581001794">
                <text:p>59626.8581001794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59626.8581134161">
                <text:p>59626.8581134161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59626.8581245957">
                <text:p>59626.8581245957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59626.8581340378">
                <text:p>59626.8581340378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59626.8581420126">
                <text:p>59626.8581420126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59626.8581487479">
                <text:p>59626.8581487479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59626.8581544365">
                <text:p>59626.8581544365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59626.8581592411">
                <text:p>59626.8581592411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59626.8581632989">
                <text:p>59626.8581632989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59626.8581667261">
                <text:p>59626.8581667261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59626.8581696207">
                <text:p>59626.8581696207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59626.8581720655">
                <text:p>59626.8581720655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59626.8581741303">
                <text:p>59626.8581741303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59626.8581758742">
                <text:p>59626.8581758742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59626.8581773471">
                <text:p>59626.8581773471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59626.858178591">
                <text:p>59626.858178591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59626.8581796417">
                <text:p>59626.8581796417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59626.858180529">
                <text:p>59626.858180529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59626.8581812785">
                <text:p>59626.8581812785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59626.8581819115">
                <text:p>59626.8581819115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59626.8581824461">
                <text:p>59626.8581824461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59626.8581828976">
                <text:p>59626.8581828976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59626.858183279">
                <text:p>59626.858183279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59626.8581836011">
                <text:p>59626.8581836011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59626.8581838731">
                <text:p>59626.8581838731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59626.8581841029">
                <text:p>59626.8581841029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59626.8581842969">
                <text:p>59626.8581842969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59626.8581844608">
                <text:p>59626.8581844608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59626.8581845992">
                <text:p>59626.8581845992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59626.8581847161">
                <text:p>59626.8581847161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59626.8581848149">
                <text:p>59626.8581848149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59626.8581848983">
                <text:p>59626.8581848983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59626.8581849687">
                <text:p>59626.8581849687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59626.8581850282">
                <text:p>59626.858185028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59626.8581850785">
                <text:p>59626.8581850785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59626.8581851209">
                <text:p>59626.8581851209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59626.8581851567">
                <text:p>59626.8581851567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59626.858185187">
                <text:p>59626.858185187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59626.8581852126">
                <text:p>59626.8581852126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59626.8581852342">
                <text:p>59626.8581852342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59626.8581852524">
                <text:p>59626.8581852524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59626.8581852678">
                <text:p>59626.8581852678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59626.8581852808">
                <text:p>59626.8581852808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59626.8581852918">
                <text:p>59626.8581852918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59626.8581853011">
                <text:p>59626.8581853011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59626.8581853089">
                <text:p>59626.8581853089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59626.8581853155">
                <text:p>59626.8581853155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59626.8581853211">
                <text:p>59626.8581853211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59626.8581853258">
                <text:p>59626.8581853258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59626.8581853298">
                <text:p>59626.8581853298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59626.8581853332">
                <text:p>59626.8581853332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59626.858185336">
                <text:p>59626.858185336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59626.8581853384">
                <text:p>59626.8581853384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59626.8581853404">
                <text:p>59626.8581853404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59626.8581853422">
                <text:p>59626.8581853422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59626.8581853436">
                <text:p>59626.8581853436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59626.8581853448">
                <text:p>59626.8581853448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59626.8581853459">
                <text:p>59626.8581853459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9626.8581853467">
                <text:p>59626.858185346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59626.8581853475">
                <text:p>59626.8581853475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59626.8581853481">
                <text:p>59626.8581853481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59626.8581853486">
                <text:p>59626.8581853486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59626.8581853491">
                <text:p>59626.8581853491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59626.8581853495">
                <text:p>59626.8581853495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59626.8581853498">
                <text:p>59626.8581853498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59626.8581853501">
                <text:p>59626.858185350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59626.8581853503">
                <text:p>59626.8581853503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59626.8581853505">
                <text:p>59626.8581853505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59626.8581853506">
                <text:p>59626.8581853506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59626.8581853508">
                <text:p>59626.8581853508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59626.8581853509">
                <text:p>59626.8581853509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59626.858185351">
                <text:p>59626.858185351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59626.8581853511">
                <text:p>59626.8581853511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59626.8581853511">
                <text:p>59626.8581853511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59626.8581853512">
                <text:p>59626.8581853512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59626.8581853512">
                <text:p>59626.8581853512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59626.8581853513">
                <text:p>59626.8581853513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59626.8581853513">
                <text:p>59626.858185351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59626.8581853513">
                <text:p>59626.85818535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59626.8581853513">
                <text:p>59626.8581853513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59626.8581853514">
                <text:p>59626.858185351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59626.8581853514">
                <text:p>59626.8581853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5 Sheet9.E13:Sheet9.E50" chart:data-source-has-labels="both" svg:x="1.445cm" svg:y="1.383cm" svg:width="17.597cm" svg:height="9.118cm">
          <chartooo:coordinate-region svg:x="2.728cm" svg:y="1.582cm" svg:width="16.314cm" svg:height="6.975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5" loext:label-string="real" chart:class="chart:bar">
            <chart:data-point chart:repeated="23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5</svg:desc>
                </draw:g>
              </table:table-cell>
              <table:table-cell office:value-type="float" office:value="346.154245940132">
                <text:p>346.154245940132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436.653235259815">
                <text:p>436.653235259815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37.04901574654">
                <text:p>937.04901574654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315.4013999501">
                <text:p>1315.4013999501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1978.72047984027">
                <text:p>1978.72047984027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871.50028397654">
                <text:p>2871.50028397654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892.79575705292">
                <text:p>3892.79575705292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171.89817756406">
                <text:p>6171.89817756406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7979.88515473792">
                <text:p>7979.88515473792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069.862305898">
                <text:p>10069.862305898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391.7669318604">
                <text:p>12391.7669318604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780.3496847123">
                <text:p>14780.3496847123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621.0995779198">
                <text:p>17621.0995779198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624.8377042869">
                <text:p>20624.8377042869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963.4582924008">
                <text:p>23963.4582924008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894.7493894334">
                <text:p>27894.7493894334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526.337679046">
                <text:p>31526.337679046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587.8693553369">
                <text:p>34587.8693553369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  <table:table-cell office:value-type="float" office:value="37781.6804428649">
                <text:p>37781.6804428649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  <table:table-cell office:value-type="float" office:value="39918.9854679379">
                <text:p>39918.9854679379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  <table:table-cell office:value-type="float" office:value="42922.3550237882">
                <text:p>42922.3550237882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4">
                <text:p>45174</text:p>
              </table:table-cell>
              <table:table-cell office:value-type="float" office:value="45278.9556774177">
                <text:p>45278.955677417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9070">
                <text:p>49070</text:p>
              </table:table-cell>
              <table:table-cell office:value-type="float" office:value="47122.2302447701">
                <text:p>47122.2302447701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50556.1949680653">
                <text:p>50556.1949680653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51853.0417608868">
                <text:p>51853.0417608868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52979.0472958613">
                <text:p>52979.0472958613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3952.5910650878">
                <text:p>53952.5910650878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4791.2988418879">
                <text:p>54791.298841887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5511.6471637883">
                <text:p>55511.6471637883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6128.7428872662">
                <text:p>56128.742887266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6656.2301378088">
                <text:p>56656.230137808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57106.2859903942">
                <text:p>57106.2859903942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57489.6748107214">
                <text:p>57489.6748107214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57815.8386908376">
                <text:p>57815.8386908376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58093.007595687">
                <text:p>58093.007595687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58328.3177221293">
                <text:p>58328.317722129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58527.9303048355">
                <text:p>58527.9303048355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58697.145875326">
                <text:p>58697.145875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